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eta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81.04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80.25pt"/>
    </style:style>
    <style:style style:name="co8" style:family="table-column">
      <style:table-column-properties fo:break-before="auto" style:column-width="91.05pt"/>
    </style:style>
    <style:style style:name="co9" style:family="table-column">
      <style:table-column-properties fo:break-before="auto" style:column-width="82.6pt"/>
    </style:style>
    <style:style style:name="co10" style:family="table-column">
      <style:table-column-properties fo:break-before="auto" style:column-width="86.46pt"/>
    </style:style>
    <style:style style:name="co11" style:family="table-column">
      <style:table-column-properties fo:break-before="auto" style:column-width="81.81pt"/>
    </style:style>
    <style:style style:name="co12" style:family="table-column">
      <style:table-column-properties fo:break-before="auto" style:column-width="84.1pt"/>
    </style:style>
    <style:style style:name="co13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orean" table:style-name="ta1">
        <table:shapes>
          <draw:frame draw:z-index="0" draw:style-name="gr1" draw:text-style-name="P1" svg:width="453.26pt" svg:height="255.23pt" svg:x="878.46pt" svg:y="539.86pt">
            <loext:p draw:notify-on-update-of-ranges="Korean.O10:Korean.O39 Korean.P10:Korean.P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poch_size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csls_knn_10 @5</text:p>
          </table:table-cell>
          <table:table-cell office:value-type="string" calcext:value-type="string">
            <text:p>Mean cos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46576" calcext:value-type="float">
            <text:p>0.46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r_decay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68259" calcext:value-type="float">
            <text:p>0.068259</text:p>
          </table:table-cell>
          <table:table-cell office:value-type="float" office:value="0.48177" calcext:value-type="float">
            <text:p>0.48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r_shrink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828" calcext:value-type="float">
            <text:p>0.48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8078" calcext:value-type="float">
            <text:p>0.4807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6519" calcext:value-type="float">
            <text:p>0.136519</text:p>
          </table:table-cell>
          <table:table-cell office:value-type="float" office:value="0.48118" calcext:value-type="float">
            <text:p>0.48118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955631" calcext:value-type="float">
            <text:p>0.955631</text:p>
          </table:table-cell>
          <table:table-cell office:value-type="float" office:value="3.003413" calcext:value-type="float">
            <text:p>3.003413</text:p>
          </table:table-cell>
          <table:table-cell office:value-type="float" office:value="0.45319" calcext:value-type="float">
            <text:p>0.4531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641638" calcext:value-type="float">
            <text:p>4.641638</text:p>
          </table:table-cell>
          <table:table-cell office:value-type="float" office:value="12.21843" calcext:value-type="float">
            <text:p>12.21843</text:p>
          </table:table-cell>
          <table:table-cell office:value-type="float" office:value="0.44817" calcext:value-type="float">
            <text:p>0.44817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.006826" calcext:value-type="float">
            <text:p>6.006826</text:p>
          </table:table-cell>
          <table:table-cell office:value-type="float" office:value="14.539249" calcext:value-type="float">
            <text:p>14.539249</text:p>
          </table:table-cell>
          <table:table-cell office:value-type="float" office:value="0.44486" calcext:value-type="float">
            <text:p>0.4448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.392491" calcext:value-type="float">
            <text:p>5.392491</text:p>
          </table:table-cell>
          <table:table-cell office:value-type="float" office:value="14.675768" calcext:value-type="float">
            <text:p>14.675768</text:p>
          </table:table-cell>
          <table:table-cell office:value-type="float" office:value="0.43961" calcext:value-type="float">
            <text:p>0.4396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48513" calcext:value-type="float">
            <text:p>0.4851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.255973" calcext:value-type="float">
            <text:p>5.255973</text:p>
          </table:table-cell>
          <table:table-cell office:value-type="float" office:value="13.788396" calcext:value-type="float">
            <text:p>13.788396</text:p>
          </table:table-cell>
          <table:table-cell office:value-type="float" office:value="0.44467" calcext:value-type="float">
            <text:p>0.44467</text:p>
          </table:table-cell>
          <table:table-cell table:number-columns-repeated="7"/>
          <table:table-cell office:value-type="float" office:value="0.068259" calcext:value-type="float">
            <text:p>0.068259</text:p>
          </table:table-cell>
          <table:table-cell office:value-type="float" office:value="0.48641" calcext:value-type="float">
            <text:p>0.4864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.846416" calcext:value-type="float">
            <text:p>4.846416</text:p>
          </table:table-cell>
          <table:table-cell office:value-type="float" office:value="13.720137" calcext:value-type="float">
            <text:p>13.720137</text:p>
          </table:table-cell>
          <table:table-cell office:value-type="float" office:value="0.44499" calcext:value-type="float">
            <text:p>0.44499</text:p>
          </table:table-cell>
          <table:table-cell table:number-columns-repeated="7"/>
          <table:table-cell office:value-type="float" office:value="6.143345" calcext:value-type="float">
            <text:p>6.143345</text:p>
          </table:table-cell>
          <table:table-cell office:value-type="float" office:value="0.52814" calcext:value-type="float">
            <text:p>0.52814</text:p>
          </table:table-cell>
        </table:table-row>
        <table:table-row table:style-name="ro1">
          <table:table-cell table:number-columns-repeated="14"/>
          <table:table-cell office:value-type="float" office:value="6.757679" calcext:value-type="float">
            <text:p>6.757679</text:p>
          </table:table-cell>
          <table:table-cell office:value-type="float" office:value="0.53149" calcext:value-type="float">
            <text:p>0.53149</text:p>
          </table:table-cell>
        </table:table-row>
        <table:table-row table:style-name="ro1">
          <table:table-cell office:value-type="string" calcext:value-type="string">
            <text:p>epoch_size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csls_knn_10 @5</text:p>
          </table:table-cell>
          <table:table-cell office:value-type="string" calcext:value-type="string">
            <text:p>Mean cosine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 table:number-columns-repeated="3"/>
          <table:table-cell table:style-name="ce1" office:value-type="float" office:value="4.43686" calcext:value-type="float">
            <text:p>4.43686</text:p>
          </table:table-cell>
          <table:table-cell table:style-name="ce1" office:value-type="float" office:value="0.53261" calcext:value-type="float">
            <text:p>0.53261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48513" calcext:value-type="float">
            <text:p>0.4851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5152" calcext:value-type="float">
            <text:p>0.35152</text:p>
          </table:table-cell>
          <table:table-cell table:number-columns-repeated="3"/>
          <table:table-cell office:value-type="float" office:value="5.187713" calcext:value-type="float">
            <text:p>5.187713</text:p>
          </table:table-cell>
          <table:table-cell office:value-type="float" office:value="0.51769" calcext:value-type="float">
            <text:p>0.51769</text:p>
          </table:table-cell>
        </table:table-row>
        <table:table-row table:style-name="ro1">
          <table:table-cell office:value-type="string" calcext:value-type="string">
            <text:p>lr_decay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68259" calcext:value-type="float">
            <text:p>0.068259</text:p>
          </table:table-cell>
          <table:table-cell office:value-type="float" office:value="0.48641" calcext:value-type="float">
            <text:p>0.486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987" calcext:value-type="float">
            <text:p>0.36987</text:p>
          </table:table-cell>
          <table:table-cell table:number-columns-repeated="3"/>
          <table:table-cell office:value-type="float" office:value="4.641638" calcext:value-type="float">
            <text:p>4.641638</text:p>
          </table:table-cell>
          <table:table-cell office:value-type="float" office:value="0.50411" calcext:value-type="float">
            <text:p>0.50411</text:p>
          </table:table-cell>
        </table:table-row>
        <table:table-row table:style-name="ro1">
          <table:table-cell office:value-type="string" calcext:value-type="string">
            <text:p>lr_shrink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.143345" calcext:value-type="float">
            <text:p>6.143345</text:p>
          </table:table-cell>
          <table:table-cell office:value-type="float" office:value="15.153584" calcext:value-type="float">
            <text:p>15.153584</text:p>
          </table:table-cell>
          <table:table-cell office:value-type="float" office:value="0.52814" calcext:value-type="float">
            <text:p>0.5281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38324" calcext:value-type="float">
            <text:p>0.38324</text:p>
          </table:table-cell>
          <table:table-cell table:number-columns-repeated="3"/>
          <table:table-cell office:value-type="float" office:value="4.232082" calcext:value-type="float">
            <text:p>4.232082</text:p>
          </table:table-cell>
          <table:table-cell office:value-type="float" office:value="0.49922" calcext:value-type="float">
            <text:p>0.49922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757679" calcext:value-type="float">
            <text:p>6.757679</text:p>
          </table:table-cell>
          <table:table-cell office:value-type="float" office:value="18.566553" calcext:value-type="float">
            <text:p>18.566553</text:p>
          </table:table-cell>
          <table:table-cell office:value-type="float" office:value="0.53149" calcext:value-type="float">
            <text:p>0.5314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6032" calcext:value-type="float">
            <text:p>0.36032</text:p>
          </table:table-cell>
          <table:table-cell table:number-columns-repeated="3"/>
          <table:table-cell office:value-type="float" office:value="4.709898" calcext:value-type="float">
            <text:p>4.709898</text:p>
          </table:table-cell>
          <table:table-cell office:value-type="float" office:value="0.47273" calcext:value-type="float">
            <text:p>0.47273</text:p>
          </table:table-cell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4.43686" calcext:value-type="float">
            <text:p>4.43686</text:p>
          </table:table-cell>
          <table:table-cell table:style-name="ce1" office:value-type="float" office:value="11.12628" calcext:value-type="float">
            <text:p>11.12628</text:p>
          </table:table-cell>
          <table:table-cell table:style-name="ce1" office:value-type="float" office:value="0.53261" calcext:value-type="float">
            <text:p>0.5326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6252" calcext:value-type="float">
            <text:p>0.36252</text:p>
          </table:table-cell>
          <table:table-cell table:number-columns-repeated="3"/>
          <table:table-cell office:value-type="float" office:value="3.754266" calcext:value-type="float">
            <text:p>3.75426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.187713" calcext:value-type="float">
            <text:p>5.187713</text:p>
          </table:table-cell>
          <table:table-cell office:value-type="float" office:value="13.037543" calcext:value-type="float">
            <text:p>13.037543</text:p>
          </table:table-cell>
          <table:table-cell office:value-type="float" office:value="0.51769" calcext:value-type="float">
            <text:p>0.517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188" calcext:value-type="float">
            <text:p>0.3518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.641638" calcext:value-type="float">
            <text:p>4.641638</text:p>
          </table:table-cell>
          <table:table-cell office:value-type="float" office:value="12.969283" calcext:value-type="float">
            <text:p>12.969283</text:p>
          </table:table-cell>
          <table:table-cell office:value-type="float" office:value="0.50411" calcext:value-type="float">
            <text:p>0.504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6261" calcext:value-type="float">
            <text:p>0.36261</text:p>
          </table:table-cell>
          <table:table-cell table:number-columns-repeated="3"/>
          <table:table-cell office:value-type="float" office:value="7.508532" calcext:value-type="float">
            <text:p>7.508532</text:p>
          </table:table-cell>
          <table:table-cell office:value-type="float" office:value="0.54448" calcext:value-type="float">
            <text:p>0.5444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.232082" calcext:value-type="float">
            <text:p>4.232082</text:p>
          </table:table-cell>
          <table:table-cell office:value-type="float" office:value="10.580205" calcext:value-type="float">
            <text:p>10.580205</text:p>
          </table:table-cell>
          <table:table-cell office:value-type="float" office:value="0.49922" calcext:value-type="float">
            <text:p>0.499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6791" calcext:value-type="float">
            <text:p>0.36791</text:p>
          </table:table-cell>
          <table:table-cell table:number-columns-repeated="3"/>
          <table:table-cell office:value-type="float" office:value="9.488055" calcext:value-type="float">
            <text:p>9.488055</text:p>
          </table:table-cell>
          <table:table-cell office:value-type="float" office:value="0.55804" calcext:value-type="float">
            <text:p>0.55804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.709898" calcext:value-type="float">
            <text:p>4.709898</text:p>
          </table:table-cell>
          <table:table-cell office:value-type="float" office:value="12.764505" calcext:value-type="float">
            <text:p>12.764505</text:p>
          </table:table-cell>
          <table:table-cell office:value-type="float" office:value="0.47273" calcext:value-type="float">
            <text:p>0.4727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8549" calcext:value-type="float">
            <text:p>0.38549</text:p>
          </table:table-cell>
          <table:table-cell table:number-columns-repeated="3"/>
          <table:table-cell office:value-type="float" office:value="10.853242" calcext:value-type="float">
            <text:p>10.853242</text:p>
          </table:table-cell>
          <table:table-cell office:value-type="float" office:value="0.55858" calcext:value-type="float">
            <text:p>0.5585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.754266" calcext:value-type="float">
            <text:p>3.754266</text:p>
          </table:table-cell>
          <table:table-cell office:value-type="float" office:value="11.604096" calcext:value-type="float">
            <text:p>11.604096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8387" calcext:value-type="float">
            <text:p>0.38387</text:p>
          </table:table-cell>
          <table:table-cell table:number-columns-repeated="3"/>
          <table:table-cell office:value-type="float" office:value="11.672355" calcext:value-type="float">
            <text:p>11.672355</text:p>
          </table:table-cell>
          <table:table-cell office:value-type="float" office:value="0.55962" calcext:value-type="float">
            <text:p>0.55962</text:p>
          </table:table-cell>
        </table:table-row>
        <table:table-row table:style-name="ro1">
          <table:table-cell table:number-columns-repeated="14"/>
          <table:table-cell office:value-type="float" office:value="12.081911" calcext:value-type="float">
            <text:p>12.081911</text:p>
          </table:table-cell>
          <table:table-cell office:value-type="float" office:value="0.56123" calcext:value-type="float">
            <text:p>0.561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ement</text:p>
          </table:table-cell>
          <table:table-cell table:number-columns-repeated="10"/>
          <table:table-cell office:value-type="float" office:value="12.627986" calcext:value-type="float">
            <text:p>12.627986</text:p>
          </table:table-cell>
          <table:table-cell office:value-type="float" office:value="0.56173" calcext:value-type="float">
            <text:p>0.5617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.508532" calcext:value-type="float">
            <text:p>7.508532</text:p>
          </table:table-cell>
          <table:table-cell office:value-type="float" office:value="18.90785" calcext:value-type="float">
            <text:p>18.90785</text:p>
          </table:table-cell>
          <table:table-cell office:value-type="float" office:value="0.54448" calcext:value-type="float">
            <text:p>0.544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7266" calcext:value-type="float">
            <text:p>0.47266</text:p>
          </table:table-cell>
          <table:table-cell table:number-columns-repeated="3"/>
          <table:table-cell table:style-name="ce1" office:value-type="float" office:value="13.174061" calcext:value-type="float">
            <text:p>13.174061</text:p>
          </table:table-cell>
          <table:table-cell table:style-name="ce1" office:value-type="float" office:value="0.5621" calcext:value-type="float">
            <text:p>0.562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.488055" calcext:value-type="float">
            <text:p>9.488055</text:p>
          </table:table-cell>
          <table:table-cell office:value-type="float" office:value="22.116041" calcext:value-type="float">
            <text:p>22.116041</text:p>
          </table:table-cell>
          <table:table-cell office:value-type="float" office:value="0.55804" calcext:value-type="float">
            <text:p>0.558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421" calcext:value-type="float">
            <text:p>0.49421</text:p>
          </table:table-cell>
          <table:table-cell table:number-columns-repeated="3"/>
          <table:table-cell office:value-type="float" office:value="12.969283" calcext:value-type="float">
            <text:p>12.969283</text:p>
          </table:table-cell>
          <table:table-cell office:value-type="float" office:value="0.56178" calcext:value-type="float">
            <text:p>0.5617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.853242" calcext:value-type="float">
            <text:p>10.853242</text:p>
          </table:table-cell>
          <table:table-cell office:value-type="float" office:value="23.754266" calcext:value-type="float">
            <text:p>23.754266</text:p>
          </table:table-cell>
          <table:table-cell office:value-type="float" office:value="0.55858" calcext:value-type="float">
            <text:p>0.558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0765" calcext:value-type="float">
            <text:p>0.50765</text:p>
          </table:table-cell>
          <table:table-cell table:number-columns-repeated="3"/>
          <table:table-cell office:value-type="float" office:value="13.242321" calcext:value-type="float">
            <text:p>13.242321</text:p>
          </table:table-cell>
          <table:table-cell office:value-type="float" office:value="0.56157" calcext:value-type="float">
            <text:p>0.56157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.672355" calcext:value-type="float">
            <text:p>11.672355</text:p>
          </table:table-cell>
          <table:table-cell office:value-type="float" office:value="24.914676" calcext:value-type="float">
            <text:p>24.914676</text:p>
          </table:table-cell>
          <table:table-cell office:value-type="float" office:value="0.55962" calcext:value-type="float">
            <text:p>0.559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1032" calcext:value-type="float">
            <text:p>0.5103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.081911" calcext:value-type="float">
            <text:p>12.081911</text:p>
          </table:table-cell>
          <table:table-cell office:value-type="float" office:value="25.733788" calcext:value-type="float">
            <text:p>25.733788</text:p>
          </table:table-cell>
          <table:table-cell office:value-type="float" office:value="0.56123" calcext:value-type="float">
            <text:p>0.5612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293" calcext:value-type="float">
            <text:p>0.5129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.627986" calcext:value-type="float">
            <text:p>12.627986</text:p>
          </table:table-cell>
          <table:table-cell office:value-type="float" office:value="25.802048" calcext:value-type="float">
            <text:p>25.802048</text:p>
          </table:table-cell>
          <table:table-cell office:value-type="float" office:value="0.56173" calcext:value-type="float">
            <text:p>0.561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1492" calcext:value-type="float">
            <text:p>0.5149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13.174061" calcext:value-type="float">
            <text:p>13.174061</text:p>
          </table:table-cell>
          <table:table-cell table:style-name="ce1" office:value-type="float" office:value="26.006826" calcext:value-type="float">
            <text:p>26.006826</text:p>
          </table:table-cell>
          <table:table-cell table:style-name="ce1" office:value-type="float" office:value="0.5621" calcext:value-type="float">
            <text:p>0.562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1631" calcext:value-type="float">
            <text:p>0.5163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.969283" calcext:value-type="float">
            <text:p>12.969283</text:p>
          </table:table-cell>
          <table:table-cell office:value-type="float" office:value="26.348123" calcext:value-type="float">
            <text:p>26.348123</text:p>
          </table:table-cell>
          <table:table-cell office:value-type="float" office:value="0.56178" calcext:value-type="float">
            <text:p>0.5617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1595" calcext:value-type="float">
            <text:p>0.5159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.242321" calcext:value-type="float">
            <text:p>13.242321</text:p>
          </table:table-cell>
          <table:table-cell office:value-type="float" office:value="26.211604" calcext:value-type="float">
            <text:p>26.211604</text:p>
          </table:table-cell>
          <table:table-cell office:value-type="float" office:value="0.56157" calcext:value-type="float">
            <text:p>0.56157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1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pervised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1.467577" calcext:value-type="float">
            <text:p>31.467577</text:p>
          </table:table-cell>
          <table:table-cell/>
          <table:table-cell office:value-type="float" office:value="0.62212" calcext:value-type="float">
            <text:p>0.622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610541" calcext:value-type="float">
            <text:p>28.610541</text:p>
          </table:table-cell>
          <table:table-cell office:value-type="float" office:value="0.59984" calcext:value-type="float">
            <text:p>0.5998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7.78157" calcext:value-type="float">
            <text:p>27.78157</text:p>
          </table:table-cell>
          <table:table-cell/>
          <table:table-cell office:value-type="float" office:value="0.65305" calcext:value-type="float">
            <text:p>0.653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.146475" calcext:value-type="float">
            <text:p>26.146475</text:p>
          </table:table-cell>
          <table:table-cell office:value-type="float" office:value="0.63294" calcext:value-type="float">
            <text:p>0.632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8.532423" calcext:value-type="float">
            <text:p>28.532423</text:p>
          </table:table-cell>
          <table:table-cell/>
          <table:table-cell office:value-type="float" office:value="0.65878" calcext:value-type="float">
            <text:p>0.6587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.625599" calcext:value-type="float">
            <text:p>26.625599</text:p>
          </table:table-cell>
          <table:table-cell office:value-type="float" office:value="0.63712" calcext:value-type="float">
            <text:p>0.637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7.576792" calcext:value-type="float">
            <text:p>27.576792</text:p>
          </table:table-cell>
          <table:table-cell/>
          <table:table-cell office:value-type="float" office:value="0.65925" calcext:value-type="float">
            <text:p>0.659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6.762491" calcext:value-type="float">
            <text:p>26.762491</text:p>
          </table:table-cell>
          <table:table-cell office:value-type="float" office:value="0.63875" calcext:value-type="float">
            <text:p>0.638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8.054608" calcext:value-type="float">
            <text:p>28.054608</text:p>
          </table:table-cell>
          <table:table-cell/>
          <table:table-cell office:value-type="float" office:value="0.66034" calcext:value-type="float">
            <text:p>0.6603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7.720739" calcext:value-type="float">
            <text:p>27.720739</text:p>
          </table:table-cell>
          <table:table-cell office:value-type="float" office:value="0.63919" calcext:value-type="float">
            <text:p>0.6391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table-cell office:value-type="float" office:value="27.303754" calcext:value-type="float">
            <text:p>27.303754</text:p>
          </table:table-cell>
          <table:table-cell/>
          <table:table-cell office:value-type="float" office:value="0.66104" calcext:value-type="float">
            <text:p>0.66104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27.583847" calcext:value-type="float">
            <text:p>27.583847</text:p>
          </table:table-cell>
          <table:table-cell table:style-name="ce1" office:value-type="float" office:value="0.64052" calcext:value-type="float">
            <text:p>0.6405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27.576792" calcext:value-type="float">
            <text:p>27.576792</text:p>
          </table:table-cell>
          <table:table-cell table:style-name="ce1"/>
          <table:table-cell table:style-name="ce1" office:value-type="float" office:value="0.66158" calcext:value-type="float">
            <text:p>0.661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7.583847" calcext:value-type="float">
            <text:p>27.583847</text:p>
          </table:table-cell>
          <table:table-cell office:value-type="float" office:value="0.64049" calcext:value-type="float">
            <text:p>0.640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7.576792" calcext:value-type="float">
            <text:p>27.576792</text:p>
          </table:table-cell>
          <table:table-cell/>
          <table:table-cell office:value-type="float" office:value="0.661" calcext:value-type="float">
            <text:p>0.66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.5154" calcext:value-type="float">
            <text:p>27.5154</text:p>
          </table:table-cell>
          <table:table-cell office:value-type="float" office:value="0.63991" calcext:value-type="float">
            <text:p>0.6399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7.440273" calcext:value-type="float">
            <text:p>27.440273</text:p>
          </table:table-cell>
          <table:table-cell/>
          <table:table-cell office:value-type="float" office:value="0.66118" calcext:value-type="float">
            <text:p>0.661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.583847" calcext:value-type="float">
            <text:p>27.583847</text:p>
          </table:table-cell>
          <table:table-cell office:value-type="float" office:value="0.63996" calcext:value-type="float">
            <text:p>0.63996</text:p>
          </table:table-cell>
          <table:table-cell table:number-columns-repeated="5"/>
        </table:table-row>
      </table:table>
      <table:table table:name="Chinese" table:style-name="ta1">
        <table:shapes>
          <draw:frame draw:z-index="0" draw:style-name="gr1" draw:text-style-name="P1" svg:width="453.71pt" svg:height="255.26pt" svg:x="820.15pt" svg:y="508.22pt">
            <loext:p draw:notify-on-update-of-ranges="Chinese.N8:Chinese.N37 Chinese.O8:Chinese.O37 Chinese.Q8:Chinese.Q37 Chinese.R8:Chinese.R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74pt" svg:height="255.26pt" svg:x="281.42pt" svg:y="515pt">
            <loext:p draw:notify-on-update-of-ranges="Chinese.N8:Chinese.N26 Chinese.O8:Chinese.O26 Chinese.Q8:Chinese.Q26 Chinese.R8:Chinese.R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74pt" svg:height="255.23pt" svg:x="278.31pt" svg:y="821.48pt">
            <loext:p draw:notify-on-update-of-ranges="Chinese.N29:Chinese.N37 Chinese.O29:Chinese.O37 Chinese.Q29:Chinese.Q37 Chinese.R29:Chinese.R3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6" table:number-columns-repeated="2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poch_size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csls_knn_10 @5</text:p>
          </table:table-cell>
          <table:table-cell office:value-type="string" calcext:value-type="string">
            <text:p>Mean cosine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62217" calcext:value-type="float">
            <text:p>0.622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6415" calcext:value-type="float">
            <text:p>0.364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r_decay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6667" calcext:value-type="float">
            <text:p>0.066667</text:p>
          </table:table-cell>
          <table:table-cell office:value-type="float" office:value="0.2" calcext:value-type="float">
            <text:p>0.2</text:p>
          </table:table-cell>
          <table:table-cell office:value-type="float" office:value="0.61842" calcext:value-type="float">
            <text:p>0.618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46666" calcext:value-type="float">
            <text:p>4.46666</text:p>
          </table:table-cell>
          <table:table-cell office:value-type="float" office:value="0.41856" calcext:value-type="float">
            <text:p>0.418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r_shrink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3.466667" calcext:value-type="float">
            <text:p>3.466667</text:p>
          </table:table-cell>
          <table:table-cell office:value-type="float" office:value="0.61253" calcext:value-type="float">
            <text:p>0.6125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.86666" calcext:value-type="float">
            <text:p>21.86666</text:p>
          </table:table-cell>
          <table:table-cell office:value-type="float" office:value="0.47165" calcext:value-type="float">
            <text:p>0.47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266667" calcext:value-type="float">
            <text:p>12.266667</text:p>
          </table:table-cell>
          <table:table-cell office:value-type="float" office:value="23.266667" calcext:value-type="float">
            <text:p>23.266667</text:p>
          </table:table-cell>
          <table:table-cell office:value-type="float" office:value="0.63869" calcext:value-type="float">
            <text:p>0.638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3.86666" calcext:value-type="float">
            <text:p>23.86666</text:p>
          </table:table-cell>
          <table:table-cell office:value-type="float" office:value="0.49322" calcext:value-type="float">
            <text:p>0.4932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17.466667" calcext:value-type="float">
            <text:p>17.466667</text:p>
          </table:table-cell>
          <table:table-cell table:style-name="ce1" office:value-type="float" office:value="31.066667" calcext:value-type="float">
            <text:p>31.066667</text:p>
          </table:table-cell>
          <table:table-cell table:style-name="ce1" office:value-type="float" office:value="0.64162" calcext:value-type="float">
            <text:p>0.641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.13333" calcext:value-type="float">
            <text:p>18.13333</text:p>
          </table:table-cell>
          <table:table-cell office:value-type="float" office:value="0.44379" calcext:value-type="float">
            <text:p>0.4437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.4</text:p>
          </table:table-cell>
          <table:table-cell office:value-type="float" office:value="22.066667" calcext:value-type="float">
            <text:p>22.066667</text:p>
          </table:table-cell>
          <table:table-cell office:value-type="float" office:value="0.56243" calcext:value-type="float">
            <text:p>0.5624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6.66666" calcext:value-type="float">
            <text:p>26.66666</text:p>
          </table:table-cell>
          <table:table-cell office:value-type="float" office:value="0.49482" calcext:value-type="float">
            <text:p>0.4948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.866667" calcext:value-type="float">
            <text:p>7.866667</text:p>
          </table:table-cell>
          <table:table-cell office:value-type="float" office:value="13.933333" calcext:value-type="float">
            <text:p>13.933333</text:p>
          </table:table-cell>
          <table:table-cell office:value-type="float" office:value="0.50954" calcext:value-type="float">
            <text:p>0.509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4686" calcext:value-type="float">
            <text:p>0.46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62217" calcext:value-type="float">
            <text:p>0.622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36415" calcext:value-type="float">
            <text:p>0.3641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.533333" calcext:value-type="float">
            <text:p>6.533333</text:p>
          </table:table-cell>
          <table:table-cell office:value-type="float" office:value="12.066667" calcext:value-type="float">
            <text:p>12.066667</text:p>
          </table:table-cell>
          <table:table-cell office:value-type="float" office:value="0.49844" calcext:value-type="float">
            <text:p>0.4984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25.46666" calcext:value-type="float">
            <text:p>25.46666</text:p>
          </table:table-cell>
          <table:table-cell table:style-name="ce1" office:value-type="float" office:value="0.4997" calcext:value-type="float">
            <text:p>0.4997</text:p>
          </table:table-cell>
          <table:table-cell table:number-columns-repeated="2"/>
          <table:table-cell office:value-type="float" office:value="0.066667" calcext:value-type="float">
            <text:p>0.066667</text:p>
          </table:table-cell>
          <table:table-cell office:value-type="float" office:value="0.61842" calcext:value-type="float">
            <text:p>0.61842</text:p>
          </table:table-cell>
          <table:table-cell/>
          <table:table-cell office:value-type="float" office:value="4.46666" calcext:value-type="float">
            <text:p>4.46666</text:p>
          </table:table-cell>
          <table:table-cell office:value-type="float" office:value="0.41856" calcext:value-type="float">
            <text:p>0.4185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.733333" calcext:value-type="float">
            <text:p>11.733333</text:p>
          </table:table-cell>
          <table:table-cell office:value-type="float" office:value="20.466667" calcext:value-type="float">
            <text:p>20.466667</text:p>
          </table:table-cell>
          <table:table-cell office:value-type="float" office:value="0.49232" calcext:value-type="float">
            <text:p>0.4923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.86666" calcext:value-type="float">
            <text:p>25.86666</text:p>
          </table:table-cell>
          <table:table-cell office:value-type="float" office:value="0.4953" calcext:value-type="float">
            <text:p>0.4953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0.61253" calcext:value-type="float">
            <text:p>0.61253</text:p>
          </table:table-cell>
          <table:table-cell/>
          <table:table-cell office:value-type="float" office:value="21.86666" calcext:value-type="float">
            <text:p>21.86666</text:p>
          </table:table-cell>
          <table:table-cell office:value-type="float" office:value="0.47165" calcext:value-type="float">
            <text:p>0.47165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24" calcext:value-type="float">
            <text:p>24</text:p>
          </table:table-cell>
          <table:table-cell office:value-type="float" office:value="0.52845" calcext:value-type="float">
            <text:p>0.528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5.4" calcext:value-type="float">
            <text:p>25.4</text:p>
          </table:table-cell>
          <table:table-cell office:value-type="float" office:value="0.49894" calcext:value-type="float">
            <text:p>0.49894</text:p>
          </table:table-cell>
          <table:table-cell table:number-columns-repeated="2"/>
          <table:table-cell office:value-type="float" office:value="12.266667" calcext:value-type="float">
            <text:p>12.266667</text:p>
          </table:table-cell>
          <table:table-cell office:value-type="float" office:value="0.63869" calcext:value-type="float">
            <text:p>0.63869</text:p>
          </table:table-cell>
          <table:table-cell/>
          <table:table-cell office:value-type="float" office:value="23.86666" calcext:value-type="float">
            <text:p>23.86666</text:p>
          </table:table-cell>
          <table:table-cell office:value-type="float" office:value="0.49322" calcext:value-type="float">
            <text:p>0.49322</text:p>
          </table:table-cell>
        </table:table-row>
        <table:table-row table:style-name="ro1">
          <table:table-cell table:number-columns-repeated="13"/>
          <table:table-cell table:style-name="ce1" office:value-type="float" office:value="17.466667" calcext:value-type="float">
            <text:p>17.466667</text:p>
          </table:table-cell>
          <table:table-cell table:style-name="ce1" office:value-type="float" office:value="0.64162" calcext:value-type="float">
            <text:p>0.64162</text:p>
          </table:table-cell>
          <table:table-cell/>
          <table:table-cell office:value-type="float" office:value="18.13333" calcext:value-type="float">
            <text:p>18.13333</text:p>
          </table:table-cell>
          <table:table-cell office:value-type="float" office:value="0.44379" calcext:value-type="float">
            <text:p>0.443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emen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2.53333" calcext:value-type="float">
            <text:p>32.53333</text:p>
          </table:table-cell>
          <table:table-cell office:value-type="float" office:value="0.61215" calcext:value-type="float">
            <text:p>0.61215</text:p>
          </table:table-cell>
          <table:table-cell table:number-columns-repeated="2"/>
          <table:table-cell office:value-type="float" office:value="12.4" calcext:value-type="float">
            <text:p>12.4</text:p>
          </table:table-cell>
          <table:table-cell office:value-type="float" office:value="0.56243" calcext:value-type="float">
            <text:p>0.56243</text:p>
          </table:table-cell>
          <table:table-cell/>
          <table:table-cell office:value-type="float" office:value="26.66666" calcext:value-type="float">
            <text:p>26.66666</text:p>
          </table:table-cell>
          <table:table-cell office:value-type="float" office:value="0.49482" calcext:value-type="float">
            <text:p>0.49482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47.666667" calcext:value-type="float">
            <text:p>47.666667</text:p>
          </table:table-cell>
          <table:table-cell office:value-type="float" office:value="0.58031" calcext:value-type="float">
            <text:p>0.580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.86666" calcext:value-type="float">
            <text:p>32.86666</text:p>
          </table:table-cell>
          <table:table-cell office:value-type="float" office:value="0.71934" calcext:value-type="float">
            <text:p>0.71934</text:p>
          </table:table-cell>
          <table:table-cell table:number-columns-repeated="2"/>
          <table:table-cell office:value-type="float" office:value="7.866667" calcext:value-type="float">
            <text:p>7.866667</text:p>
          </table:table-cell>
          <table:table-cell office:value-type="float" office:value="0.50954" calcext:value-type="float">
            <text:p>0.5095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686" calcext:value-type="float">
            <text:p>0.468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0.6" calcext:value-type="float">
            <text:p>30.6</text:p>
          </table:table-cell>
          <table:table-cell office:value-type="float" office:value="50" calcext:value-type="float">
            <text:p>50</text:p>
          </table:table-cell>
          <table:table-cell office:value-type="float" office:value="0.59272" calcext:value-type="float">
            <text:p>0.5927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33.4" calcext:value-type="float">
            <text:p>33.4</text:p>
          </table:table-cell>
          <table:table-cell table:style-name="ce1" office:value-type="float" office:value="0.72168" calcext:value-type="float">
            <text:p>0.72168</text:p>
          </table:table-cell>
          <table:table-cell table:number-columns-repeated="2"/>
          <table:table-cell office:value-type="float" office:value="6.533333" calcext:value-type="float">
            <text:p>6.533333</text:p>
          </table:table-cell>
          <table:table-cell office:value-type="float" office:value="0.49844" calcext:value-type="float">
            <text:p>0.49844</text:p>
          </table:table-cell>
          <table:table-cell/>
          <table:table-cell table:style-name="ce1" office:value-type="float" office:value="25.46666" calcext:value-type="float">
            <text:p>25.46666</text:p>
          </table:table-cell>
          <table:table-cell table:style-name="ce1" office:value-type="float" office:value="0.4997" calcext:value-type="float">
            <text:p>0.4997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0.733333" calcext:value-type="float">
            <text:p>30.733333</text:p>
          </table:table-cell>
          <table:table-cell table:style-name="ce1" office:value-type="float" office:value="50.466667" calcext:value-type="float">
            <text:p>50.466667</text:p>
          </table:table-cell>
          <table:table-cell table:style-name="ce1" office:value-type="float" office:value="0.59347" calcext:value-type="float">
            <text:p>0.593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.86666" calcext:value-type="float">
            <text:p>32.86666</text:p>
          </table:table-cell>
          <table:table-cell office:value-type="float" office:value="0.72168" calcext:value-type="float">
            <text:p>0.72168</text:p>
          </table:table-cell>
          <table:table-cell table:number-columns-repeated="2"/>
          <table:table-cell office:value-type="float" office:value="11.733333" calcext:value-type="float">
            <text:p>11.733333</text:p>
          </table:table-cell>
          <table:table-cell office:value-type="float" office:value="0.49232" calcext:value-type="float">
            <text:p>0.49232</text:p>
          </table:table-cell>
          <table:table-cell/>
          <table:table-cell office:value-type="float" office:value="25.86666" calcext:value-type="float">
            <text:p>25.86666</text:p>
          </table:table-cell>
          <table:table-cell office:value-type="float" office:value="0.4953" calcext:value-type="float">
            <text:p>0.495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0.466667" calcext:value-type="float">
            <text:p>30.466667</text:p>
          </table:table-cell>
          <table:table-cell office:value-type="float" office:value="49.666667" calcext:value-type="float">
            <text:p>49.666667</text:p>
          </table:table-cell>
          <table:table-cell office:value-type="float" office:value="0.59317" calcext:value-type="float">
            <text:p>0.5931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.26666" calcext:value-type="float">
            <text:p>33.26666</text:p>
          </table:table-cell>
          <table:table-cell office:value-type="float" office:value="0.72111" calcext:value-type="float">
            <text:p>0.72111</text:p>
          </table:table-cell>
          <table:table-cell table:number-columns-repeated="2"/>
          <table:table-cell office:value-type="float" office:value="12.2" calcext:value-type="float">
            <text:p>12.2</text:p>
          </table:table-cell>
          <table:table-cell office:value-type="float" office:value="0.52845" calcext:value-type="float">
            <text:p>0.52845</text:p>
          </table:table-cell>
          <table:table-cell/>
          <table:table-cell office:value-type="float" office:value="25.4" calcext:value-type="float">
            <text:p>25.4</text:p>
          </table:table-cell>
          <table:table-cell office:value-type="float" office:value="0.49894" calcext:value-type="float">
            <text:p>0.4989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9.866667" calcext:value-type="float">
            <text:p>29.866667</text:p>
          </table:table-cell>
          <table:table-cell office:value-type="float" office:value="49.733333" calcext:value-type="float">
            <text:p>49.733333</text:p>
          </table:table-cell>
          <table:table-cell office:value-type="float" office:value="0.59302" calcext:value-type="float">
            <text:p>0.5930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.2" calcext:value-type="float">
            <text:p>33.2</text:p>
          </table:table-cell>
          <table:table-cell office:value-type="float" office:value="0.72105" calcext:value-type="float">
            <text:p>0.7210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9.933333" calcext:value-type="float">
            <text:p>29.933333</text:p>
          </table:table-cell>
          <table:table-cell office:value-type="float" office:value="48.8" calcext:value-type="float">
            <text:p>48.8</text:p>
          </table:table-cell>
          <table:table-cell office:value-type="float" office:value="0.59265" calcext:value-type="float">
            <text:p>0.592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.66666" calcext:value-type="float">
            <text:p>33.66666</text:p>
          </table:table-cell>
          <table:table-cell office:value-type="float" office:value="0.72054" calcext:value-type="float">
            <text:p>0.72054</text:p>
          </table:table-cell>
          <table:table-cell table:number-columns-repeated="2"/>
          <table:table-cell office:value-type="float" office:value="28.4" calcext:value-type="float">
            <text:p>28.4</text:p>
          </table:table-cell>
          <table:table-cell office:value-type="float" office:value="0.58031" calcext:value-type="float">
            <text:p>0.58031</text:p>
          </table:table-cell>
          <table:table-cell/>
          <table:table-cell office:value-type="float" office:value="32.53333" calcext:value-type="float">
            <text:p>32.53333</text:p>
          </table:table-cell>
          <table:table-cell office:value-type="float" office:value="0.61215" calcext:value-type="float">
            <text:p>0.61215</text:p>
          </table:table-cell>
        </table:table-row>
        <table:table-row table:style-name="ro1">
          <table:table-cell table:number-columns-repeated="3"/>
          <table:table-cell table:style-name="ce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48.733333" calcext:value-type="float">
            <text:p>48.733333</text:p>
          </table:table-cell>
          <table:table-cell office:value-type="float" office:value="0.59188" calcext:value-type="float">
            <text:p>0.591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.86666" calcext:value-type="float">
            <text:p>33.86666</text:p>
          </table:table-cell>
          <table:table-cell office:value-type="float" office:value="0.72043" calcext:value-type="float">
            <text:p>0.72043</text:p>
          </table:table-cell>
          <table:table-cell table:number-columns-repeated="2"/>
          <table:table-cell office:value-type="float" office:value="30.6" calcext:value-type="float">
            <text:p>30.6</text:p>
          </table:table-cell>
          <table:table-cell office:value-type="float" office:value="0.59272" calcext:value-type="float">
            <text:p>0.59272</text:p>
          </table:table-cell>
          <table:table-cell/>
          <table:table-cell office:value-type="float" office:value="32.86666" calcext:value-type="float">
            <text:p>32.86666</text:p>
          </table:table-cell>
          <table:table-cell office:value-type="float" office:value="0.71934" calcext:value-type="float">
            <text:p>0.71934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.2" calcext:value-type="float">
            <text:p>30.2</text:p>
          </table:table-cell>
          <table:table-cell office:value-type="float" office:value="48.8" calcext:value-type="float">
            <text:p>48.8</text:p>
          </table:table-cell>
          <table:table-cell office:value-type="float" office:value="0.59152" calcext:value-type="float">
            <text:p>0.59152</text:p>
          </table:table-cell>
          <table:table-cell table:number-columns-repeated="6"/>
          <table:table-cell table:style-name="ce1" office:value-type="float" office:value="30.733333" calcext:value-type="float">
            <text:p>30.733333</text:p>
          </table:table-cell>
          <table:table-cell table:style-name="ce1" office:value-type="float" office:value="0.59347" calcext:value-type="float">
            <text:p>0.59347</text:p>
          </table:table-cell>
          <table:table-cell/>
          <table:table-cell table:style-name="ce1" office:value-type="float" office:value="33.4" calcext:value-type="float">
            <text:p>33.4</text:p>
          </table:table-cell>
          <table:table-cell table:style-name="ce1" office:value-type="float" office:value="0.72168" calcext:value-type="float">
            <text:p>0.7216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9.933333" calcext:value-type="float">
            <text:p>29.933333</text:p>
          </table:table-cell>
          <table:table-cell office:value-type="float" office:value="48.8" calcext:value-type="float">
            <text:p>48.8</text:p>
          </table:table-cell>
          <table:table-cell office:value-type="float" office:value="0.59153" calcext:value-type="float">
            <text:p>0.59153</text:p>
          </table:table-cell>
          <table:table-cell table:number-columns-repeated="6"/>
          <table:table-cell office:value-type="float" office:value="30.466667" calcext:value-type="float">
            <text:p>30.466667</text:p>
          </table:table-cell>
          <table:table-cell office:value-type="float" office:value="0.59317" calcext:value-type="float">
            <text:p>0.59317</text:p>
          </table:table-cell>
          <table:table-cell/>
          <table:table-cell office:value-type="float" office:value="32.86666" calcext:value-type="float">
            <text:p>32.86666</text:p>
          </table:table-cell>
          <table:table-cell office:value-type="float" office:value="0.72168" calcext:value-type="float">
            <text:p>0.72168</text:p>
          </table:table-cell>
        </table:table-row>
        <table:table-row table:style-name="ro1">
          <table:table-cell table:number-columns-repeated="13"/>
          <table:table-cell office:value-type="float" office:value="29.866667" calcext:value-type="float">
            <text:p>29.866667</text:p>
          </table:table-cell>
          <table:table-cell office:value-type="float" office:value="0.59302" calcext:value-type="float">
            <text:p>0.59302</text:p>
          </table:table-cell>
          <table:table-cell/>
          <table:table-cell office:value-type="float" office:value="33.26666" calcext:value-type="float">
            <text:p>33.26666</text:p>
          </table:table-cell>
          <table:table-cell office:value-type="float" office:value="0.72111" calcext:value-type="float">
            <text:p>0.72111</text:p>
          </table:table-cell>
        </table:table-row>
        <table:table-row table:style-name="ro1">
          <table:table-cell office:value-type="string" calcext:value-type="string">
            <text:p>Supervised</text:p>
          </table:table-cell>
          <table:table-cell table:number-columns-repeated="2"/>
          <table:table-cell office:value-type="string" calcext:value-type="string">
            <text:p>Refinement</text:p>
          </table:table-cell>
          <table:table-cell table:number-columns-repeated="9"/>
          <table:table-cell office:value-type="float" office:value="29.933333" calcext:value-type="float">
            <text:p>29.933333</text:p>
          </table:table-cell>
          <table:table-cell office:value-type="float" office:value="0.59265" calcext:value-type="float">
            <text:p>0.59265</text:p>
          </table:table-cell>
          <table:table-cell/>
          <table:table-cell office:value-type="float" office:value="33.2" calcext:value-type="float">
            <text:p>33.2</text:p>
          </table:table-cell>
          <table:table-cell office:value-type="float" office:value="0.72105" calcext:value-type="float">
            <text:p>0.72105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733333" calcext:value-type="float">
            <text:p>42.733333</text:p>
          </table:table-cell>
          <table:table-cell office:value-type="float" office:value="60.133333" calcext:value-type="float">
            <text:p>60.133333</text:p>
          </table:table-cell>
          <table:table-cell office:value-type="float" office:value="0.57599" calcext:value-type="float">
            <text:p>0.5759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13333" calcext:value-type="float">
            <text:p>25.13333</text:p>
          </table:table-cell>
          <table:table-cell office:value-type="float" office:value="0.59617" calcext:value-type="float">
            <text:p>0.5961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0.59188" calcext:value-type="float">
            <text:p>0.59188</text:p>
          </table:table-cell>
          <table:table-cell/>
          <table:table-cell office:value-type="float" office:value="33.66666" calcext:value-type="float">
            <text:p>33.66666</text:p>
          </table:table-cell>
          <table:table-cell office:value-type="float" office:value="0.72054" calcext:value-type="float">
            <text:p>0.72054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7.6" calcext:value-type="float">
            <text:p>37.6</text:p>
          </table:table-cell>
          <table:table-cell office:value-type="float" office:value="56.333333" calcext:value-type="float">
            <text:p>56.333333</text:p>
          </table:table-cell>
          <table:table-cell office:value-type="float" office:value="0.59535" calcext:value-type="float">
            <text:p>0.595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.06666" calcext:value-type="float">
            <text:p>18.06666</text:p>
          </table:table-cell>
          <table:table-cell office:value-type="float" office:value="0.62239" calcext:value-type="float">
            <text:p>0.62239</text:p>
          </table:table-cell>
          <table:table-cell table:number-columns-repeated="2"/>
          <table:table-cell office:value-type="float" office:value="30.2" calcext:value-type="float">
            <text:p>30.2</text:p>
          </table:table-cell>
          <table:table-cell office:value-type="float" office:value="0.59152" calcext:value-type="float">
            <text:p>0.59152</text:p>
          </table:table-cell>
          <table:table-cell/>
          <table:table-cell office:value-type="float" office:value="33.86666" calcext:value-type="float">
            <text:p>33.86666</text:p>
          </table:table-cell>
          <table:table-cell office:value-type="float" office:value="0.72043" calcext:value-type="float">
            <text:p>0.72043</text:p>
          </table:table-cell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office:value-type="float" office:value="37.733333" calcext:value-type="float">
            <text:p>37.733333</text:p>
          </table:table-cell>
          <table:table-cell office:value-type="float" office:value="55.666667" calcext:value-type="float">
            <text:p>55.666667</text:p>
          </table:table-cell>
          <table:table-cell office:value-type="float" office:value="0.59549" calcext:value-type="float">
            <text:p>0.595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.6" calcext:value-type="float">
            <text:p>17.6</text:p>
          </table:table-cell>
          <table:table-cell office:value-type="float" office:value="0.62439" calcext:value-type="float">
            <text:p>0.6243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8.533333" calcext:value-type="float">
            <text:p>38.533333</text:p>
          </table:table-cell>
          <table:table-cell office:value-type="float" office:value="56.133333" calcext:value-type="float">
            <text:p>56.133333</text:p>
          </table:table-cell>
          <table:table-cell office:value-type="float" office:value="0.5948" calcext:value-type="float">
            <text:p>0.59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.62716" calcext:value-type="float">
            <text:p>0.62716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56.533333" calcext:value-type="float">
            <text:p>56.533333</text:p>
          </table:table-cell>
          <table:table-cell office:value-type="float" office:value="0.59613" calcext:value-type="float">
            <text:p>0.596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.46666" calcext:value-type="float">
            <text:p>16.46666</text:p>
          </table:table-cell>
          <table:table-cell office:value-type="float" office:value="0.62788" calcext:value-type="float">
            <text:p>0.62788</text:p>
          </table:table-cell>
          <table:table-cell table:number-columns-repeated="2"/>
          <table:table-cell office:value-type="float" office:value="42.733333" calcext:value-type="float">
            <text:p>42.733333</text:p>
          </table:table-cell>
          <table:table-cell office:value-type="float" office:value="0.57599" calcext:value-type="float">
            <text:p>0.57599</text:p>
          </table:table-cell>
          <table:table-cell/>
          <table:table-cell office:value-type="float" office:value="25.13333" calcext:value-type="float">
            <text:p>25.13333</text:p>
          </table:table-cell>
          <table:table-cell office:value-type="float" office:value="0.59617" calcext:value-type="float">
            <text:p>0.5961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8.666667" calcext:value-type="float">
            <text:p>38.666667</text:p>
          </table:table-cell>
          <table:table-cell office:value-type="float" office:value="56.2" calcext:value-type="float">
            <text:p>56.2</text:p>
          </table:table-cell>
          <table:table-cell office:value-type="float" office:value="0.59583" calcext:value-type="float">
            <text:p>0.5958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.3333" calcext:value-type="float">
            <text:p>16.3333</text:p>
          </table:table-cell>
          <table:table-cell office:value-type="float" office:value="0.62865" calcext:value-type="float">
            <text:p>0.62865</text:p>
          </table:table-cell>
          <table:table-cell table:number-columns-repeated="2"/>
          <table:table-cell office:value-type="float" office:value="37.6" calcext:value-type="float">
            <text:p>37.6</text:p>
          </table:table-cell>
          <table:table-cell office:value-type="float" office:value="0.59535" calcext:value-type="float">
            <text:p>0.59535</text:p>
          </table:table-cell>
          <table:table-cell/>
          <table:table-cell office:value-type="float" office:value="18.06666" calcext:value-type="float">
            <text:p>18.06666</text:p>
          </table:table-cell>
          <table:table-cell office:value-type="float" office:value="0.62239" calcext:value-type="float">
            <text:p>0.62239</text:p>
          </table:table-cell>
        </table:table-row>
        <table:table-row table:style-name="ro1">
          <table:table-cell table:number-columns-repeated="3"/>
          <table:table-cell table:style-name="ce2" office:value-type="float" office:value="6" calcext:value-type="float">
            <text:p>6</text:p>
          </table:table-cell>
          <table:table-cell office:value-type="float" office:value="38.466667" calcext:value-type="float">
            <text:p>38.466667</text:p>
          </table:table-cell>
          <table:table-cell office:value-type="float" office:value="56.133333" calcext:value-type="float">
            <text:p>56.133333</text:p>
          </table:table-cell>
          <table:table-cell office:value-type="float" office:value="0.59642" calcext:value-type="float">
            <text:p>0.5964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.2" calcext:value-type="float">
            <text:p>16.2</text:p>
          </table:table-cell>
          <table:table-cell office:value-type="float" office:value="0.62898" calcext:value-type="float">
            <text:p>0.62898</text:p>
          </table:table-cell>
          <table:table-cell table:number-columns-repeated="2"/>
          <table:table-cell office:value-type="float" office:value="37.733333" calcext:value-type="float">
            <text:p>37.733333</text:p>
          </table:table-cell>
          <table:table-cell office:value-type="float" office:value="0.59549" calcext:value-type="float">
            <text:p>0.59549</text:p>
          </table:table-cell>
          <table:table-cell/>
          <table:table-cell office:value-type="float" office:value="17.6" calcext:value-type="float">
            <text:p>17.6</text:p>
          </table:table-cell>
          <table:table-cell office:value-type="float" office:value="0.62439" calcext:value-type="float">
            <text:p>0.6243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.466667" calcext:value-type="float">
            <text:p>38.466667</text:p>
          </table:table-cell>
          <table:table-cell office:value-type="float" office:value="56.333333" calcext:value-type="float">
            <text:p>56.333333</text:p>
          </table:table-cell>
          <table:table-cell office:value-type="float" office:value="0.59643" calcext:value-type="float">
            <text:p>0.5964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16.13333" calcext:value-type="float">
            <text:p>16.13333</text:p>
          </table:table-cell>
          <table:table-cell table:style-name="ce1" office:value-type="float" office:value="0.62964" calcext:value-type="float">
            <text:p>0.62964</text:p>
          </table:table-cell>
          <table:table-cell table:number-columns-repeated="2"/>
          <table:table-cell office:value-type="float" office:value="38.533333" calcext:value-type="float">
            <text:p>38.533333</text:p>
          </table:table-cell>
          <table:table-cell office:value-type="float" office:value="0.5948" calcext:value-type="float">
            <text:p>0.594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62716" calcext:value-type="float">
            <text:p>0.62716</text:p>
          </table:table-cell>
        </table:table-row>
        <table:table-row table:style-name="ro1"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style-name="ce1" office:value-type="float" office:value="38.466667" calcext:value-type="float">
            <text:p>38.466667</text:p>
          </table:table-cell>
          <table:table-cell table:style-name="ce1" office:value-type="float" office:value="55.866667" calcext:value-type="float">
            <text:p>55.866667</text:p>
          </table:table-cell>
          <table:table-cell table:style-name="ce1" office:value-type="float" office:value="0.59661" calcext:value-type="float">
            <text:p>0.596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.62955" calcext:value-type="float">
            <text:p>0.6295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0.59613" calcext:value-type="float">
            <text:p>0.59613</text:p>
          </table:table-cell>
          <table:table-cell/>
          <table:table-cell office:value-type="float" office:value="16.46666" calcext:value-type="float">
            <text:p>16.46666</text:p>
          </table:table-cell>
          <table:table-cell office:value-type="float" office:value="0.62788" calcext:value-type="float">
            <text:p>0.6278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8.733333" calcext:value-type="float">
            <text:p>38.733333</text:p>
          </table:table-cell>
          <table:table-cell office:value-type="float" office:value="55.8" calcext:value-type="float">
            <text:p>55.8</text:p>
          </table:table-cell>
          <table:table-cell office:value-type="float" office:value="0.59616" calcext:value-type="float">
            <text:p>0.59616</text:p>
          </table:table-cell>
          <table:table-cell table:number-columns-repeated="6"/>
          <table:table-cell office:value-type="float" office:value="38.666667" calcext:value-type="float">
            <text:p>38.666667</text:p>
          </table:table-cell>
          <table:table-cell office:value-type="float" office:value="0.59583" calcext:value-type="float">
            <text:p>0.59583</text:p>
          </table:table-cell>
          <table:table-cell/>
          <table:table-cell office:value-type="float" office:value="16.3333" calcext:value-type="float">
            <text:p>16.3333</text:p>
          </table:table-cell>
          <table:table-cell office:value-type="float" office:value="0.62865" calcext:value-type="float">
            <text:p>0.62865</text:p>
          </table:table-cell>
        </table:table-row>
        <table:table-row table:style-name="ro1">
          <table:table-cell table:number-columns-repeated="13"/>
          <table:table-cell office:value-type="float" office:value="38.466667" calcext:value-type="float">
            <text:p>38.466667</text:p>
          </table:table-cell>
          <table:table-cell office:value-type="float" office:value="0.59642" calcext:value-type="float">
            <text:p>0.59642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0.62898" calcext:value-type="float">
            <text:p>0.62898</text:p>
          </table:table-cell>
        </table:table-row>
        <table:table-row table:style-name="ro1">
          <table:table-cell table:number-columns-repeated="13"/>
          <table:table-cell office:value-type="float" office:value="38.466667" calcext:value-type="float">
            <text:p>38.466667</text:p>
          </table:table-cell>
          <table:table-cell office:value-type="float" office:value="0.59643" calcext:value-type="float">
            <text:p>0.59643</text:p>
          </table:table-cell>
          <table:table-cell/>
          <table:table-cell table:style-name="ce1" office:value-type="float" office:value="16.13333" calcext:value-type="float">
            <text:p>16.13333</text:p>
          </table:table-cell>
          <table:table-cell table:style-name="ce1" office:value-type="float" office:value="0.62964" calcext:value-type="float">
            <text:p>0.62964</text:p>
          </table:table-cell>
        </table:table-row>
        <table:table-row table:style-name="ro1">
          <table:table-cell table:number-columns-repeated="13"/>
          <table:table-cell table:style-name="ce1" office:value-type="float" office:value="38.466667" calcext:value-type="float">
            <text:p>38.466667</text:p>
          </table:table-cell>
          <table:table-cell table:style-name="ce1" office:value-type="float" office:value="0.59661" calcext:value-type="float">
            <text:p>0.5966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62955" calcext:value-type="float">
            <text:p>0.62955</text:p>
          </table:table-cell>
        </table:table-row>
      </table:table>
      <table:table table:name="Spanish" table:style-name="ta1">
        <table:shapes>
          <draw:frame draw:z-index="0" draw:style-name="gr1" draw:text-style-name="P1" svg:width="453.26pt" svg:height="255.26pt" svg:x="825.42pt" svg:y="500.68pt">
            <loext:p draw:notify-on-update-of-ranges="Spanish.N7:Spanish.N36 Spanish.O7:Spanish.O36 Spanish.Q7:Spanish.Q36 Spanish.R7:Spanish.R3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453.51pt" svg:height="255.09pt" svg:x="260.36pt" svg:y="482.46pt">
            <loext:p draw:notify-on-update-of-ranges="Spanish.N7:Spanish.N26 Spanish.O7:Spanish.O26 Spanish.Q7:Spanish.Q26 Spanish.R7:Spanish.R2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246.33pt" svg:y="792.68pt">
            <loext:p draw:notify-on-update-of-ranges="Spanish.N28:Spanish.N36 Spanish.O28:Spanish.O36 Spanish.Q28:Spanish.Q36 Spanish.R28:Spanish.R3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poch_size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csls_knn_10 @5</text:p>
          </table:table-cell>
          <table:table-cell office:value-type="string" calcext:value-type="string">
            <text:p>Mean cosine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4.8" calcext:value-type="float">
            <text:p>4.8</text:p>
          </table:table-cell>
          <table:table-cell office:value-type="float" office:value="0.40439" calcext:value-type="float">
            <text:p>0.4043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.4" calcext:value-type="float">
            <text:p>17.4</text:p>
          </table:table-cell>
          <table:table-cell office:value-type="float" office:value="0.44009" calcext:value-type="float">
            <text:p>0.440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r_decay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.133333" calcext:value-type="float">
            <text:p>67.133333</text:p>
          </table:table-cell>
          <table:table-cell office:value-type="float" office:value="81.333333" calcext:value-type="float">
            <text:p>81.333333</text:p>
          </table:table-cell>
          <table:table-cell office:value-type="float" office:value="0.57254" calcext:value-type="float">
            <text:p>0.5725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.86666" calcext:value-type="float">
            <text:p>68.86666</text:p>
          </table:table-cell>
          <table:table-cell office:value-type="float" office:value="0.57927" calcext:value-type="float">
            <text:p>0.579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r_shrink</text:p>
          </table:table-cell>
          <table:table-cell office:value-type="float" office:value="0.75" calcext:value-type="float">
            <text:p>0.7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85.8" calcext:value-type="float">
            <text:p>85.8</text:p>
          </table:table-cell>
          <table:table-cell table:style-name="ce1" office:value-type="float" office:value="0.58596" calcext:value-type="float">
            <text:p>0.58596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9.6" calcext:value-type="float">
            <text:p>69.6</text:p>
          </table:table-cell>
          <table:table-cell table:style-name="ce1" office:value-type="float" office:value="0.58997" calcext:value-type="float">
            <text:p>0.589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266667" calcext:value-type="float">
            <text:p>64.266667</text:p>
          </table:table-cell>
          <table:table-cell office:value-type="float" office:value="79" calcext:value-type="float">
            <text:p>79</text:p>
          </table:table-cell>
          <table:table-cell office:value-type="float" office:value="0.56393" calcext:value-type="float">
            <text:p>0.563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.57631" calcext:value-type="float">
            <text:p>0.5763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float" office:value="60.066667" calcext:value-type="float">
            <text:p>60.066667</text:p>
          </table:table-cell>
          <table:table-cell table:style-name="ce2" office:value-type="float" office:value="74.266667" calcext:value-type="float">
            <text:p>74.266667</text:p>
          </table:table-cell>
          <table:table-cell table:style-name="ce2" office:value-type="float" office:value="0.55832" calcext:value-type="float">
            <text:p>0.558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2.4" calcext:value-type="float">
            <text:p>62.4</text:p>
          </table:table-cell>
          <table:table-cell office:value-type="float" office:value="0.53965" calcext:value-type="float">
            <text:p>0.5396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5.2" calcext:value-type="float">
            <text:p>65.2</text:p>
          </table:table-cell>
          <table:table-cell office:value-type="float" office:value="79.4" calcext:value-type="float">
            <text:p>79.4</text:p>
          </table:table-cell>
          <table:table-cell office:value-type="float" office:value="0.56928" calcext:value-type="float">
            <text:p>0.569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8.4" calcext:value-type="float">
            <text:p>68.4</text:p>
          </table:table-cell>
          <table:table-cell office:value-type="float" office:value="0.57735" calcext:value-type="float">
            <text:p>0.57735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0.40439" calcext:value-type="float">
            <text:p>0.40439</text:p>
          </table:table-cell>
          <table:table-cell/>
          <table:table-cell office:value-type="float" office:value="17.4" calcext:value-type="float">
            <text:p>17.4</text:p>
          </table:table-cell>
          <table:table-cell office:value-type="float" office:value="0.44009" calcext:value-type="float">
            <text:p>0.4400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80.266667" calcext:value-type="float">
            <text:p>80.266667</text:p>
          </table:table-cell>
          <table:table-cell office:value-type="float" office:value="0.56516" calcext:value-type="float">
            <text:p>0.5651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9.06666" calcext:value-type="float">
            <text:p>69.06666</text:p>
          </table:table-cell>
          <table:table-cell office:value-type="float" office:value="0.58969" calcext:value-type="float">
            <text:p>0.58969</text:p>
          </table:table-cell>
          <table:table-cell table:number-columns-repeated="2"/>
          <table:table-cell office:value-type="float" office:value="67.133333" calcext:value-type="float">
            <text:p>67.133333</text:p>
          </table:table-cell>
          <table:table-cell office:value-type="float" office:value="0.57254" calcext:value-type="float">
            <text:p>0.57254</text:p>
          </table:table-cell>
          <table:table-cell/>
          <table:table-cell office:value-type="float" office:value="68.86666" calcext:value-type="float">
            <text:p>68.86666</text:p>
          </table:table-cell>
          <table:table-cell office:value-type="float" office:value="0.57927" calcext:value-type="float">
            <text:p>0.5792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2.466667" calcext:value-type="float">
            <text:p>62.466667</text:p>
          </table:table-cell>
          <table:table-cell office:value-type="float" office:value="75.333333" calcext:value-type="float">
            <text:p>75.333333</text:p>
          </table:table-cell>
          <table:table-cell office:value-type="float" office:value="0.56356" calcext:value-type="float">
            <text:p>0.563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1.5333" calcext:value-type="float">
            <text:p>71.5333</text:p>
          </table:table-cell>
          <table:table-cell office:value-type="float" office:value="0.58762" calcext:value-type="float">
            <text:p>0.58762</text:p>
          </table:table-cell>
          <table:table-cell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0.58596" calcext:value-type="float">
            <text:p>0.58596</text:p>
          </table:table-cell>
          <table:table-cell/>
          <table:table-cell table:style-name="ce1" office:value-type="float" office:value="69.6" calcext:value-type="float">
            <text:p>69.6</text:p>
          </table:table-cell>
          <table:table-cell table:style-name="ce1" office:value-type="float" office:value="0.58997" calcext:value-type="float">
            <text:p>0.5899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.4" calcext:value-type="float">
            <text:p>60.4</text:p>
          </table:table-cell>
          <table:table-cell office:value-type="float" office:value="73.4" calcext:value-type="float">
            <text:p>73.4</text:p>
          </table:table-cell>
          <table:table-cell office:value-type="float" office:value="0.56736" calcext:value-type="float">
            <text:p>0.567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0.58689" calcext:value-type="float">
            <text:p>0.58689</text:p>
          </table:table-cell>
          <table:table-cell table:number-columns-repeated="2"/>
          <table:table-cell office:value-type="float" office:value="64.266667" calcext:value-type="float">
            <text:p>64.266667</text:p>
          </table:table-cell>
          <table:table-cell office:value-type="float" office:value="0.56393" calcext:value-type="float">
            <text:p>0.5639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57631" calcext:value-type="float">
            <text:p>0.5763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9.266667" calcext:value-type="float">
            <text:p>59.266667</text:p>
          </table:table-cell>
          <table:table-cell office:value-type="float" office:value="73.266667" calcext:value-type="float">
            <text:p>73.266667</text:p>
          </table:table-cell>
          <table:table-cell office:value-type="float" office:value="0.57103" calcext:value-type="float">
            <text:p>0.571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2.6" calcext:value-type="float">
            <text:p>72.6</text:p>
          </table:table-cell>
          <table:table-cell office:value-type="float" office:value="0.58832" calcext:value-type="float">
            <text:p>0.58832</text:p>
          </table:table-cell>
          <table:table-cell table:number-columns-repeated="2"/>
          <table:table-cell table:style-name="ce2" office:value-type="float" office:value="60.066667" calcext:value-type="float">
            <text:p>60.066667</text:p>
          </table:table-cell>
          <table:table-cell table:style-name="ce2" office:value-type="float" office:value="0.55832" calcext:value-type="float">
            <text:p>0.55832</text:p>
          </table:table-cell>
          <table:table-cell/>
          <table:table-cell office:value-type="float" office:value="62.4" calcext:value-type="float">
            <text:p>62.4</text:p>
          </table:table-cell>
          <table:table-cell office:value-type="float" office:value="0.53965" calcext:value-type="float">
            <text:p>0.53965</text:p>
          </table:table-cell>
        </table:table-row>
        <table:table-row table:style-name="ro1">
          <table:table-cell table:number-columns-repeated="13"/>
          <table:table-cell office:value-type="float" office:value="65.2" calcext:value-type="float">
            <text:p>65.2</text:p>
          </table:table-cell>
          <table:table-cell office:value-type="float" office:value="0.56928" calcext:value-type="float">
            <text:p>0.56928</text:p>
          </table:table-cell>
          <table:table-cell/>
          <table:table-cell office:value-type="float" office:value="68.4" calcext:value-type="float">
            <text:p>68.4</text:p>
          </table:table-cell>
          <table:table-cell office:value-type="float" office:value="0.57735" calcext:value-type="float">
            <text:p>0.577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finement</text:p>
          </table:table-cell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0.56516" calcext:value-type="float">
            <text:p>0.56516</text:p>
          </table:table-cell>
          <table:table-cell/>
          <table:table-cell office:value-type="float" office:value="69.06666" calcext:value-type="float">
            <text:p>69.06666</text:p>
          </table:table-cell>
          <table:table-cell office:value-type="float" office:value="0.58969" calcext:value-type="float">
            <text:p>0.58969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2.333333" calcext:value-type="float">
            <text:p>82.333333</text:p>
          </table:table-cell>
          <table:table-cell office:value-type="float" office:value="90.933333" calcext:value-type="float">
            <text:p>90.933333</text:p>
          </table:table-cell>
          <table:table-cell office:value-type="float" office:value="0.69262" calcext:value-type="float">
            <text:p>0.692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.466666" calcext:value-type="float">
            <text:p>81.466666</text:p>
          </table:table-cell>
          <table:table-cell office:value-type="float" office:value="0.67718" calcext:value-type="float">
            <text:p>0.67718</text:p>
          </table:table-cell>
          <table:table-cell table:number-columns-repeated="2"/>
          <table:table-cell office:value-type="float" office:value="62.466667" calcext:value-type="float">
            <text:p>62.466667</text:p>
          </table:table-cell>
          <table:table-cell office:value-type="float" office:value="0.56356" calcext:value-type="float">
            <text:p>0.56356</text:p>
          </table:table-cell>
          <table:table-cell/>
          <table:table-cell office:value-type="float" office:value="71.5333" calcext:value-type="float">
            <text:p>71.5333</text:p>
          </table:table-cell>
          <table:table-cell office:value-type="float" office:value="0.58762" calcext:value-type="float">
            <text:p>0.58762</text:p>
          </table:table-cell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82.8" calcext:value-type="float">
            <text:p>82.8</text:p>
          </table:table-cell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0.69435" calcext:value-type="float">
            <text:p>0.6943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83.06666" calcext:value-type="float">
            <text:p>83.06666</text:p>
          </table:table-cell>
          <table:table-cell office:value-type="float" office:value="0.68114" calcext:value-type="float">
            <text:p>0.68114</text:p>
          </table:table-cell>
          <table:table-cell table:number-columns-repeated="2"/>
          <table:table-cell office:value-type="float" office:value="60.4" calcext:value-type="float">
            <text:p>60.4</text:p>
          </table:table-cell>
          <table:table-cell office:value-type="float" office:value="0.56736" calcext:value-type="float">
            <text:p>0.5673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58689" calcext:value-type="float">
            <text:p>0.5868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2.666667" calcext:value-type="float">
            <text:p>82.666667</text:p>
          </table:table-cell>
          <table:table-cell office:value-type="float" office:value="91.2" calcext:value-type="float">
            <text:p>91.2</text:p>
          </table:table-cell>
          <table:table-cell office:value-type="float" office:value="0.69387" calcext:value-type="float">
            <text:p>0.6938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83.133333" calcext:value-type="float">
            <text:p>83.133333</text:p>
          </table:table-cell>
          <table:table-cell table:style-name="ce1" office:value-type="float" office:value="0.68175" calcext:value-type="float">
            <text:p>0.68175</text:p>
          </table:table-cell>
          <table:table-cell table:number-columns-repeated="2"/>
          <table:table-cell office:value-type="float" office:value="59.266667" calcext:value-type="float">
            <text:p>59.266667</text:p>
          </table:table-cell>
          <table:table-cell office:value-type="float" office:value="0.57103" calcext:value-type="float">
            <text:p>0.57103</text:p>
          </table:table-cell>
          <table:table-cell/>
          <table:table-cell office:value-type="float" office:value="72.6" calcext:value-type="float">
            <text:p>72.6</text:p>
          </table:table-cell>
          <table:table-cell office:value-type="float" office:value="0.58832" calcext:value-type="float">
            <text:p>0.5883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2.6" calcext:value-type="float">
            <text:p>82.6</text:p>
          </table:table-cell>
          <table:table-cell office:value-type="float" office:value="91.133333" calcext:value-type="float">
            <text:p>91.133333</text:p>
          </table:table-cell>
          <table:table-cell office:value-type="float" office:value="0.69368" calcext:value-type="float">
            <text:p>0.6936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.2" calcext:value-type="float">
            <text:p>83.2</text:p>
          </table:table-cell>
          <table:table-cell office:value-type="float" office:value="0.68151" calcext:value-type="float">
            <text:p>0.6815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2.466667" calcext:value-type="float">
            <text:p>82.466667</text:p>
          </table:table-cell>
          <table:table-cell office:value-type="float" office:value="91.266667" calcext:value-type="float">
            <text:p>91.266667</text:p>
          </table:table-cell>
          <table:table-cell office:value-type="float" office:value="0.69349" calcext:value-type="float">
            <text:p>0.693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3.2" calcext:value-type="float">
            <text:p>83.2</text:p>
          </table:table-cell>
          <table:table-cell office:value-type="float" office:value="0.68151" calcext:value-type="float">
            <text:p>0.6815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2.466667" calcext:value-type="float">
            <text:p>82.466667</text:p>
          </table:table-cell>
          <table:table-cell office:value-type="float" office:value="91.2" calcext:value-type="float">
            <text:p>91.2</text:p>
          </table:table-cell>
          <table:table-cell office:value-type="float" office:value="0.69345" calcext:value-type="float">
            <text:p>0.693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26666" calcext:value-type="float">
            <text:p>83.26666</text:p>
          </table:table-cell>
          <table:table-cell office:value-type="float" office:value="0.68147" calcext:value-type="float">
            <text:p>0.68147</text:p>
          </table:table-cell>
          <table:table-cell table:number-columns-repeated="2"/>
          <table:table-cell office:value-type="float" office:value="82.333333" calcext:value-type="float">
            <text:p>82.333333</text:p>
          </table:table-cell>
          <table:table-cell office:value-type="float" office:value="0.69262" calcext:value-type="float">
            <text:p>0.69262</text:p>
          </table:table-cell>
          <table:table-cell/>
          <table:table-cell office:value-type="float" office:value="81.466666" calcext:value-type="float">
            <text:p>81.466666</text:p>
          </table:table-cell>
          <table:table-cell office:value-type="float" office:value="0.67718" calcext:value-type="float">
            <text:p>0.6771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2.466667" calcext:value-type="float">
            <text:p>82.466667</text:p>
          </table:table-cell>
          <table:table-cell office:value-type="float" office:value="91.2" calcext:value-type="float">
            <text:p>91.2</text:p>
          </table:table-cell>
          <table:table-cell office:value-type="float" office:value="0.69345" calcext:value-type="float">
            <text:p>0.693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3.33333" calcext:value-type="float">
            <text:p>83.33333</text:p>
          </table:table-cell>
          <table:table-cell office:value-type="float" office:value="0.68141" calcext:value-type="float">
            <text:p>0.68141</text:p>
          </table:table-cell>
          <table:table-cell table:number-columns-repeated="2"/>
          <table:table-cell table:style-name="ce1" office:value-type="float" office:value="82.8" calcext:value-type="float">
            <text:p>82.8</text:p>
          </table:table-cell>
          <table:table-cell table:style-name="ce1" office:value-type="float" office:value="0.69435" calcext:value-type="float">
            <text:p>0.69435</text:p>
          </table:table-cell>
          <table:table-cell/>
          <table:table-cell office:value-type="float" office:value="83.06666" calcext:value-type="float">
            <text:p>83.06666</text:p>
          </table:table-cell>
          <table:table-cell office:value-type="float" office:value="0.68114" calcext:value-type="float">
            <text:p>0.68114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2.466667" calcext:value-type="float">
            <text:p>82.466667</text:p>
          </table:table-cell>
          <table:table-cell office:value-type="float" office:value="91.2" calcext:value-type="float">
            <text:p>91.2</text:p>
          </table:table-cell>
          <table:table-cell office:value-type="float" office:value="0.69345" calcext:value-type="float">
            <text:p>0.693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.26666" calcext:value-type="float">
            <text:p>83.26666</text:p>
          </table:table-cell>
          <table:table-cell office:value-type="float" office:value="0.68141" calcext:value-type="float">
            <text:p>0.68141</text:p>
          </table:table-cell>
          <table:table-cell table:number-columns-repeated="2"/>
          <table:table-cell office:value-type="float" office:value="82.666667" calcext:value-type="float">
            <text:p>82.666667</text:p>
          </table:table-cell>
          <table:table-cell office:value-type="float" office:value="0.69387" calcext:value-type="float">
            <text:p>0.69387</text:p>
          </table:table-cell>
          <table:table-cell/>
          <table:table-cell table:style-name="ce1" office:value-type="float" office:value="83.133333" calcext:value-type="float">
            <text:p>83.133333</text:p>
          </table:table-cell>
          <table:table-cell table:style-name="ce1" office:value-type="float" office:value="0.68175" calcext:value-type="float">
            <text:p>0.6817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2.4" calcext:value-type="float">
            <text:p>82.4</text:p>
          </table:table-cell>
          <table:table-cell office:value-type="float" office:value="91.2" calcext:value-type="float">
            <text:p>91.2</text:p>
          </table:table-cell>
          <table:table-cell table:number-columns-repeated="7"/>
          <table:table-cell office:value-type="float" office:value="82.6" calcext:value-type="float">
            <text:p>82.6</text:p>
          </table:table-cell>
          <table:table-cell office:value-type="float" office:value="0.69368" calcext:value-type="float">
            <text:p>0.69368</text:p>
          </table:table-cell>
          <table:table-cell/>
          <table:table-cell office:value-type="float" office:value="83.2" calcext:value-type="float">
            <text:p>83.2</text:p>
          </table:table-cell>
          <table:table-cell office:value-type="float" office:value="0.68151" calcext:value-type="float">
            <text:p>0.68151</text:p>
          </table:table-cell>
        </table:table-row>
        <table:table-row table:style-name="ro1">
          <table:table-cell table:number-columns-repeated="13"/>
          <table:table-cell office:value-type="float" office:value="82.466667" calcext:value-type="float">
            <text:p>82.466667</text:p>
          </table:table-cell>
          <table:table-cell office:value-type="float" office:value="0.69349" calcext:value-type="float">
            <text:p>0.69349</text:p>
          </table:table-cell>
          <table:table-cell/>
          <table:table-cell office:value-type="float" office:value="83.2" calcext:value-type="float">
            <text:p>83.2</text:p>
          </table:table-cell>
          <table:table-cell office:value-type="float" office:value="0.68151" calcext:value-type="float">
            <text:p>0.68151</text:p>
          </table:table-cell>
        </table:table-row>
        <table:table-row table:style-name="ro1">
          <table:table-cell office:value-type="string" calcext:value-type="string">
            <text:p>Supervised</text:p>
          </table:table-cell>
          <table:table-cell table:number-columns-repeated="2"/>
          <table:table-cell office:value-type="string" calcext:value-type="string">
            <text:p>Refinement</text:p>
          </table:table-cell>
          <table:table-cell table:number-columns-repeated="9"/>
          <table:table-cell office:value-type="float" office:value="82.466667" calcext:value-type="float">
            <text:p>82.466667</text:p>
          </table:table-cell>
          <table:table-cell office:value-type="float" office:value="0.69345" calcext:value-type="float">
            <text:p>0.69345</text:p>
          </table:table-cell>
          <table:table-cell/>
          <table:table-cell office:value-type="float" office:value="83.26666" calcext:value-type="float">
            <text:p>83.26666</text:p>
          </table:table-cell>
          <table:table-cell office:value-type="float" office:value="0.68147" calcext:value-type="float">
            <text:p>0.68147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1.866667" calcext:value-type="float">
            <text:p>81.866667</text:p>
          </table:table-cell>
          <table:table-cell office:value-type="float" office:value="91.4" calcext:value-type="float">
            <text:p>91.4</text:p>
          </table:table-cell>
          <table:table-cell office:value-type="float" office:value="0.68119" calcext:value-type="float">
            <text:p>0.681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.86666" calcext:value-type="float">
            <text:p>82.86666</text:p>
          </table:table-cell>
          <table:table-cell office:value-type="float" office:value="0.70162" calcext:value-type="float">
            <text:p>0.70162</text:p>
          </table:table-cell>
          <table:table-cell table:number-columns-repeated="2"/>
          <table:table-cell office:value-type="float" office:value="82.466667" calcext:value-type="float">
            <text:p>82.466667</text:p>
          </table:table-cell>
          <table:table-cell office:value-type="float" office:value="0.69345" calcext:value-type="float">
            <text:p>0.69345</text:p>
          </table:table-cell>
          <table:table-cell/>
          <table:table-cell office:value-type="float" office:value="83.33333" calcext:value-type="float">
            <text:p>83.33333</text:p>
          </table:table-cell>
          <table:table-cell office:value-type="float" office:value="0.68141" calcext:value-type="float">
            <text:p>0.6814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2.4" calcext:value-type="float">
            <text:p>82.4</text:p>
          </table:table-cell>
          <table:table-cell office:value-type="float" office:value="91.266667" calcext:value-type="float">
            <text:p>91.266667</text:p>
          </table:table-cell>
          <table:table-cell office:value-type="float" office:value="0.70079" calcext:value-type="float">
            <text:p>0.700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71568" calcext:value-type="float">
            <text:p>0.71568</text:p>
          </table:table-cell>
          <table:table-cell table:number-columns-repeated="2"/>
          <table:table-cell office:value-type="float" office:value="82.466667" calcext:value-type="float">
            <text:p>82.466667</text:p>
          </table:table-cell>
          <table:table-cell office:value-type="float" office:value="0.69345" calcext:value-type="float">
            <text:p>0.69345</text:p>
          </table:table-cell>
          <table:table-cell/>
          <table:table-cell office:value-type="float" office:value="83.26666" calcext:value-type="float">
            <text:p>83.26666</text:p>
          </table:table-cell>
          <table:table-cell office:value-type="float" office:value="0.68141" calcext:value-type="float">
            <text:p>0.68141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82.2" calcext:value-type="float">
            <text:p>82.2</text:p>
          </table:table-cell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0.70082" calcext:value-type="float">
            <text:p>0.700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3.466667" calcext:value-type="float">
            <text:p>83.466667</text:p>
          </table:table-cell>
          <table:table-cell office:value-type="float" office:value="0.71529" calcext:value-type="float">
            <text:p>0.71529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2.133333" calcext:value-type="float">
            <text:p>82.133333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0.70062" calcext:value-type="float">
            <text:p>0.7006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3.333333" calcext:value-type="float">
            <text:p>83.333333</text:p>
          </table:table-cell>
          <table:table-cell office:value-type="float" office:value="0.71547" calcext:value-type="float">
            <text:p>0.71547</text:p>
          </table:table-cell>
          <table:table-cell table:number-columns-repeated="2"/>
          <table:table-cell office:value-type="float" office:value="81.866667" calcext:value-type="float">
            <text:p>81.866667</text:p>
          </table:table-cell>
          <table:table-cell office:value-type="float" office:value="0.68119" calcext:value-type="float">
            <text:p>0.68119</text:p>
          </table:table-cell>
          <table:table-cell/>
          <table:table-cell office:value-type="float" office:value="82.86666" calcext:value-type="float">
            <text:p>82.86666</text:p>
          </table:table-cell>
          <table:table-cell office:value-type="float" office:value="0.70162" calcext:value-type="float">
            <text:p>0.7016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2.2" calcext:value-type="float">
            <text:p>82.2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0.70047" calcext:value-type="float">
            <text:p>0.7004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83.4" calcext:value-type="float">
            <text:p>83.4</text:p>
          </table:table-cell>
          <table:table-cell table:style-name="ce1" office:value-type="float" office:value="0.7155" calcext:value-type="float">
            <text:p>0.7155</text:p>
          </table:table-cell>
          <table:table-cell table:number-columns-repeated="2"/>
          <table:table-cell office:value-type="float" office:value="82.4" calcext:value-type="float">
            <text:p>82.4</text:p>
          </table:table-cell>
          <table:table-cell office:value-type="float" office:value="0.70079" calcext:value-type="float">
            <text:p>0.7007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0.71568" calcext:value-type="float">
            <text:p>0.7156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2.266667" calcext:value-type="float">
            <text:p>82.266667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0.70041" calcext:value-type="float">
            <text:p>0.7004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3.266667" calcext:value-type="float">
            <text:p>83.266667</text:p>
          </table:table-cell>
          <table:table-cell office:value-type="float" office:value="0.71549" calcext:value-type="float">
            <text:p>0.71549</text:p>
          </table:table-cell>
          <table:table-cell table:number-columns-repeated="2"/>
          <table:table-cell table:style-name="ce1" office:value-type="float" office:value="82.2" calcext:value-type="float">
            <text:p>82.2</text:p>
          </table:table-cell>
          <table:table-cell table:style-name="ce1" office:value-type="float" office:value="0.70082" calcext:value-type="float">
            <text:p>0.70082</text:p>
          </table:table-cell>
          <table:table-cell/>
          <table:table-cell office:value-type="float" office:value="83.466667" calcext:value-type="float">
            <text:p>83.466667</text:p>
          </table:table-cell>
          <table:table-cell office:value-type="float" office:value="0.71529" calcext:value-type="float">
            <text:p>0.7152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2.133333" calcext:value-type="float">
            <text:p>82.133333</text:p>
          </table:table-cell>
          <table:table-cell office:value-type="float" office:value="91.266667" calcext:value-type="float">
            <text:p>91.266667</text:p>
          </table:table-cell>
          <table:table-cell office:value-type="float" office:value="0.70047" calcext:value-type="float">
            <text:p>0.700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3.266667" calcext:value-type="float">
            <text:p>83.266667</text:p>
          </table:table-cell>
          <table:table-cell office:value-type="float" office:value="0.71549" calcext:value-type="float">
            <text:p>0.71549</text:p>
          </table:table-cell>
          <table:table-cell table:number-columns-repeated="2"/>
          <table:table-cell office:value-type="float" office:value="82.133333" calcext:value-type="float">
            <text:p>82.133333</text:p>
          </table:table-cell>
          <table:table-cell office:value-type="float" office:value="0.70062" calcext:value-type="float">
            <text:p>0.70062</text:p>
          </table:table-cell>
          <table:table-cell/>
          <table:table-cell office:value-type="float" office:value="83.333333" calcext:value-type="float">
            <text:p>83.333333</text:p>
          </table:table-cell>
          <table:table-cell office:value-type="float" office:value="0.71547" calcext:value-type="float">
            <text:p>0.7154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2.133333" calcext:value-type="float">
            <text:p>82.133333</text:p>
          </table:table-cell>
          <table:table-cell office:value-type="float" office:value="91.266667" calcext:value-type="float">
            <text:p>91.266667</text:p>
          </table:table-cell>
          <table:table-cell office:value-type="float" office:value="0.70047" calcext:value-type="float">
            <text:p>0.7004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.266667" calcext:value-type="float">
            <text:p>83.266667</text:p>
          </table:table-cell>
          <table:table-cell office:value-type="float" office:value="0.71549" calcext:value-type="float">
            <text:p>0.71549</text:p>
          </table:table-cell>
          <table:table-cell table:number-columns-repeated="2"/>
          <table:table-cell office:value-type="float" office:value="82.2" calcext:value-type="float">
            <text:p>82.2</text:p>
          </table:table-cell>
          <table:table-cell office:value-type="float" office:value="0.70047" calcext:value-type="float">
            <text:p>0.70047</text:p>
          </table:table-cell>
          <table:table-cell/>
          <table:table-cell office:value-type="float" office:value="83.4" calcext:value-type="float">
            <text:p>83.4</text:p>
          </table:table-cell>
          <table:table-cell office:value-type="float" office:value="0.7155" calcext:value-type="float">
            <text:p>0.715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2.133333" calcext:value-type="float">
            <text:p>82.133333</text:p>
          </table:table-cell>
          <table:table-cell office:value-type="float" office:value="91.266667" calcext:value-type="float">
            <text:p>91.266667</text:p>
          </table:table-cell>
          <table:table-cell office:value-type="float" office:value="0.70047" calcext:value-type="float">
            <text:p>0.700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3.266667" calcext:value-type="float">
            <text:p>83.266667</text:p>
          </table:table-cell>
          <table:table-cell office:value-type="float" office:value="0.71549" calcext:value-type="float">
            <text:p>0.71549</text:p>
          </table:table-cell>
          <table:table-cell table:number-columns-repeated="2"/>
          <table:table-cell office:value-type="float" office:value="82.266667" calcext:value-type="float">
            <text:p>82.266667</text:p>
          </table:table-cell>
          <table:table-cell office:value-type="float" office:value="0.70041" calcext:value-type="float">
            <text:p>0.70041</text:p>
          </table:table-cell>
          <table:table-cell/>
          <table:table-cell office:value-type="float" office:value="83.266667" calcext:value-type="float">
            <text:p>83.266667</text:p>
          </table:table-cell>
          <table:table-cell office:value-type="float" office:value="0.71549" calcext:value-type="float">
            <text:p>0.7154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2.133333" calcext:value-type="float">
            <text:p>82.133333</text:p>
          </table:table-cell>
          <table:table-cell office:value-type="float" office:value="91.266667" calcext:value-type="float">
            <text:p>91.266667</text:p>
          </table:table-cell>
          <table:table-cell office:value-type="float" office:value="0.70047" calcext:value-type="float">
            <text:p>0.70047</text:p>
          </table:table-cell>
          <table:table-cell table:number-columns-repeated="6"/>
          <table:table-cell office:value-type="float" office:value="82.133333" calcext:value-type="float">
            <text:p>82.133333</text:p>
          </table:table-cell>
          <table:table-cell office:value-type="float" office:value="0.70047" calcext:value-type="float">
            <text:p>0.70047</text:p>
          </table:table-cell>
          <table:table-cell/>
          <table:table-cell office:value-type="float" office:value="83.266667" calcext:value-type="float">
            <text:p>83.266667</text:p>
          </table:table-cell>
          <table:table-cell office:value-type="float" office:value="0.71549" calcext:value-type="float">
            <text:p>0.71549</text:p>
          </table:table-cell>
        </table:table-row>
        <table:table-row table:style-name="ro1">
          <table:table-cell table:number-columns-repeated="13"/>
          <table:table-cell office:value-type="float" office:value="82.133333" calcext:value-type="float">
            <text:p>82.133333</text:p>
          </table:table-cell>
          <table:table-cell office:value-type="float" office:value="0.70047" calcext:value-type="float">
            <text:p>0.70047</text:p>
          </table:table-cell>
          <table:table-cell/>
          <table:table-cell office:value-type="float" office:value="83.266667" calcext:value-type="float">
            <text:p>83.266667</text:p>
          </table:table-cell>
          <table:table-cell office:value-type="float" office:value="0.71549" calcext:value-type="float">
            <text:p>0.71549</text:p>
          </table:table-cell>
        </table:table-row>
        <table:table-row table:style-name="ro1">
          <table:table-cell table:number-columns-repeated="13"/>
          <table:table-cell office:value-type="float" office:value="82.133333" calcext:value-type="float">
            <text:p>82.133333</text:p>
          </table:table-cell>
          <table:table-cell office:value-type="float" office:value="0.70047" calcext:value-type="float">
            <text:p>0.70047</text:p>
          </table:table-cell>
          <table:table-cell/>
          <table:table-cell office:value-type="float" office:value="83.266667" calcext:value-type="float">
            <text:p>83.266667</text:p>
          </table:table-cell>
          <table:table-cell office:value-type="float" office:value="0.71549" calcext:value-type="float">
            <text:p>0.71549</text:p>
          </table:table-cell>
        </table:table-row>
      </table:table>
      <table:table table:name="French" table:style-name="ta1">
        <table:shapes>
          <draw:frame draw:z-index="0" draw:style-name="gr1" draw:text-style-name="P1" svg:width="453.51pt" svg:height="255.09pt" svg:x="732.73pt" svg:y="497.48pt">
            <loext:p draw:notify-on-update-of-ranges="French.N7:French.N35 French.O7:French.O35 French.Q7:French.Q35 French.R7:French.R3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453.51pt" svg:height="255.09pt" svg:x="209.14pt" svg:y="486.96pt">
            <loext:p draw:notify-on-update-of-ranges="French.N7:French.N25 French.O7:French.O25 French.Q7:French.Q25 French.R7:French.R2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53.51pt" svg:height="255.09pt" svg:x="185.73pt" svg:y="784.37pt">
            <loext:p draw:notify-on-update-of-ranges="French.N27:French.N35 French.O27:French.O35 French.Q27:French.Q35 French.R27:French.R35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poch_size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 table:number-columns-repeated="2"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0.48333" calcext:value-type="float">
            <text:p>0.48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0.43574" calcext:value-type="float">
            <text:p>0.43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r_decay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.866667" calcext:value-type="float">
            <text:p>58.866667</text:p>
          </table:table-cell>
          <table:table-cell office:value-type="float" office:value="0.5574" calcext:value-type="float">
            <text:p>0.55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561" calcext:value-type="float">
            <text:p>0.5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r_shrink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.266667" calcext:value-type="float">
            <text:p>62.266667</text:p>
          </table:table-cell>
          <table:table-cell office:value-type="float" office:value="0.56235" calcext:value-type="float">
            <text:p>0.56235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0.58072" calcext:value-type="float">
            <text:p>0.58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0.57136" calcext:value-type="float">
            <text:p>0.5713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.5701" calcext:value-type="float">
            <text:p>0.570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0.466667" calcext:value-type="float">
            <text:p>70.466667</text:p>
          </table:table-cell>
          <table:table-cell office:value-type="float" office:value="0.54992" calcext:value-type="float">
            <text:p>0.5499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8.0666" calcext:value-type="float">
            <text:p>68.0666</text:p>
          </table:table-cell>
          <table:table-cell office:value-type="float" office:value="0.56352" calcext:value-type="float">
            <text:p>0.5635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52939" calcext:value-type="float">
            <text:p>0.529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.8" calcext:value-type="float">
            <text:p>67.8</text:p>
          </table:table-cell>
          <table:table-cell office:value-type="float" office:value="0.56546" calcext:value-type="float">
            <text:p>0.56546</text:p>
          </table:table-cell>
          <table:table-cell table:number-columns-repeated="2"/>
          <table:table-cell office:value-type="float" office:value="42.2" calcext:value-type="float">
            <text:p>42.2</text:p>
          </table:table-cell>
          <table:table-cell office:value-type="float" office:value="0.48333" calcext:value-type="float">
            <text:p>0.48333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0.43574" calcext:value-type="float">
            <text:p>0.4357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float" office:value="0.54145" calcext:value-type="float">
            <text:p>0.5414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0.56913" calcext:value-type="float">
            <text:p>0.56913</text:p>
          </table:table-cell>
          <table:table-cell table:number-columns-repeated="2"/>
          <table:table-cell office:value-type="float" office:value="58.866667" calcext:value-type="float">
            <text:p>58.866667</text:p>
          </table:table-cell>
          <table:table-cell office:value-type="float" office:value="0.5574" calcext:value-type="float">
            <text:p>0.5574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5.866667" calcext:value-type="float">
            <text:p>65.866667</text:p>
          </table:table-cell>
          <table:table-cell office:value-type="float" office:value="0.54766" calcext:value-type="float">
            <text:p>0.547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5.6" calcext:value-type="float">
            <text:p>65.6</text:p>
          </table:table-cell>
          <table:table-cell office:value-type="float" office:value="0.56846" calcext:value-type="float">
            <text:p>0.56846</text:p>
          </table:table-cell>
          <table:table-cell table:number-columns-repeated="2"/>
          <table:table-cell office:value-type="float" office:value="62.266667" calcext:value-type="float">
            <text:p>62.266667</text:p>
          </table:table-cell>
          <table:table-cell office:value-type="float" office:value="0.56235" calcext:value-type="float">
            <text:p>0.56235</text:p>
          </table:table-cell>
          <table:table-cell/>
          <table:table-cell table:style-name="ce1" office:value-type="float" office:value="67.8" calcext:value-type="float">
            <text:p>67.8</text:p>
          </table:table-cell>
          <table:table-cell table:style-name="ce1" office:value-type="float" office:value="0.58072" calcext:value-type="float">
            <text:p>0.58072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4.333333" calcext:value-type="float">
            <text:p>64.333333</text:p>
          </table:table-cell>
          <table:table-cell office:value-type="float" office:value="0.54621" calcext:value-type="float">
            <text:p>0.546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6.8" calcext:value-type="float">
            <text:p>66.8</text:p>
          </table:table-cell>
          <table:table-cell office:value-type="float" office:value="0.5696" calcext:value-type="float">
            <text:p>0.5696</text:p>
          </table:table-cell>
          <table:table-cell table:number-columns-repeated="2"/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0.57136" calcext:value-type="float">
            <text:p>0.5713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5701" calcext:value-type="float">
            <text:p>0.5701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8.6" calcext:value-type="float">
            <text:p>58.6</text:p>
          </table:table-cell>
          <table:table-cell office:value-type="float" office:value="0.54679" calcext:value-type="float">
            <text:p>0.5467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7.2666" calcext:value-type="float">
            <text:p>67.2666</text:p>
          </table:table-cell>
          <table:table-cell office:value-type="float" office:value="0.57031" calcext:value-type="float">
            <text:p>0.57031</text:p>
          </table:table-cell>
          <table:table-cell table:number-columns-repeated="2"/>
          <table:table-cell office:value-type="float" office:value="70.466667" calcext:value-type="float">
            <text:p>70.466667</text:p>
          </table:table-cell>
          <table:table-cell office:value-type="float" office:value="0.54992" calcext:value-type="float">
            <text:p>0.54992</text:p>
          </table:table-cell>
          <table:table-cell/>
          <table:table-cell office:value-type="float" office:value="68.0666" calcext:value-type="float">
            <text:p>68.0666</text:p>
          </table:table-cell>
          <table:table-cell office:value-type="float" office:value="0.56352" calcext:value-type="float">
            <text:p>0.56352</text:p>
          </table:table-cell>
        </table:table-row>
        <table:table-row table:style-name="ro1">
          <table:table-cell table:number-columns-repeated="13"/>
          <table:table-cell office:value-type="float" office:value="60" calcext:value-type="float">
            <text:p>60</text:p>
          </table:table-cell>
          <table:table-cell office:value-type="float" office:value="0.52939" calcext:value-type="float">
            <text:p>0.52939</text:p>
          </table:table-cell>
          <table:table-cell/>
          <table:table-cell office:value-type="float" office:value="67.8" calcext:value-type="float">
            <text:p>67.8</text:p>
          </table:table-cell>
          <table:table-cell office:value-type="float" office:value="0.56546" calcext:value-type="float">
            <text:p>0.56546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2.466667" calcext:value-type="float">
            <text:p>82.466667</text:p>
          </table:table-cell>
          <table:table-cell office:value-type="float" office:value="0.67999" calcext:value-type="float">
            <text:p>0.6799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0.73333" calcext:value-type="float">
            <text:p>80.73333</text:p>
          </table:table-cell>
          <table:table-cell office:value-type="float" office:value="0.66619" calcext:value-type="float">
            <text:p>0.66619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0.54145" calcext:value-type="float">
            <text:p>0.5414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56913" calcext:value-type="float">
            <text:p>0.56913</text:p>
          </table:table-cell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82.866667" calcext:value-type="float">
            <text:p>82.866667</text:p>
          </table:table-cell>
          <table:table-cell table:style-name="ce1" office:value-type="float" office:value="0.68039" calcext:value-type="float">
            <text:p>0.680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.13333" calcext:value-type="float">
            <text:p>82.13333</text:p>
          </table:table-cell>
          <table:table-cell office:value-type="float" office:value="0.66975" calcext:value-type="float">
            <text:p>0.66975</text:p>
          </table:table-cell>
          <table:table-cell table:number-columns-repeated="2"/>
          <table:table-cell office:value-type="float" office:value="65.866667" calcext:value-type="float">
            <text:p>65.866667</text:p>
          </table:table-cell>
          <table:table-cell office:value-type="float" office:value="0.54766" calcext:value-type="float">
            <text:p>0.54766</text:p>
          </table:table-cell>
          <table:table-cell/>
          <table:table-cell office:value-type="float" office:value="65.6" calcext:value-type="float">
            <text:p>65.6</text:p>
          </table:table-cell>
          <table:table-cell office:value-type="float" office:value="0.56846" calcext:value-type="float">
            <text:p>0.5684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3.066667" calcext:value-type="float">
            <text:p>83.066667</text:p>
          </table:table-cell>
          <table:table-cell office:value-type="float" office:value="0.67976" calcext:value-type="float">
            <text:p>0.679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2.4" calcext:value-type="float">
            <text:p>82.4</text:p>
          </table:table-cell>
          <table:table-cell office:value-type="float" office:value="0.66971" calcext:value-type="float">
            <text:p>0.66971</text:p>
          </table:table-cell>
          <table:table-cell table:number-columns-repeated="2"/>
          <table:table-cell office:value-type="float" office:value="64.333333" calcext:value-type="float">
            <text:p>64.333333</text:p>
          </table:table-cell>
          <table:table-cell office:value-type="float" office:value="0.54621" calcext:value-type="float">
            <text:p>0.54621</text:p>
          </table:table-cell>
          <table:table-cell/>
          <table:table-cell office:value-type="float" office:value="66.8" calcext:value-type="float">
            <text:p>66.8</text:p>
          </table:table-cell>
          <table:table-cell office:value-type="float" office:value="0.5696" calcext:value-type="float">
            <text:p>0.5696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2.8" calcext:value-type="float">
            <text:p>82.8</text:p>
          </table:table-cell>
          <table:table-cell office:value-type="float" office:value="0.67935" calcext:value-type="float">
            <text:p>0.67935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82.4" calcext:value-type="float">
            <text:p>82.4</text:p>
          </table:table-cell>
          <table:table-cell table:style-name="ce1" office:value-type="float" office:value="0.66986" calcext:value-type="float">
            <text:p>0.66986</text:p>
          </table:table-cell>
          <table:table-cell table:number-columns-repeated="2"/>
          <table:table-cell office:value-type="float" office:value="58.6" calcext:value-type="float">
            <text:p>58.6</text:p>
          </table:table-cell>
          <table:table-cell office:value-type="float" office:value="0.54679" calcext:value-type="float">
            <text:p>0.54679</text:p>
          </table:table-cell>
          <table:table-cell/>
          <table:table-cell office:value-type="float" office:value="67.2666" calcext:value-type="float">
            <text:p>67.2666</text:p>
          </table:table-cell>
          <table:table-cell office:value-type="float" office:value="0.57031" calcext:value-type="float">
            <text:p>0.5703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2.8" calcext:value-type="float">
            <text:p>82.8</text:p>
          </table:table-cell>
          <table:table-cell office:value-type="float" office:value="0.67917" calcext:value-type="float">
            <text:p>0.679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2.46666" calcext:value-type="float">
            <text:p>82.46666</text:p>
          </table:table-cell>
          <table:table-cell office:value-type="float" office:value="0.66963" calcext:value-type="float">
            <text:p>0.66963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2.866667" calcext:value-type="float">
            <text:p>82.866667</text:p>
          </table:table-cell>
          <table:table-cell office:value-type="float" office:value="0.6791" calcext:value-type="float">
            <text:p>0.679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2.53333" calcext:value-type="float">
            <text:p>82.53333</text:p>
          </table:table-cell>
          <table:table-cell office:value-type="float" office:value="0.66966" calcext:value-type="float">
            <text:p>0.66966</text:p>
          </table:table-cell>
          <table:table-cell table:number-columns-repeated="2"/>
          <table:table-cell office:value-type="float" office:value="82.466667" calcext:value-type="float">
            <text:p>82.466667</text:p>
          </table:table-cell>
          <table:table-cell office:value-type="float" office:value="0.67999" calcext:value-type="float">
            <text:p>0.67999</text:p>
          </table:table-cell>
          <table:table-cell/>
          <table:table-cell office:value-type="float" office:value="80.73333" calcext:value-type="float">
            <text:p>80.73333</text:p>
          </table:table-cell>
          <table:table-cell office:value-type="float" office:value="0.66619" calcext:value-type="float">
            <text:p>0.6661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2.8" calcext:value-type="float">
            <text:p>82.8</text:p>
          </table:table-cell>
          <table:table-cell office:value-type="float" office:value="0.67903" calcext:value-type="float">
            <text:p>0.6790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2.46666" calcext:value-type="float">
            <text:p>82.46666</text:p>
          </table:table-cell>
          <table:table-cell office:value-type="float" office:value="0.6696" calcext:value-type="float">
            <text:p>0.6696</text:p>
          </table:table-cell>
          <table:table-cell table:number-columns-repeated="2"/>
          <table:table-cell table:style-name="ce1" office:value-type="float" office:value="82.866667" calcext:value-type="float">
            <text:p>82.866667</text:p>
          </table:table-cell>
          <table:table-cell table:style-name="ce1" office:value-type="float" office:value="0.68039" calcext:value-type="float">
            <text:p>0.68039</text:p>
          </table:table-cell>
          <table:table-cell/>
          <table:table-cell office:value-type="float" office:value="82.13333" calcext:value-type="float">
            <text:p>82.13333</text:p>
          </table:table-cell>
          <table:table-cell office:value-type="float" office:value="0.66975" calcext:value-type="float">
            <text:p>0.6697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2.8" calcext:value-type="float">
            <text:p>82.8</text:p>
          </table:table-cell>
          <table:table-cell office:value-type="float" office:value="0.67904" calcext:value-type="float">
            <text:p>0.6790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2.46666" calcext:value-type="float">
            <text:p>82.46666</text:p>
          </table:table-cell>
          <table:table-cell office:value-type="float" office:value="0.66957" calcext:value-type="float">
            <text:p>0.66957</text:p>
          </table:table-cell>
          <table:table-cell table:number-columns-repeated="2"/>
          <table:table-cell office:value-type="float" office:value="83.066667" calcext:value-type="float">
            <text:p>83.066667</text:p>
          </table:table-cell>
          <table:table-cell office:value-type="float" office:value="0.67976" calcext:value-type="float">
            <text:p>0.67976</text:p>
          </table:table-cell>
          <table:table-cell/>
          <table:table-cell office:value-type="float" office:value="82.4" calcext:value-type="float">
            <text:p>82.4</text:p>
          </table:table-cell>
          <table:table-cell office:value-type="float" office:value="0.66971" calcext:value-type="float">
            <text:p>0.66971</text:p>
          </table:table-cell>
        </table:table-row>
        <table:table-row table:style-name="ro1">
          <table:table-cell table:number-columns-repeated="13"/>
          <table:table-cell office:value-type="float" office:value="82.8" calcext:value-type="float">
            <text:p>82.8</text:p>
          </table:table-cell>
          <table:table-cell office:value-type="float" office:value="0.67935" calcext:value-type="float">
            <text:p>0.67935</text:p>
          </table:table-cell>
          <table:table-cell/>
          <table:table-cell table:style-name="ce1" office:value-type="float" office:value="82.4" calcext:value-type="float">
            <text:p>82.4</text:p>
          </table:table-cell>
          <table:table-cell table:style-name="ce1" office:value-type="float" office:value="0.66986" calcext:value-type="float">
            <text:p>0.669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pervised</text:p>
          </table:table-cell>
          <table:table-cell table:number-columns-repeated="10"/>
          <table:table-cell office:value-type="float" office:value="82.8" calcext:value-type="float">
            <text:p>82.8</text:p>
          </table:table-cell>
          <table:table-cell office:value-type="float" office:value="0.67917" calcext:value-type="float">
            <text:p>0.67917</text:p>
          </table:table-cell>
          <table:table-cell/>
          <table:table-cell office:value-type="float" office:value="82.46666" calcext:value-type="float">
            <text:p>82.46666</text:p>
          </table:table-cell>
          <table:table-cell office:value-type="float" office:value="0.66963" calcext:value-type="float">
            <text:p>0.66963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1.066667" calcext:value-type="float">
            <text:p>81.066667</text:p>
          </table:table-cell>
          <table:table-cell office:value-type="float" office:value="0.70555" calcext:value-type="float">
            <text:p>0.705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.4" calcext:value-type="float">
            <text:p>82.4</text:p>
          </table:table-cell>
          <table:table-cell office:value-type="float" office:value="0.69122" calcext:value-type="float">
            <text:p>0.69122</text:p>
          </table:table-cell>
          <table:table-cell table:number-columns-repeated="2"/>
          <table:table-cell office:value-type="float" office:value="82.866667" calcext:value-type="float">
            <text:p>82.866667</text:p>
          </table:table-cell>
          <table:table-cell office:value-type="float" office:value="0.6791" calcext:value-type="float">
            <text:p>0.6791</text:p>
          </table:table-cell>
          <table:table-cell/>
          <table:table-cell office:value-type="float" office:value="82.53333" calcext:value-type="float">
            <text:p>82.53333</text:p>
          </table:table-cell>
          <table:table-cell office:value-type="float" office:value="0.66966" calcext:value-type="float">
            <text:p>0.6696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1.866667" calcext:value-type="float">
            <text:p>81.866667</text:p>
          </table:table-cell>
          <table:table-cell office:value-type="float" office:value="0.72197" calcext:value-type="float">
            <text:p>0.721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2.2" calcext:value-type="float">
            <text:p>82.2</text:p>
          </table:table-cell>
          <table:table-cell office:value-type="float" office:value="0.7049" calcext:value-type="float">
            <text:p>0.7049</text:p>
          </table:table-cell>
          <table:table-cell table:number-columns-repeated="2"/>
          <table:table-cell office:value-type="float" office:value="82.8" calcext:value-type="float">
            <text:p>82.8</text:p>
          </table:table-cell>
          <table:table-cell office:value-type="float" office:value="0.67903" calcext:value-type="float">
            <text:p>0.67903</text:p>
          </table:table-cell>
          <table:table-cell/>
          <table:table-cell office:value-type="float" office:value="82.46666" calcext:value-type="float">
            <text:p>82.46666</text:p>
          </table:table-cell>
          <table:table-cell office:value-type="float" office:value="0.6696" calcext:value-type="float">
            <text:p>0.6696</text:p>
          </table:table-cell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table-cell office:value-type="float" office:value="82.133333" calcext:value-type="float">
            <text:p>82.133333</text:p>
          </table:table-cell>
          <table:table-cell office:value-type="float" office:value="0.722" calcext:value-type="float">
            <text:p>0.722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office:value-type="float" office:value="81.933333" calcext:value-type="float">
            <text:p>81.933333</text:p>
          </table:table-cell>
          <table:table-cell office:value-type="float" office:value="0.70515" calcext:value-type="float">
            <text:p>0.70515</text:p>
          </table:table-cell>
          <table:table-cell table:number-columns-repeated="2"/>
          <table:table-cell office:value-type="float" office:value="82.8" calcext:value-type="float">
            <text:p>82.8</text:p>
          </table:table-cell>
          <table:table-cell office:value-type="float" office:value="0.67904" calcext:value-type="float">
            <text:p>0.67904</text:p>
          </table:table-cell>
          <table:table-cell/>
          <table:table-cell office:value-type="float" office:value="82.46666" calcext:value-type="float">
            <text:p>82.46666</text:p>
          </table:table-cell>
          <table:table-cell office:value-type="float" office:value="0.66957" calcext:value-type="float">
            <text:p>0.66957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2.066667" calcext:value-type="float">
            <text:p>82.066667</text:p>
          </table:table-cell>
          <table:table-cell office:value-type="float" office:value="0.72197" calcext:value-type="float">
            <text:p>0.721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0.70495" calcext:value-type="float">
            <text:p>0.7049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 office:value-type="float" office:value="82.133333" calcext:value-type="float">
            <text:p>82.133333</text:p>
          </table:table-cell>
          <table:table-cell table:style-name="ce1" office:value-type="float" office:value="0.72227" calcext:value-type="float">
            <text:p>0.72227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office:value-type="float" office:value="81.933333" calcext:value-type="float">
            <text:p>81.933333</text:p>
          </table:table-cell>
          <table:table-cell office:value-type="float" office:value="0.7052" calcext:value-type="float">
            <text:p>0.7052</text:p>
          </table:table-cell>
          <table:table-cell table:number-columns-repeated="2"/>
          <table:table-cell office:value-type="float" office:value="81.066667" calcext:value-type="float">
            <text:p>81.066667</text:p>
          </table:table-cell>
          <table:table-cell office:value-type="float" office:value="0.70555" calcext:value-type="float">
            <text:p>0.70555</text:p>
          </table:table-cell>
          <table:table-cell/>
          <table:table-cell office:value-type="float" office:value="82.4" calcext:value-type="float">
            <text:p>82.4</text:p>
          </table:table-cell>
          <table:table-cell office:value-type="float" office:value="0.69122" calcext:value-type="float">
            <text:p>0.6912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2.133333" calcext:value-type="float">
            <text:p>82.133333</text:p>
          </table:table-cell>
          <table:table-cell office:value-type="float" office:value="0.72219" calcext:value-type="float">
            <text:p>0.722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1.866667" calcext:value-type="float">
            <text:p>81.866667</text:p>
          </table:table-cell>
          <table:table-cell office:value-type="float" office:value="0.7052" calcext:value-type="float">
            <text:p>0.7052</text:p>
          </table:table-cell>
          <table:table-cell table:number-columns-repeated="2"/>
          <table:table-cell office:value-type="float" office:value="81.866667" calcext:value-type="float">
            <text:p>81.866667</text:p>
          </table:table-cell>
          <table:table-cell office:value-type="float" office:value="0.72197" calcext:value-type="float">
            <text:p>0.72197</text:p>
          </table:table-cell>
          <table:table-cell/>
          <table:table-cell office:value-type="float" office:value="82.2" calcext:value-type="float">
            <text:p>82.2</text:p>
          </table:table-cell>
          <table:table-cell office:value-type="float" office:value="0.7049" calcext:value-type="float">
            <text:p>0.704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2.066667" calcext:value-type="float">
            <text:p>82.066667</text:p>
          </table:table-cell>
          <table:table-cell office:value-type="float" office:value="0.72209" calcext:value-type="float">
            <text:p>0.7220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1.933333" calcext:value-type="float">
            <text:p>81.933333</text:p>
          </table:table-cell>
          <table:table-cell office:value-type="float" office:value="0.70518" calcext:value-type="float">
            <text:p>0.70518</text:p>
          </table:table-cell>
          <table:table-cell table:number-columns-repeated="2"/>
          <table:table-cell office:value-type="float" office:value="82.133333" calcext:value-type="float">
            <text:p>82.133333</text:p>
          </table:table-cell>
          <table:table-cell office:value-type="float" office:value="0.722" calcext:value-type="float">
            <text:p>0.722</text:p>
          </table:table-cell>
          <table:table-cell/>
          <table:table-cell office:value-type="float" office:value="81.933333" calcext:value-type="float">
            <text:p>81.933333</text:p>
          </table:table-cell>
          <table:table-cell office:value-type="float" office:value="0.70515" calcext:value-type="float">
            <text:p>0.70515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2.066667" calcext:value-type="float">
            <text:p>82.066667</text:p>
          </table:table-cell>
          <table:table-cell office:value-type="float" office:value="0.72209" calcext:value-type="float">
            <text:p>0.7220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1.933333" calcext:value-type="float">
            <text:p>81.933333</text:p>
          </table:table-cell>
          <table:table-cell office:value-type="float" office:value="0.70516" calcext:value-type="float">
            <text:p>0.70516</text:p>
          </table:table-cell>
          <table:table-cell table:number-columns-repeated="2"/>
          <table:table-cell office:value-type="float" office:value="82.066667" calcext:value-type="float">
            <text:p>82.066667</text:p>
          </table:table-cell>
          <table:table-cell office:value-type="float" office:value="0.72197" calcext:value-type="float">
            <text:p>0.7219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70495" calcext:value-type="float">
            <text:p>0.70495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82.066667" calcext:value-type="float">
            <text:p>82.066667</text:p>
          </table:table-cell>
          <table:table-cell office:value-type="float" office:value="0.72209" calcext:value-type="float">
            <text:p>0.72209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81.933333" calcext:value-type="float">
            <text:p>81.933333</text:p>
          </table:table-cell>
          <table:table-cell table:style-name="ce1" office:value-type="float" office:value="0.70521" calcext:value-type="float">
            <text:p>0.70521</text:p>
          </table:table-cell>
          <table:table-cell table:number-columns-repeated="2"/>
          <table:table-cell table:style-name="ce1" office:value-type="float" office:value="82.133333" calcext:value-type="float">
            <text:p>82.133333</text:p>
          </table:table-cell>
          <table:table-cell table:style-name="ce1" office:value-type="float" office:value="0.72227" calcext:value-type="float">
            <text:p>0.72227</text:p>
          </table:table-cell>
          <table:table-cell/>
          <table:table-cell office:value-type="float" office:value="81.933333" calcext:value-type="float">
            <text:p>81.933333</text:p>
          </table:table-cell>
          <table:table-cell office:value-type="float" office:value="0.7052" calcext:value-type="float">
            <text:p>0.7052</text:p>
          </table:table-cell>
        </table:table-row>
        <table:table-row table:style-name="ro1">
          <table:table-cell table:number-columns-repeated="13"/>
          <table:table-cell office:value-type="float" office:value="82.133333" calcext:value-type="float">
            <text:p>82.133333</text:p>
          </table:table-cell>
          <table:table-cell office:value-type="float" office:value="0.72219" calcext:value-type="float">
            <text:p>0.72219</text:p>
          </table:table-cell>
          <table:table-cell/>
          <table:table-cell office:value-type="float" office:value="81.866667" calcext:value-type="float">
            <text:p>81.866667</text:p>
          </table:table-cell>
          <table:table-cell office:value-type="float" office:value="0.7052" calcext:value-type="float">
            <text:p>0.7052</text:p>
          </table:table-cell>
        </table:table-row>
        <table:table-row table:style-name="ro1">
          <table:table-cell table:number-columns-repeated="13"/>
          <table:table-cell office:value-type="float" office:value="82.066667" calcext:value-type="float">
            <text:p>82.066667</text:p>
          </table:table-cell>
          <table:table-cell office:value-type="float" office:value="0.72209" calcext:value-type="float">
            <text:p>0.72209</text:p>
          </table:table-cell>
          <table:table-cell/>
          <table:table-cell office:value-type="float" office:value="81.933333" calcext:value-type="float">
            <text:p>81.933333</text:p>
          </table:table-cell>
          <table:table-cell office:value-type="float" office:value="0.70518" calcext:value-type="float">
            <text:p>0.70518</text:p>
          </table:table-cell>
        </table:table-row>
        <table:table-row table:style-name="ro1">
          <table:table-cell table:number-columns-repeated="13"/>
          <table:table-cell office:value-type="float" office:value="82.066667" calcext:value-type="float">
            <text:p>82.066667</text:p>
          </table:table-cell>
          <table:table-cell office:value-type="float" office:value="0.72209" calcext:value-type="float">
            <text:p>0.72209</text:p>
          </table:table-cell>
          <table:table-cell/>
          <table:table-cell office:value-type="float" office:value="81.933333" calcext:value-type="float">
            <text:p>81.933333</text:p>
          </table:table-cell>
          <table:table-cell office:value-type="float" office:value="0.70516" calcext:value-type="float">
            <text:p>0.70516</text:p>
          </table:table-cell>
        </table:table-row>
        <table:table-row table:style-name="ro1">
          <table:table-cell table:number-columns-repeated="13"/>
          <table:table-cell office:value-type="float" office:value="82.066667" calcext:value-type="float">
            <text:p>82.066667</text:p>
          </table:table-cell>
          <table:table-cell office:value-type="float" office:value="0.72209" calcext:value-type="float">
            <text:p>0.72209</text:p>
          </table:table-cell>
          <table:table-cell/>
          <table:table-cell table:style-name="ce1" office:value-type="float" office:value="81.933333" calcext:value-type="float">
            <text:p>81.933333</text:p>
          </table:table-cell>
          <table:table-cell table:style-name="ce1" office:value-type="float" office:value="0.70521" calcext:value-type="float">
            <text:p>0.70521</text:p>
          </table:table-cell>
        </table:table-row>
      </table:table>
      <table:table table:name="Japanese" table:style-name="ta1">
        <table:table-column table:style-name="co1" table:number-columns-repeated="4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poch_size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49015" calcext:value-type="float">
            <text:p>0.490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26994" calcext:value-type="float">
            <text:p>0.26994</text:p>
          </table:table-cell>
        </table:table-row>
        <table:table-row table:style-name="ro1">
          <table:table-cell office:value-type="string" calcext:value-type="string">
            <text:p>lr_decay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336" calcext:value-type="float">
            <text:p>0.473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977" calcext:value-type="float">
            <text:p>0.33977</text:p>
          </table:table-cell>
        </table:table-row>
        <table:table-row table:style-name="ro1">
          <table:table-cell office:value-type="string" calcext:value-type="string">
            <text:p>lr_shrink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6218" calcext:value-type="float">
            <text:p>0.462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7812" calcext:value-type="float">
            <text:p>0.27812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6379" calcext:value-type="float">
            <text:p>0.363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68918" calcext:value-type="float">
            <text:p>0.068918</text:p>
          </table:table-cell>
          <table:table-cell office:value-type="float" office:value="0.3237" calcext:value-type="float">
            <text:p>0.3237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9675" calcext:value-type="float">
            <text:p>0.2967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1262" calcext:value-type="float">
            <text:p>0.4126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079" calcext:value-type="float">
            <text:p>0.2507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275672" calcext:value-type="float">
            <text:p>0.275672</text:p>
          </table:table-cell>
          <table:table-cell office:value-type="float" office:value="0.38794" calcext:value-type="float">
            <text:p>0.3879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3292" calcext:value-type="float">
            <text:p>0.232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413508" calcext:value-type="float">
            <text:p>0.413508</text:p>
          </table:table-cell>
          <table:table-cell office:value-type="float" office:value="0.39528" calcext:value-type="float">
            <text:p>0.3952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383" calcext:value-type="float">
            <text:p>0.223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82426" calcext:value-type="float">
            <text:p>0.482426</text:p>
          </table:table-cell>
          <table:table-cell office:value-type="float" office:value="0.40937" calcext:value-type="float">
            <text:p>0.4093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1883" calcext:value-type="float">
            <text:p>0.218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58098" calcext:value-type="float">
            <text:p>0.758098</text:p>
          </table:table-cell>
          <table:table-cell office:value-type="float" office:value="0.39108" calcext:value-type="float">
            <text:p>0.3910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1609" calcext:value-type="float">
            <text:p>0.216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64852" calcext:value-type="float">
            <text:p>0.964852</text:p>
          </table:table-cell>
          <table:table-cell office:value-type="float" office:value="0.38716" calcext:value-type="float">
            <text:p>0.3871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0.43853" calcext:value-type="float">
            <text:p>0.438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1366" calcext:value-type="float">
            <text:p>0.4136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79" calcext:value-type="float">
            <text:p>0.47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738" calcext:value-type="float">
            <text:p>0.4173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858" calcext:value-type="float">
            <text:p>0.48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8918" calcext:value-type="float">
            <text:p>0.068918</text:p>
          </table:table-cell>
          <table:table-cell office:value-type="float" office:value="0.45692" calcext:value-type="float">
            <text:p>0.4569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9064" calcext:value-type="float">
            <text:p>0.490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68918" calcext:value-type="float">
            <text:p>0.068918</text:p>
          </table:table-cell>
          <table:table-cell office:value-type="float" office:value="0.4771" calcext:value-type="float">
            <text:p>0.477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9295" calcext:value-type="float">
            <text:p>0.492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68918" calcext:value-type="float">
            <text:p>0.068918</text:p>
          </table:table-cell>
          <table:table-cell office:value-type="float" office:value="0.49425" calcext:value-type="float">
            <text:p>0.49425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9557" calcext:value-type="float">
            <text:p>0.4955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68918" calcext:value-type="float">
            <text:p>0.068918</text:p>
          </table:table-cell>
          <table:table-cell office:value-type="float" office:value="0.50554" calcext:value-type="float">
            <text:p>0.5055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9618" calcext:value-type="float">
            <text:p>0.496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68918" calcext:value-type="float">
            <text:p>0.068918</text:p>
          </table:table-cell>
          <table:table-cell office:value-type="float" office:value="0.5127" calcext:value-type="float">
            <text:p>0.5127</text:p>
          </table:table-cell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9726" calcext:value-type="float">
            <text:p>0.49726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1794" calcext:value-type="float">
            <text:p>0.5179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pervised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2.74858" calcext:value-type="float">
            <text:p>12.74858</text:p>
          </table:table-cell>
          <table:table-cell table:style-name="ce2" office:value-type="float" office:value="0.50762" calcext:value-type="float">
            <text:p>0.5076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8918" calcext:value-type="float">
            <text:p>0.068918</text:p>
          </table:table-cell>
          <table:table-cell office:value-type="float" office:value="0.58207" calcext:value-type="float">
            <text:p>0.58207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21" calcext:value-type="float">
            <text:p>0.592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9027" calcext:value-type="float">
            <text:p>0.59027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59559" calcext:value-type="float">
            <text:p>0.59559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9559" calcext:value-type="float">
            <text:p>0.59559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9559" calcext:value-type="float">
            <text:p>0.5955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9559" calcext:value-type="float">
            <text:p>0.59559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9559" calcext:value-type="float">
            <text:p>0.59559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9559" calcext:value-type="float">
            <text:p>0.59559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epoch_size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7766" calcext:value-type="float">
            <text:p>0.57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_decay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644" calcext:value-type="float">
            <text:p>0.60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_shrink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854" calcext:value-type="float">
            <text:p>0.06854</text:p>
          </table:table-cell>
          <table:table-cell office:value-type="float" office:value="0.61495" calcext:value-type="float">
            <text:p>0.61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27416" calcext:value-type="float">
            <text:p>0.27416</text:p>
          </table:table-cell>
          <table:table-cell table:style-name="ce1" office:value-type="float" office:value="0.62694" calcext:value-type="float">
            <text:p>0.626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6027" calcext:value-type="float">
            <text:p>0.60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60843" calcext:value-type="float">
            <text:p>0.608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8962" calcext:value-type="float">
            <text:p>0.589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165182" calcext:value-type="float">
            <text:p>1.165182</text:p>
          </table:table-cell>
          <table:table-cell office:value-type="float" office:value="0.5479" calcext:value-type="float">
            <text:p>0.54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056203" calcext:value-type="float">
            <text:p>2.056203</text:p>
          </table:table-cell>
          <table:table-cell office:value-type="float" office:value="0.55712" calcext:value-type="float">
            <text:p>0.557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.124743" calcext:value-type="float">
            <text:p>2.124743</text:p>
          </table:table-cell>
          <table:table-cell office:value-type="float" office:value="0.46666" calcext:value-type="float">
            <text:p>0.466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.439342" calcext:value-type="float">
            <text:p>1.439342</text:p>
          </table:table-cell>
          <table:table-cell office:value-type="float" office:value="0.32747" calcext:value-type="float">
            <text:p>0.327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.233722" calcext:value-type="float">
            <text:p>1.233722</text:p>
          </table:table-cell>
          <table:table-cell office:value-type="float" office:value="0.2895" calcext:value-type="float">
            <text:p>0.289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4894" calcext:value-type="float">
            <text:p>0.48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0573" calcext:value-type="float">
            <text:p>0.505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0885" calcext:value-type="float">
            <text:p>0.508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121" calcext:value-type="float">
            <text:p>0.51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1263" calcext:value-type="float">
            <text:p>0.512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141" calcext:value-type="float">
            <text:p>0.514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3427" calcext:value-type="float">
            <text:p>0.3427</text:p>
          </table:table-cell>
          <table:table-cell table:style-name="ce1" office:value-type="float" office:value="0.51432" calcext:value-type="float">
            <text:p>0.514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51413" calcext:value-type="float">
            <text:p>0.51413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epoch_size</text:p>
          </table:table-cell>
          <table:table-cell office:value-type="float" office:value="150000" calcext:value-type="float">
            <text:p>15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2" calcext:value-type="float">
            <text:p>0.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57766" calcext:value-type="float">
            <text:p>0.57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_decay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0644" calcext:value-type="float">
            <text:p>0.60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_shrink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854" calcext:value-type="float">
            <text:p>0.06854</text:p>
          </table:table-cell>
          <table:table-cell office:value-type="float" office:value="0.61495" calcext:value-type="float">
            <text:p>0.614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27416" calcext:value-type="float">
            <text:p>0.27416</text:p>
          </table:table-cell>
          <table:table-cell table:style-name="ce1" office:value-type="float" office:value="0.62694" calcext:value-type="float">
            <text:p>0.626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6027" calcext:value-type="float">
            <text:p>0.60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60843" calcext:value-type="float">
            <text:p>0.608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4761" calcext:value-type="float">
            <text:p>0.547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411241" calcext:value-type="float">
            <text:p>0.411241</text:p>
          </table:table-cell>
          <table:table-cell office:value-type="float" office:value="0.51406" calcext:value-type="float">
            <text:p>0.514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38211" calcext:value-type="float">
            <text:p>0.382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411241" calcext:value-type="float">
            <text:p>0.411241</text:p>
          </table:table-cell>
          <table:table-cell office:value-type="float" office:value="0.3523" calcext:value-type="float">
            <text:p>0.35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3417" calcext:value-type="float">
            <text:p>0.34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33681" calcext:value-type="float">
            <text:p>0.3368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4894" calcext:value-type="float">
            <text:p>0.48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0573" calcext:value-type="float">
            <text:p>0.505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0885" calcext:value-type="float">
            <text:p>0.508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121" calcext:value-type="float">
            <text:p>0.51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1263" calcext:value-type="float">
            <text:p>0.512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141" calcext:value-type="float">
            <text:p>0.51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3427" calcext:value-type="float">
            <text:p>0.3427</text:p>
          </table:table-cell>
          <table:table-cell office:value-type="float" office:value="0.51432" calcext:value-type="float">
            <text:p>0.514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27416" calcext:value-type="float">
            <text:p>0.27416</text:p>
          </table:table-cell>
          <table:table-cell office:value-type="float" office:value="0.51413" calcext:value-type="float">
            <text:p>0.51413</text:p>
          </table:table-cell>
          <table:table-cell table:number-columns-repeated="4"/>
        </table:table-row>
      </table:table>
      <table:table table:name="Arabic" table:style-name="ta1">
        <table:shapes>
          <draw:frame draw:z-index="0" draw:style-name="gr1" draw:text-style-name="P1" svg:width="453.37pt" svg:height="255.23pt" svg:x="778pt" svg:y="20.35pt">
            <loext:p draw:notify-on-update-of-ranges="Arabic.E2:Arabic.E31 Arabic.F2:Arabic.F31 Arabic.J2:Arabic.J31 Arabic.I2:Arabic.I3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53.37pt" svg:height="255.26pt" svg:x="221.64pt" svg:y="485.63pt">
            <loext:p draw:notify-on-update-of-ranges="Arabic.E2:Arabic.E20 Arabic.F2:Arabic.F20 Arabic.J2:Arabic.J20 Arabic.I2:Arabic.I20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453.37pt" svg:height="255.23pt" svg:x="747.55pt" svg:y="391.52pt">
            <loext:p draw:notify-on-update-of-ranges="Arabic.E23:Arabic.E31 Arabic.F23:Arabic.F31 Arabic.J23:Arabic.J31 Arabic.I23:Arabic.I31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poch_size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36271" calcext:value-type="float">
            <text:p>0.3627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5773" calcext:value-type="float">
            <text:p>0.35773</text:p>
          </table:table-cell>
        </table:table-row>
        <table:table-row table:style-name="ro1">
          <table:table-cell office:value-type="string" calcext:value-type="string">
            <text:p>lr_decay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752" calcext:value-type="float">
            <text:p>0.357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756" calcext:value-type="float">
            <text:p>0.35756</text:p>
          </table:table-cell>
        </table:table-row>
        <table:table-row table:style-name="ro1">
          <table:table-cell office:value-type="string" calcext:value-type="string">
            <text:p>lr_shrink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149" calcext:value-type="float">
            <text:p>0.361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7232" calcext:value-type="float">
            <text:p>0.37232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433" calcext:value-type="float">
            <text:p>0.354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7421" calcext:value-type="float">
            <text:p>0.3742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4433" calcext:value-type="float">
            <text:p>0.344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7071" calcext:value-type="float">
            <text:p>0.3707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4494" calcext:value-type="float">
            <text:p>0.344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66934" calcext:value-type="float">
            <text:p>0.066934</text:p>
          </table:table-cell>
          <table:table-cell office:value-type="float" office:value="0.37801" calcext:value-type="float">
            <text:p>0.3780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3711" calcext:value-type="float">
            <text:p>0.337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267738" calcext:value-type="float">
            <text:p>0.267738</text:p>
          </table:table-cell>
          <table:table-cell office:value-type="float" office:value="0.3754" calcext:value-type="float">
            <text:p>0.3754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4122" calcext:value-type="float">
            <text:p>0.341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405622" calcext:value-type="float">
            <text:p>1.405622</text:p>
          </table:table-cell>
          <table:table-cell office:value-type="float" office:value="0.37581" calcext:value-type="float">
            <text:p>0.3758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4134" calcext:value-type="float">
            <text:p>0.3413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283802" calcext:value-type="float">
            <text:p>4.283802</text:p>
          </table:table-cell>
          <table:table-cell office:value-type="float" office:value="0.38928" calcext:value-type="float">
            <text:p>0.3892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3819" calcext:value-type="float">
            <text:p>0.3381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15.327979" calcext:value-type="float">
            <text:p>15.327979</text:p>
          </table:table-cell>
          <table:table-cell table:style-name="ce1" office:value-type="float" office:value="0.43817" calcext:value-type="float">
            <text:p>0.4381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0.42638" calcext:value-type="float">
            <text:p>0.426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.349398" calcext:value-type="float">
            <text:p>37.349398</text:p>
          </table:table-cell>
          <table:table-cell office:value-type="float" office:value="0.54106" calcext:value-type="float">
            <text:p>0.5410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327" calcext:value-type="float">
            <text:p>0.443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3.975904" calcext:value-type="float">
            <text:p>43.975904</text:p>
          </table:table-cell>
          <table:table-cell office:value-type="float" office:value="0.56911" calcext:value-type="float">
            <text:p>0.5691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5127" calcext:value-type="float">
            <text:p>0.451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6.05087" calcext:value-type="float">
            <text:p>46.05087</text:p>
          </table:table-cell>
          <table:table-cell office:value-type="float" office:value="0.57307" calcext:value-type="float">
            <text:p>0.57307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5822" calcext:value-type="float">
            <text:p>0.458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.921017" calcext:value-type="float">
            <text:p>46.921017</text:p>
          </table:table-cell>
          <table:table-cell office:value-type="float" office:value="0.57446" calcext:value-type="float">
            <text:p>0.57446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6199" calcext:value-type="float">
            <text:p>0.461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7.925033" calcext:value-type="float">
            <text:p>47.925033</text:p>
          </table:table-cell>
          <table:table-cell office:value-type="float" office:value="0.5748" calcext:value-type="float">
            <text:p>0.5748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6419" calcext:value-type="float">
            <text:p>0.4641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8.460509" calcext:value-type="float">
            <text:p>48.460509</text:p>
          </table:table-cell>
          <table:table-cell office:value-type="float" office:value="0.57483" calcext:value-type="float">
            <text:p>0.5748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6528" calcext:value-type="float">
            <text:p>0.46528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48.527443" calcext:value-type="float">
            <text:p>48.527443</text:p>
          </table:table-cell>
          <table:table-cell table:style-name="ce1" office:value-type="float" office:value="0.57492" calcext:value-type="float">
            <text:p>0.57492</text:p>
          </table:table-cell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6662" calcext:value-type="float">
            <text:p>0.4666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8.862115" calcext:value-type="float">
            <text:p>48.862115</text:p>
          </table:table-cell>
          <table:table-cell office:value-type="float" office:value="0.57479" calcext:value-type="float">
            <text:p>0.5747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pervise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6.46666" calcext:value-type="float">
            <text:p>36.46666</text:p>
          </table:table-cell>
          <table:table-cell office:value-type="float" office:value="0.63431" calcext:value-type="float">
            <text:p>0.63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9.531459" calcext:value-type="float">
            <text:p>49.531459</text:p>
          </table:table-cell>
          <table:table-cell office:value-type="float" office:value="0.6092" calcext:value-type="float">
            <text:p>0.609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.93333" calcext:value-type="float">
            <text:p>34.93333</text:p>
          </table:table-cell>
          <table:table-cell office:value-type="float" office:value="0.66014" calcext:value-type="float">
            <text:p>0.660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9.531459" calcext:value-type="float">
            <text:p>49.531459</text:p>
          </table:table-cell>
          <table:table-cell office:value-type="float" office:value="0.62368" calcext:value-type="float">
            <text:p>0.62368</text:p>
          </table:table-cell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34.13333" calcext:value-type="float">
            <text:p>34.13333</text:p>
          </table:table-cell>
          <table:table-cell table:style-name="ce1" office:value-type="float" office:value="0.66347" calcext:value-type="float">
            <text:p>0.6634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9.531459" calcext:value-type="float">
            <text:p>49.531459</text:p>
          </table:table-cell>
          <table:table-cell office:value-type="float" office:value="0.62518" calcext:value-type="float">
            <text:p>0.62518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0.66223" calcext:value-type="float">
            <text:p>0.662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.263722" calcext:value-type="float">
            <text:p>49.263722</text:p>
          </table:table-cell>
          <table:table-cell office:value-type="float" office:value="0.62545" calcext:value-type="float">
            <text:p>0.6254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4.53333" calcext:value-type="float">
            <text:p>34.53333</text:p>
          </table:table-cell>
          <table:table-cell office:value-type="float" office:value="0.66227" calcext:value-type="float">
            <text:p>0.6622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.732262" calcext:value-type="float">
            <text:p>49.732262</text:p>
          </table:table-cell>
          <table:table-cell office:value-type="float" office:value="0.62551" calcext:value-type="float">
            <text:p>0.6255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4.13333" calcext:value-type="float">
            <text:p>34.13333</text:p>
          </table:table-cell>
          <table:table-cell office:value-type="float" office:value="0.66268" calcext:value-type="float">
            <text:p>0.66268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49.464525" calcext:value-type="float">
            <text:p>49.464525</text:p>
          </table:table-cell>
          <table:table-cell table:style-name="ce1" office:value-type="float" office:value="0.62569" calcext:value-type="float">
            <text:p>0.6256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4.13333" calcext:value-type="float">
            <text:p>34.13333</text:p>
          </table:table-cell>
          <table:table-cell office:value-type="float" office:value="0.6628" calcext:value-type="float">
            <text:p>0.66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9.129853" calcext:value-type="float">
            <text:p>49.129853</text:p>
          </table:table-cell>
          <table:table-cell office:value-type="float" office:value="0.62533" calcext:value-type="float">
            <text:p>0.62533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4.6" calcext:value-type="float">
            <text:p>34.6</text:p>
          </table:table-cell>
          <table:table-cell office:value-type="float" office:value="0.66288" calcext:value-type="float">
            <text:p>0.662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8.92905" calcext:value-type="float">
            <text:p>48.92905</text:p>
          </table:table-cell>
          <table:table-cell office:value-type="float" office:value="0.62523" calcext:value-type="float">
            <text:p>0.6252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4.66666" calcext:value-type="float">
            <text:p>34.66666</text:p>
          </table:table-cell>
          <table:table-cell office:value-type="float" office:value="0.66248" calcext:value-type="float">
            <text:p>0.6624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.92905" calcext:value-type="float">
            <text:p>49.92905</text:p>
          </table:table-cell>
          <table:table-cell office:value-type="float" office:value="0.62549" calcext:value-type="float">
            <text:p>0.62549</text:p>
          </table:table-cell>
        </table:table-row>
      </table:table>
      <table:table table:name="Thai" table:style-name="ta1">
        <table:shapes>
          <draw:frame draw:z-index="0" draw:style-name="gr1" draw:text-style-name="P1" svg:width="453.37pt" svg:height="255.26pt" svg:x="834.94pt" svg:y="222.86pt">
            <loext:p draw:notify-on-update-of-ranges="Thai.E23:Thai.E31 Thai.F23:Thai.F31 Thai.J23:Thai.J31 Thai.I23:Thai.I31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poch_size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9863" calcext:value-type="float">
            <text:p>0.3986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2895" calcext:value-type="float">
            <text:p>0.32895</text:p>
          </table:table-cell>
        </table:table-row>
        <table:table-row table:style-name="ro1">
          <table:table-cell office:value-type="string" calcext:value-type="string">
            <text:p>lr_decay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918" calcext:value-type="float">
            <text:p>0.409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448" calcext:value-type="float">
            <text:p>0.42448</text:p>
          </table:table-cell>
        </table:table-row>
        <table:table-row table:style-name="ro1">
          <table:table-cell office:value-type="string" calcext:value-type="string">
            <text:p>lr_shrink</text:p>
          </table:table-cell>
          <table:table-cell office:value-type="float" office:value="0.75" calcext:value-type="float">
            <text:p>0.7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2817" calcext:value-type="float">
            <text:p>0.428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635" calcext:value-type="float">
            <text:p>0.43635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2219" calcext:value-type="float">
            <text:p>0.4221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4003" calcext:value-type="float">
            <text:p>0.4400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575" calcext:value-type="float">
            <text:p>0.425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7639" calcext:value-type="float">
            <text:p>0.37639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181" calcext:value-type="float">
            <text:p>0.418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7133" calcext:value-type="float">
            <text:p>0.3713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391" calcext:value-type="float">
            <text:p>0.393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1838" calcext:value-type="float">
            <text:p>0.4183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737" calcext:value-type="float">
            <text:p>0.37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8828" calcext:value-type="float">
            <text:p>0.3882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593" calcext:value-type="float">
            <text:p>0.35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3777" calcext:value-type="float">
            <text:p>0.33777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4783" calcext:value-type="float">
            <text:p>0.347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0096" calcext:value-type="float">
            <text:p>0.4009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0.42772" calcext:value-type="float">
            <text:p>0.4277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7901" calcext:value-type="float">
            <text:p>0.47901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66667" calcext:value-type="float">
            <text:p>0.066667</text:p>
          </table:table-cell>
          <table:table-cell office:value-type="float" office:value="0.44626" calcext:value-type="float">
            <text:p>0.446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162" calcext:value-type="float">
            <text:p>0.49162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066667" calcext:value-type="float">
            <text:p>0.066667</text:p>
          </table:table-cell>
          <table:table-cell office:value-type="float" office:value="0.45162" calcext:value-type="float">
            <text:p>0.4516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9615" calcext:value-type="float">
            <text:p>0.4961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5581" calcext:value-type="float">
            <text:p>0.4558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9652" calcext:value-type="float">
            <text:p>0.4965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5901" calcext:value-type="float">
            <text:p>0.459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9676" calcext:value-type="float">
            <text:p>0.4967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6084" calcext:value-type="float">
            <text:p>0.460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9752" calcext:value-type="float">
            <text:p>0.49752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6249" calcext:value-type="float">
            <text:p>0.46249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982" calcext:value-type="float">
            <text:p>0.4982</text:p>
          </table:table-cell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6472" calcext:value-type="float">
            <text:p>0.464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9795" calcext:value-type="float">
            <text:p>0.4979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pervise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2.533333" calcext:value-type="float">
            <text:p>22.533333</text:p>
          </table:table-cell>
          <table:table-cell office:value-type="float" office:value="0.5846" calcext:value-type="float">
            <text:p>0.58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640254" calcext:value-type="float">
            <text:p>16.640254</text:p>
          </table:table-cell>
          <table:table-cell office:value-type="float" office:value="0.4366" calcext:value-type="float">
            <text:p>0.4366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float" office:value="0.59985" calcext:value-type="float">
            <text:p>0.599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.765452" calcext:value-type="float">
            <text:p>7.765452</text:p>
          </table:table-cell>
          <table:table-cell office:value-type="float" office:value="0.49584" calcext:value-type="float">
            <text:p>0.4958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.60014" calcext:value-type="float">
            <text:p>0.600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.093502" calcext:value-type="float">
            <text:p>11.093502</text:p>
          </table:table-cell>
          <table:table-cell office:value-type="float" office:value="0.50238" calcext:value-type="float">
            <text:p>0.50238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0.59979" calcext:value-type="float">
            <text:p>0.5997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.164818" calcext:value-type="float">
            <text:p>16.164818</text:p>
          </table:table-cell>
          <table:table-cell office:value-type="float" office:value="0.53881" calcext:value-type="float">
            <text:p>0.5388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.866667" calcext:value-type="float">
            <text:p>20.866667</text:p>
          </table:table-cell>
          <table:table-cell office:value-type="float" office:value="0.59985" calcext:value-type="float">
            <text:p>0.5998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.968304" calcext:value-type="float">
            <text:p>19.968304</text:p>
          </table:table-cell>
          <table:table-cell office:value-type="float" office:value="0.58064" calcext:value-type="float">
            <text:p>0.58064</text:p>
          </table:table-cell>
        </table:table-row>
        <table:table-row table:style-name="ro1"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1" office:value-type="float" office:value="20.866667" calcext:value-type="float">
            <text:p>20.866667</text:p>
          </table:table-cell>
          <table:table-cell table:style-name="ce1" office:value-type="float" office:value="0.60064" calcext:value-type="float">
            <text:p>0.6006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9.968304" calcext:value-type="float">
            <text:p>19.968304</text:p>
          </table:table-cell>
          <table:table-cell office:value-type="float" office:value="0.60714" calcext:value-type="float">
            <text:p>0.60714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1.133333" calcext:value-type="float">
            <text:p>21.133333</text:p>
          </table:table-cell>
          <table:table-cell office:value-type="float" office:value="0.60046" calcext:value-type="float">
            <text:p>0.6004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.492868" calcext:value-type="float">
            <text:p>19.492868</text:p>
          </table:table-cell>
          <table:table-cell office:value-type="float" office:value="0.61491" calcext:value-type="float">
            <text:p>0.61491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0.933333" calcext:value-type="float">
            <text:p>20.933333</text:p>
          </table:table-cell>
          <table:table-cell office:value-type="float" office:value="0.60019" calcext:value-type="float">
            <text:p>0.600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.22504" calcext:value-type="float">
            <text:p>18.22504</text:p>
          </table:table-cell>
          <table:table-cell office:value-type="float" office:value="0.62011" calcext:value-type="float">
            <text:p>0.62011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.60016" calcext:value-type="float">
            <text:p>0.60016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18.066561" calcext:value-type="float">
            <text:p>18.066561</text:p>
          </table:table-cell>
          <table:table-cell table:style-name="ce1" office:value-type="float" office:value="0.62175" calcext:value-type="float">
            <text:p>0.62175</text:p>
          </table:table-cell>
        </table:table-row>
      </table:table>
      <table:table table:name="Hebrew" table:style-name="ta1">
        <table:shapes>
          <draw:frame draw:z-index="0" draw:style-name="gr1" draw:text-style-name="P1" svg:width="453.37pt" svg:height="255.23pt" svg:x="791.26pt" svg:y="29.37pt">
            <loext:p draw:notify-on-update-of-ranges="Hebrew.E2:Hebrew.E31 Hebrew.F2:Hebrew.F31 Hebrew.J2:Hebrew.J31 Hebrew.I2:Hebrew.I31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draw:text-style-name="P1" svg:width="453.37pt" svg:height="255.23pt" svg:x="805.29pt" svg:y="313.23pt">
            <loext:p draw:notify-on-update-of-ranges="Hebrew.E2:Hebrew.E20 Hebrew.F2:Hebrew.F20 Hebrew.J2:Hebrew.J20 Hebrew.I2:Hebrew.I20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draw:text-style-name="P1" svg:width="453.37pt" svg:height="255.23pt" svg:x="251.26pt" svg:y="451.76pt">
            <loext:p draw:notify-on-update-of-ranges="Hebrew.E23:Hebrew.E31 Hebrew.F23:Hebrew.F31 Hebrew.J23:Hebrew.J31 Hebrew.I23:Hebrew.I31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poch_size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7826" calcext:value-type="float">
            <text:p>0.3782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4963" calcext:value-type="float">
            <text:p>0.34963</text:p>
          </table:table-cell>
        </table:table-row>
        <table:table-row table:style-name="ro1">
          <table:table-cell office:value-type="string" calcext:value-type="string">
            <text:p>lr_decay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401" calcext:value-type="float">
            <text:p>0.384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719" calcext:value-type="float">
            <text:p>0.35719</text:p>
          </table:table-cell>
        </table:table-row>
        <table:table-row table:style-name="ro1">
          <table:table-cell office:value-type="string" calcext:value-type="string">
            <text:p>lr_shrink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9057" calcext:value-type="float">
            <text:p>0.390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664" calcext:value-type="float">
            <text:p>0.36664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19.466667" calcext:value-type="float">
            <text:p>19.466667</text:p>
          </table:table-cell>
          <table:table-cell table:style-name="ce1" office:value-type="float" office:value="0.47245" calcext:value-type="float">
            <text:p>0.4724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841" calcext:value-type="float">
            <text:p>0.384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.733333" calcext:value-type="float">
            <text:p>18.733333</text:p>
          </table:table-cell>
          <table:table-cell office:value-type="float" office:value="0.47059" calcext:value-type="float">
            <text:p>0.470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5847" calcext:value-type="float">
            <text:p>0.35847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46187" calcext:value-type="float">
            <text:p>0.461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6369" calcext:value-type="float">
            <text:p>0.3636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.133333" calcext:value-type="float">
            <text:p>16.133333</text:p>
          </table:table-cell>
          <table:table-cell office:value-type="float" office:value="0.45747" calcext:value-type="float">
            <text:p>0.4574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6392" calcext:value-type="float">
            <text:p>0.36392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.066667" calcext:value-type="float">
            <text:p>14.066667</text:p>
          </table:table-cell>
          <table:table-cell office:value-type="float" office:value="0.4444" calcext:value-type="float">
            <text:p>0.44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6624" calcext:value-type="float">
            <text:p>0.36624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.133333" calcext:value-type="float">
            <text:p>16.133333</text:p>
          </table:table-cell>
          <table:table-cell office:value-type="float" office:value="0.4446" calcext:value-type="float">
            <text:p>0.444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5714" calcext:value-type="float">
            <text:p>0.35714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.333333" calcext:value-type="float">
            <text:p>15.333333</text:p>
          </table:table-cell>
          <table:table-cell office:value-type="float" office:value="0.43567" calcext:value-type="float">
            <text:p>0.435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5208" calcext:value-type="float">
            <text:p>0.3520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0.666667" calcext:value-type="float">
            <text:p>30.666667</text:p>
          </table:table-cell>
          <table:table-cell office:value-type="float" office:value="0.56748" calcext:value-type="float">
            <text:p>0.5674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1965" calcext:value-type="float">
            <text:p>0.4196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.333333" calcext:value-type="float">
            <text:p>34.333333</text:p>
          </table:table-cell>
          <table:table-cell office:value-type="float" office:value="0.57852" calcext:value-type="float">
            <text:p>0.578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443" calcext:value-type="float">
            <text:p>0.4344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5.533333" calcext:value-type="float">
            <text:p>35.533333</text:p>
          </table:table-cell>
          <table:table-cell office:value-type="float" office:value="0.58033" calcext:value-type="float">
            <text:p>0.580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943" calcext:value-type="float">
            <text:p>0.43943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6.6" calcext:value-type="float">
            <text:p>36.6</text:p>
          </table:table-cell>
          <table:table-cell office:value-type="float" office:value="0.58052" calcext:value-type="float">
            <text:p>0.580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402" calcext:value-type="float">
            <text:p>0.4440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6.8" calcext:value-type="float">
            <text:p>36.8</text:p>
          </table:table-cell>
          <table:table-cell office:value-type="float" office:value="0.58119" calcext:value-type="float">
            <text:p>0.581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464" calcext:value-type="float">
            <text:p>0.446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6.933333" calcext:value-type="float">
            <text:p>36.933333</text:p>
          </table:table-cell>
          <table:table-cell office:value-type="float" office:value="0.58132" calcext:value-type="float">
            <text:p>0.5813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4902" calcext:value-type="float">
            <text:p>0.44902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6.866667" calcext:value-type="float">
            <text:p>36.866667</text:p>
          </table:table-cell>
          <table:table-cell office:value-type="float" office:value="0.58144" calcext:value-type="float">
            <text:p>0.5814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499" calcext:value-type="float">
            <text:p>0.4499</text:p>
          </table:table-cell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58194" calcext:value-type="float">
            <text:p>0.5819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5112" calcext:value-type="float">
            <text:p>0.4511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pervise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0.2" calcext:value-type="float">
            <text:p>40.2</text:p>
          </table:table-cell>
          <table:table-cell office:value-type="float" office:value="0.64078" calcext:value-type="float">
            <text:p>0.6407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.138852" calcext:value-type="float">
            <text:p>54.138852</text:p>
          </table:table-cell>
          <table:table-cell office:value-type="float" office:value="0.61202" calcext:value-type="float">
            <text:p>0.61202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.4</text:p>
          </table:table-cell>
          <table:table-cell office:value-type="float" office:value="0.66742" calcext:value-type="float">
            <text:p>0.667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.204272" calcext:value-type="float">
            <text:p>53.204272</text:p>
          </table:table-cell>
          <table:table-cell office:value-type="float" office:value="0.62731" calcext:value-type="float">
            <text:p>0.6273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8.933333" calcext:value-type="float">
            <text:p>38.933333</text:p>
          </table:table-cell>
          <table:table-cell office:value-type="float" office:value="0.66886" calcext:value-type="float">
            <text:p>0.6688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2.93725" calcext:value-type="float">
            <text:p>52.93725</text:p>
          </table:table-cell>
          <table:table-cell office:value-type="float" office:value="0.62838" calcext:value-type="float">
            <text:p>0.62838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8.6" calcext:value-type="float">
            <text:p>38.6</text:p>
          </table:table-cell>
          <table:table-cell office:value-type="float" office:value="0.66958" calcext:value-type="float">
            <text:p>0.66958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3.204272" calcext:value-type="float">
            <text:p>53.204272</text:p>
          </table:table-cell>
          <table:table-cell table:style-name="ce1" office:value-type="float" office:value="0.62873" calcext:value-type="float">
            <text:p>0.62873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8.6" calcext:value-type="float">
            <text:p>38.6</text:p>
          </table:table-cell>
          <table:table-cell office:value-type="float" office:value="0.66957" calcext:value-type="float">
            <text:p>0.669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3.805073" calcext:value-type="float">
            <text:p>53.805073</text:p>
          </table:table-cell>
          <table:table-cell office:value-type="float" office:value="0.62862" calcext:value-type="float">
            <text:p>0.62862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.66997" calcext:value-type="float">
            <text:p>0.669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3.404539" calcext:value-type="float">
            <text:p>53.404539</text:p>
          </table:table-cell>
          <table:table-cell office:value-type="float" office:value="0.62859" calcext:value-type="float">
            <text:p>0.62859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0.66975" calcext:value-type="float">
            <text:p>0.669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3.004005" calcext:value-type="float">
            <text:p>53.004005</text:p>
          </table:table-cell>
          <table:table-cell office:value-type="float" office:value="0.6287" calcext:value-type="float">
            <text:p>0.628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.533333" calcext:value-type="float">
            <text:p>38.533333</text:p>
          </table:table-cell>
          <table:table-cell office:value-type="float" office:value="0.6696" calcext:value-type="float">
            <text:p>0.66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3.337784" calcext:value-type="float">
            <text:p>53.337784</text:p>
          </table:table-cell>
          <table:table-cell office:value-type="float" office:value="0.62859" calcext:value-type="float">
            <text:p>0.62859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.333333" calcext:value-type="float">
            <text:p>38.333333</text:p>
          </table:table-cell>
          <table:table-cell office:value-type="float" office:value="0.66935" calcext:value-type="float">
            <text:p>0.6693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3.337784" calcext:value-type="float">
            <text:p>53.337784</text:p>
          </table:table-cell>
          <table:table-cell office:value-type="float" office:value="0.62864" calcext:value-type="float">
            <text:p>0.62864</text:p>
          </table:table-cell>
        </table:table-row>
      </table:table>
      <table:table table:name="Hindi" table:style-name="ta1"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epoch_size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6156" calcext:value-type="float">
            <text:p>0.3615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3319" calcext:value-type="float">
            <text:p>0.3319</text:p>
          </table:table-cell>
        </table:table-row>
        <table:table-row table:style-name="ro1">
          <table:table-cell office:value-type="string" calcext:value-type="string">
            <text:p>lr_decay</text:p>
          </table:table-cell>
          <table:table-cell office:value-type="float" office:value="0.98" calcext:value-type="float">
            <text:p>0.98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7102" calcext:value-type="float">
            <text:p>0.3710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.34261" calcext:value-type="float">
            <text:p>0.34261</text:p>
          </table:table-cell>
        </table:table-row>
        <table:table-row table:style-name="ro1">
          <table:table-cell office:value-type="string" calcext:value-type="string">
            <text:p>lr_shrink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427" calcext:value-type="float">
            <text:p>0.3642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2006" calcext:value-type="float">
            <text:p>0.32006</text:p>
          </table:table-cell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6208" calcext:value-type="float">
            <text:p>0.36208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8358" calcext:value-type="float">
            <text:p>0.38358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476" calcext:value-type="float">
            <text:p>0.3347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3296" calcext:value-type="float">
            <text:p>0.3296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409" calcext:value-type="float">
            <text:p>0.340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3106" calcext:value-type="float">
            <text:p>0.33106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2862" calcext:value-type="float">
            <text:p>0.328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3638" calcext:value-type="float">
            <text:p>0.3363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2807" calcext:value-type="float">
            <text:p>0.328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3963" calcext:value-type="float">
            <text:p>0.3396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3052" calcext:value-type="float">
            <text:p>0.3305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4498" calcext:value-type="float">
            <text:p>0.34498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2598" calcext:value-type="float">
            <text:p>0.3259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4103" calcext:value-type="float">
            <text:p>0.3410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0.43344" calcext:value-type="float">
            <text:p>0.433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4135" calcext:value-type="float">
            <text:p>0.413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5121" calcext:value-type="float">
            <text:p>0.451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66979" calcext:value-type="float">
            <text:p>0.066979</text:p>
          </table:table-cell>
          <table:table-cell office:value-type="float" office:value="0.42693" calcext:value-type="float">
            <text:p>0.4269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6054" calcext:value-type="float">
            <text:p>0.460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66979" calcext:value-type="float">
            <text:p>0.066979</text:p>
          </table:table-cell>
          <table:table-cell office:value-type="float" office:value="0.43335" calcext:value-type="float">
            <text:p>0.43335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6597" calcext:value-type="float">
            <text:p>0.465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3927" calcext:value-type="float">
            <text:p>0.43927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7066" calcext:value-type="float">
            <text:p>0.470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4359" calcext:value-type="float">
            <text:p>0.44359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7326" calcext:value-type="float">
            <text:p>0.4732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4881" calcext:value-type="float">
            <text:p>0.4488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7464" calcext:value-type="float">
            <text:p>0.4746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45061" calcext:value-type="float">
            <text:p>0.45061</text:p>
          </table:table-cell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765" calcext:value-type="float">
            <text:p>0.4765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5185" calcext:value-type="float">
            <text:p>0.4518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pervised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3.333333" calcext:value-type="float">
            <text:p>33.333333</text:p>
          </table:table-cell>
          <table:table-cell office:value-type="float" office:value="0.61113" calcext:value-type="float">
            <text:p>0.611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799732" calcext:value-type="float">
            <text:p>42.799732</text:p>
          </table:table-cell>
          <table:table-cell office:value-type="float" office:value="0.59559" calcext:value-type="float">
            <text:p>0.59559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0.63282" calcext:value-type="float">
            <text:p>0.632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44.340255" calcext:value-type="float">
            <text:p>44.340255</text:p>
          </table:table-cell>
          <table:table-cell table:style-name="ce2" office:value-type="float" office:value="0.61364" calcext:value-type="float">
            <text:p>0.6136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2.933333" calcext:value-type="float">
            <text:p>32.933333</text:p>
          </table:table-cell>
          <table:table-cell office:value-type="float" office:value="0.63478" calcext:value-type="float">
            <text:p>0.634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4.340255" calcext:value-type="float">
            <text:p>44.340255</text:p>
          </table:table-cell>
          <table:table-cell table:style-name="ce2" office:value-type="float" office:value="0.61497" calcext:value-type="float">
            <text:p>0.61497</text:p>
          </table:table-cell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33.6" calcext:value-type="float">
            <text:p>33.6</text:p>
          </table:table-cell>
          <table:table-cell table:style-name="ce1" office:value-type="float" office:value="0.63582" calcext:value-type="float">
            <text:p>0.6358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4.072338" calcext:value-type="float">
            <text:p>44.072338</text:p>
          </table:table-cell>
          <table:table-cell table:style-name="ce1" office:value-type="float" office:value="0.61525" calcext:value-type="float">
            <text:p>0.61525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63548" calcext:value-type="float">
            <text:p>0.635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.340255" calcext:value-type="float">
            <text:p>44.340255</text:p>
          </table:table-cell>
          <table:table-cell office:value-type="float" office:value="0.61501" calcext:value-type="float">
            <text:p>0.61501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2.933333" calcext:value-type="float">
            <text:p>32.933333</text:p>
          </table:table-cell>
          <table:table-cell office:value-type="float" office:value="0.63528" calcext:value-type="float">
            <text:p>0.635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4.273275" calcext:value-type="float">
            <text:p>44.273275</text:p>
          </table:table-cell>
          <table:table-cell office:value-type="float" office:value="0.61483" calcext:value-type="float">
            <text:p>0.6148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0.63518" calcext:value-type="float">
            <text:p>0.635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4.541192" calcext:value-type="float">
            <text:p>44.541192</text:p>
          </table:table-cell>
          <table:table-cell office:value-type="float" office:value="0.61468" calcext:value-type="float">
            <text:p>0.61468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0.6351" calcext:value-type="float">
            <text:p>0.63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4.407234" calcext:value-type="float">
            <text:p>44.407234</text:p>
          </table:table-cell>
          <table:table-cell office:value-type="float" office:value="0.61508" calcext:value-type="float">
            <text:p>0.6150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0.63537" calcext:value-type="float">
            <text:p>0.635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4.407234" calcext:value-type="float">
            <text:p>44.407234</text:p>
          </table:table-cell>
          <table:table-cell office:value-type="float" office:value="0.61448" calcext:value-type="float">
            <text:p>0.61448</text:p>
          </table:table-cell>
        </table:table-row>
      </table:table>
      <table:table table:name="Portuguese" table:style-name="ta1">
        <table:shapes>
          <draw:frame draw:z-index="0" draw:style-name="gr1" draw:text-style-name="P1" svg:width="453.37pt" svg:height="255.23pt" svg:x="787.35pt" svg:y="37.64pt">
            <loext:p draw:notify-on-update-of-ranges="Portuguese.E2:Portuguese.E31 Portuguese.F2:Portuguese.F31 Portuguese.I2:Portuguese.I31 Portuguese.J2:Portuguese.J31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" draw:style-name="gr1" draw:text-style-name="P1" svg:width="453.37pt" svg:height="255.23pt" svg:x="785pt" svg:y="328.28pt">
            <loext:p draw:notify-on-update-of-ranges="Portuguese.E2:Portuguese.E20 Portuguese.F2:Portuguese.F20 Portuguese.I2:Portuguese.I20 Portuguese.J2:Portuguese.J20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2" draw:style-name="gr1" draw:text-style-name="P1" svg:width="453.37pt" svg:height="255.23pt" svg:x="214.58pt" svg:y="441.21pt">
            <loext:p draw:notify-on-update-of-ranges="Portuguese.E23:Portuguese.E31 Portuguese.F23:Portuguese.F31 Portuguese.I23:Portuguese.I31 Portuguese.J23:Portuguese.J31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_size</text:p>
          </table:table-cell>
          <table:table-cell office:value-type="float" office:value="250000" calcext:value-type="float">
            <text:p>250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csls_knn_10 @1</text:p>
          </table:table-cell>
          <table:table-cell office:value-type="string" calcext:value-type="string">
            <text:p>Mean 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133333" calcext:value-type="float">
            <text:p>3.133333</text:p>
          </table:table-cell>
          <table:table-cell office:value-type="float" office:value="0.42052" calcext:value-type="float">
            <text:p>0.420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40684" calcext:value-type="float">
            <text:p>0.40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_decay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6.866667" calcext:value-type="float">
            <text:p>56.866667</text:p>
          </table:table-cell>
          <table:table-cell office:value-type="float" office:value="0.5567" calcext:value-type="float">
            <text:p>0.55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8.733333" calcext:value-type="float">
            <text:p>58.733333</text:p>
          </table:table-cell>
          <table:table-cell office:value-type="float" office:value="0.54405" calcext:value-type="float">
            <text:p>0.54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_shrink</text:p>
          </table:table-cell>
          <table:table-cell office:value-type="float" office:value="0.75" calcext:value-type="float">
            <text:p>0.75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0.55883" calcext:value-type="float">
            <text:p>0.55883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65.8" calcext:value-type="float">
            <text:p>65.8</text:p>
          </table:table-cell>
          <table:table-cell table:style-name="ce1" office:value-type="float" office:value="0.57309" calcext:value-type="float">
            <text:p>0.57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malize</text:p>
          </table:table-cell>
          <table:table-cell office:value-type="string" calcext:value-type="string">
            <text:p>ce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1.8" calcext:value-type="float">
            <text:p>51.8</text:p>
          </table:table-cell>
          <table:table-cell office:value-type="float" office:value="0.54277" calcext:value-type="float">
            <text:p>0.542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4.533333" calcext:value-type="float">
            <text:p>64.533333</text:p>
          </table:table-cell>
          <table:table-cell office:value-type="float" office:value="0.57127" calcext:value-type="float">
            <text:p>0.571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4.266667" calcext:value-type="float">
            <text:p>64.266667</text:p>
          </table:table-cell>
          <table:table-cell office:value-type="float" office:value="0.55326" calcext:value-type="float">
            <text:p>0.5532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63.2" calcext:value-type="float">
            <text:p>63.2</text:p>
          </table:table-cell>
          <table:table-cell table:style-name="ce2" office:value-type="float" office:value="0.55964" calcext:value-type="float">
            <text:p>0.559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4.4" calcext:value-type="float">
            <text:p>64.4</text:p>
          </table:table-cell>
          <table:table-cell office:value-type="float" office:value="0.54496" calcext:value-type="float">
            <text:p>0.544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.8" calcext:value-type="float">
            <text:p>64.8</text:p>
          </table:table-cell>
          <table:table-cell office:value-type="float" office:value="0.56309" calcext:value-type="float">
            <text:p>0.563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1.8" calcext:value-type="float">
            <text:p>61.8</text:p>
          </table:table-cell>
          <table:table-cell office:value-type="float" office:value="0.53838" calcext:value-type="float">
            <text:p>0.538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3.466667" calcext:value-type="float">
            <text:p>63.466667</text:p>
          </table:table-cell>
          <table:table-cell office:value-type="float" office:value="0.56146" calcext:value-type="float">
            <text:p>0.561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8.2" calcext:value-type="float">
            <text:p>58.2</text:p>
          </table:table-cell>
          <table:table-cell office:value-type="float" office:value="0.53234" calcext:value-type="float">
            <text:p>0.5323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2.066667" calcext:value-type="float">
            <text:p>62.066667</text:p>
          </table:table-cell>
          <table:table-cell office:value-type="float" office:value="0.56626" calcext:value-type="float">
            <text:p>0.566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7.133333" calcext:value-type="float">
            <text:p>57.133333</text:p>
          </table:table-cell>
          <table:table-cell office:value-type="float" office:value="0.52685" calcext:value-type="float">
            <text:p>0.526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2.266667" calcext:value-type="float">
            <text:p>62.266667</text:p>
          </table:table-cell>
          <table:table-cell office:value-type="float" office:value="0.56968" calcext:value-type="float">
            <text:p>0.569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0.52672" calcext:value-type="float">
            <text:p>0.5267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2.933333" calcext:value-type="float">
            <text:p>62.933333</text:p>
          </table:table-cell>
          <table:table-cell office:value-type="float" office:value="0.57121" calcext:value-type="float">
            <text:p>0.5712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0.066667" calcext:value-type="float">
            <text:p>70.066667</text:p>
          </table:table-cell>
          <table:table-cell office:value-type="float" office:value="0.66051" calcext:value-type="float">
            <text:p>0.660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.733333" calcext:value-type="float">
            <text:p>76.733333</text:p>
          </table:table-cell>
          <table:table-cell office:value-type="float" office:value="0.65795" calcext:value-type="float">
            <text:p>0.657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3.066667" calcext:value-type="float">
            <text:p>73.066667</text:p>
          </table:table-cell>
          <table:table-cell office:value-type="float" office:value="0.66287" calcext:value-type="float">
            <text:p>0.6628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79.333333" calcext:value-type="float">
            <text:p>79.333333</text:p>
          </table:table-cell>
          <table:table-cell table:style-name="ce1" office:value-type="float" office:value="0.66028" calcext:value-type="float">
            <text:p>0.66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4.933333" calcext:value-type="float">
            <text:p>74.933333</text:p>
          </table:table-cell>
          <table:table-cell office:value-type="float" office:value="0.66299" calcext:value-type="float">
            <text:p>0.662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9.733333" calcext:value-type="float">
            <text:p>79.733333</text:p>
          </table:table-cell>
          <table:table-cell office:value-type="float" office:value="0.6594" calcext:value-type="float">
            <text:p>0.65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0.66394" calcext:value-type="float">
            <text:p>0.663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9.466667" calcext:value-type="float">
            <text:p>79.466667</text:p>
          </table:table-cell>
          <table:table-cell office:value-type="float" office:value="0.65875" calcext:value-type="float">
            <text:p>0.658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6.933333" calcext:value-type="float">
            <text:p>76.933333</text:p>
          </table:table-cell>
          <table:table-cell office:value-type="float" office:value="0.66463" calcext:value-type="float">
            <text:p>0.664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9.266667" calcext:value-type="float">
            <text:p>79.266667</text:p>
          </table:table-cell>
          <table:table-cell office:value-type="float" office:value="0.65832" calcext:value-type="float">
            <text:p>0.658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7.466667" calcext:value-type="float">
            <text:p>77.466667</text:p>
          </table:table-cell>
          <table:table-cell office:value-type="float" office:value="0.66561" calcext:value-type="float">
            <text:p>0.6656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9.4" calcext:value-type="float">
            <text:p>79.4</text:p>
          </table:table-cell>
          <table:table-cell office:value-type="float" office:value="0.65783" calcext:value-type="float">
            <text:p>0.657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8.466667" calcext:value-type="float">
            <text:p>78.466667</text:p>
          </table:table-cell>
          <table:table-cell office:value-type="float" office:value="0.66666" calcext:value-type="float">
            <text:p>0.6666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9.333333" calcext:value-type="float">
            <text:p>79.333333</text:p>
          </table:table-cell>
          <table:table-cell office:value-type="float" office:value="0.65781" calcext:value-type="float">
            <text:p>0.6578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7" calcext:value-type="float">
            <text:p>7</text:p>
          </table:table-cell>
          <table:table-cell table:style-name="ce1" office:value-type="float" office:value="79.2" calcext:value-type="float">
            <text:p>79.2</text:p>
          </table:table-cell>
          <table:table-cell table:style-name="ce1" office:value-type="float" office:value="0.66828" calcext:value-type="float">
            <text:p>0.66828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9.4" calcext:value-type="float">
            <text:p>79.4</text:p>
          </table:table-cell>
          <table:table-cell table:style-name="ce2" office:value-type="float" office:value="0.65769" calcext:value-type="float">
            <text:p>0.65769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upervised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9.466667" calcext:value-type="float">
            <text:p>79.466667</text:p>
          </table:table-cell>
          <table:table-cell office:value-type="float" office:value="0.70107" calcext:value-type="float">
            <text:p>0.70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9.466667" calcext:value-type="float">
            <text:p>79.466667</text:p>
          </table:table-cell>
          <table:table-cell office:value-type="float" office:value="0.68678" calcext:value-type="float">
            <text:p>0.686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9.466667" calcext:value-type="float">
            <text:p>79.466667</text:p>
          </table:table-cell>
          <table:table-cell office:value-type="float" office:value="0.71812" calcext:value-type="float">
            <text:p>0.718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.666667" calcext:value-type="float">
            <text:p>79.666667</text:p>
          </table:table-cell>
          <table:table-cell office:value-type="float" office:value="0.70048" calcext:value-type="float">
            <text:p>0.700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9.866667" calcext:value-type="float">
            <text:p>79.866667</text:p>
          </table:table-cell>
          <table:table-cell office:value-type="float" office:value="0.71871" calcext:value-type="float">
            <text:p>0.7187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0.70101" calcext:value-type="float">
            <text:p>0.7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9.866667" calcext:value-type="float">
            <text:p>79.866667</text:p>
          </table:table-cell>
          <table:table-cell office:value-type="float" office:value="0.7187" calcext:value-type="float">
            <text:p>0.7187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80.266667" calcext:value-type="float">
            <text:p>80.266667</text:p>
          </table:table-cell>
          <table:table-cell table:style-name="ce1" office:value-type="float" office:value="0.70107" calcext:value-type="float">
            <text:p>0.701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9.933333" calcext:value-type="float">
            <text:p>79.933333</text:p>
          </table:table-cell>
          <table:table-cell office:value-type="float" office:value="0.71851" calcext:value-type="float">
            <text:p>0.718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0.266667" calcext:value-type="float">
            <text:p>80.266667</text:p>
          </table:table-cell>
          <table:table-cell office:value-type="float" office:value="0.70021" calcext:value-type="float">
            <text:p>0.700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9.866667" calcext:value-type="float">
            <text:p>79.866667</text:p>
          </table:table-cell>
          <table:table-cell office:value-type="float" office:value="0.71858" calcext:value-type="float">
            <text:p>0.718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0.4" calcext:value-type="float">
            <text:p>80.4</text:p>
          </table:table-cell>
          <table:table-cell office:value-type="float" office:value="0.70013" calcext:value-type="float">
            <text:p>0.700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9.866667" calcext:value-type="float">
            <text:p>79.866667</text:p>
          </table:table-cell>
          <table:table-cell office:value-type="float" office:value="0.71858" calcext:value-type="float">
            <text:p>0.718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0.266667" calcext:value-type="float">
            <text:p>80.266667</text:p>
          </table:table-cell>
          <table:table-cell office:value-type="float" office:value="0.70014" calcext:value-type="float">
            <text:p>0.700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9.866667" calcext:value-type="float">
            <text:p>79.866667</text:p>
          </table:table-cell>
          <table:table-cell office:value-type="float" office:value="0.71858" calcext:value-type="float">
            <text:p>0.7185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0.333333" calcext:value-type="float">
            <text:p>80.333333</text:p>
          </table:table-cell>
          <table:table-cell office:value-type="float" office:value="0.70006" calcext:value-type="float">
            <text:p>0.700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9.866667" calcext:value-type="float">
            <text:p>79.866667</text:p>
          </table:table-cell>
          <table:table-cell office:value-type="float" office:value="0.71858" calcext:value-type="float">
            <text:p>0.7185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.333333" calcext:value-type="float">
            <text:p>80.333333</text:p>
          </table:table-cell>
          <table:table-cell office:value-type="float" office:value="0.70006" calcext:value-type="float">
            <text:p>0.70006</text:p>
          </table:table-cell>
          <table:table-cell table:number-columns-repeated="4"/>
        </table:table-row>
        <table:table-row table:style-name="ro1" table:number-rows-repeated="15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kkk</text:p>
          </table:table-cell>
        </table:table-row>
      </table:table>
      <table:table table:name="Sheet11" table:style-name="ta1">
        <table:shapes>
          <draw:frame draw:z-index="0" draw:style-name="gr1" draw:text-style-name="P1" svg:width="453.46pt" svg:height="255.23pt" svg:x="644.68pt" svg:y="97.14pt">
            <loext:p draw:notify-on-update-of-ranges="Sheet11.D8:Sheet11.D21 Sheet11.E8:Sheet11.E21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office:value-type="float" office:value="82.8" calcext:value-type="float">
            <text:p>82.8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table:number-columns-repeated="3"/>
          <table:table-cell office:value-type="float" office:value="83.1" calcext:value-type="float">
            <text:p>83.1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table:number-columns-repeated="3"/>
          <table:table-cell office:value-type="float" office:value="82.9" calcext:value-type="float">
            <text:p>82.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table:number-columns-repeated="3"/>
          <table:table-cell office:value-type="float" office:value="82.4" calcext:value-type="float">
            <text:p>82.4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3"/>
          <table:table-cell office:value-type="float" office:value="30.7" calcext:value-type="float">
            <text:p>30.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number-columns-repeated="3"/>
          <table:table-cell office:value-type="float" office:value="33.4" calcext:value-type="float">
            <text:p>33.4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table:number-columns-repeated="3"/>
          <table:table-cell office:value-type="float" office:value="79.2" calcext:value-type="float">
            <text:p>79.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3"/>
          <table:table-cell office:value-type="float" office:value="79.3" calcext:value-type="float">
            <text:p>79.3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table:number-columns-repeated="3"/>
          <table:table-cell office:value-type="float" office:value="13.2" calcext:value-type="float">
            <text:p>13.2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3"/>
          <table:table-cell office:value-type="float" office:value="48.5" calcext:value-type="float">
            <text:p>4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2">00/00/0000</text:date>, <text:time style:data-style-name="N2" text:time-value="15:26:25.880913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2:47:58.652987733</meta:creation-date>
    <dc:date>2019-04-22T22:13:02.827001280</dc:date>
    <meta:editing-duration>PT8H47M4S</meta:editing-duration>
    <meta:editing-cycles>53</meta:editing-cycles>
    <meta:generator>LibreOffice/5.1.6.2$Linux_X86_64 LibreOffice_project/10m0$Build-2</meta:generator>
    <meta:document-statistic meta:table-count="11" meta:cell-count="2472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scatter" chart:style-name="ch1">
        <chart:title svg:x="2.647cm" svg:y="0.316cm" chart:style-name="ch2">
          <text:p>Metric vs. Precision (Unsupervised): English, Korean</text:p>
        </chart:title>
        <chart:legend chart:legend-position="end" svg:x="12.451cm" svg:y="3.954cm" style:legend-expansion="high" chart:style-name="ch3"/>
        <chart:plot-area chart:style-name="ch4" table:cell-range-address="Korean.O10:Korean.P39" chart:data-source-has-labels="row" svg:x="1.33cm" svg:y="1.275cm" svg:width="10.802cm" svg:height="6.569cm">
          <chartooo:coordinate-region svg:x="2.242cm" svg:y="1.474cm" svg:width="9.703cm" svg:height="5.723cm"/>
          <chart:axis chart:dimension="x" chart:name="primary-x" chart:style-name="ch5">
            <chart:title svg:x="5.47cm" svg:y="8.024cm" chart:style-name="ch6">
              <text:p>Precision @ K=1</text:p>
            </chart:title>
          </chart:axis>
          <chart:axis chart:dimension="y" chart:name="primary-y" chart:style-name="ch7">
            <chart:title svg:x="0.451cm" svg:y="5.688cm" chart:style-name="ch8">
              <text:p>Mean Cos-Sim</text:p>
            </chart:title>
            <chart:grid chart:style-name="ch9" chart:class="major"/>
          </chart:axis>
          <chart:series chart:style-name="ch10" chart:values-cell-range-address="Korean.P10:Korean.P39" loext:label-string="&quot;En-Ko&quot;" chart:class="chart:scatter">
            <chart:domain table:cell-range-address="Korean.O10:Korean.O39"/>
            <chart:regression-curve chart:style-name="ch11">
              <chart:equation chart:display-equation="false" chart:display-r-square="true" svg:x="12.092cm" svg:y="2.78cm"/>
            </chart:regression-curve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En-K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Korean.O10:Korean.O39</svg:desc>
                </draw:g>
              </table:table-cell>
              <table:table-cell office:value-type="float" office:value="0.48513">
                <text:p>0.48513</text:p>
                <draw:g>
                  <svg:desc>Korean.P10:Korean.P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259">
                <text:p>0.068259</text:p>
              </table:table-cell>
              <table:table-cell office:value-type="float" office:value="0.48641">
                <text:p>0.48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43345">
                <text:p>6.143345</text:p>
              </table:table-cell>
              <table:table-cell office:value-type="float" office:value="0.52814">
                <text:p>0.52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757679">
                <text:p>6.757679</text:p>
              </table:table-cell>
              <table:table-cell office:value-type="float" office:value="0.53149">
                <text:p>0.53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43686">
                <text:p>4.43686</text:p>
              </table:table-cell>
              <table:table-cell office:value-type="float" office:value="0.53261">
                <text:p>0.53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87713">
                <text:p>5.187713</text:p>
              </table:table-cell>
              <table:table-cell office:value-type="float" office:value="0.51769">
                <text:p>0.51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641638">
                <text:p>4.641638</text:p>
              </table:table-cell>
              <table:table-cell office:value-type="float" office:value="0.50411">
                <text:p>0.50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32082">
                <text:p>4.232082</text:p>
              </table:table-cell>
              <table:table-cell office:value-type="float" office:value="0.49922">
                <text:p>0.49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709898">
                <text:p>4.709898</text:p>
              </table:table-cell>
              <table:table-cell office:value-type="float" office:value="0.47273">
                <text:p>0.47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54266">
                <text:p>3.75426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508532">
                <text:p>7.508532</text:p>
              </table:table-cell>
              <table:table-cell office:value-type="float" office:value="0.54448">
                <text:p>0.54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488055">
                <text:p>9.488055</text:p>
              </table:table-cell>
              <table:table-cell office:value-type="float" office:value="0.55804">
                <text:p>0.558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853242">
                <text:p>10.853242</text:p>
              </table:table-cell>
              <table:table-cell office:value-type="float" office:value="0.55858">
                <text:p>0.558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672355">
                <text:p>11.672355</text:p>
              </table:table-cell>
              <table:table-cell office:value-type="float" office:value="0.55962">
                <text:p>0.559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.081911">
                <text:p>12.081911</text:p>
              </table:table-cell>
              <table:table-cell office:value-type="float" office:value="0.56123">
                <text:p>0.56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.627986">
                <text:p>12.627986</text:p>
              </table:table-cell>
              <table:table-cell office:value-type="float" office:value="0.56173">
                <text:p>0.56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174061">
                <text:p>13.174061</text:p>
              </table:table-cell>
              <table:table-cell office:value-type="float" office:value="0.5621">
                <text:p>0.56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.969283">
                <text:p>12.969283</text:p>
              </table:table-cell>
              <table:table-cell office:value-type="float" office:value="0.56178">
                <text:p>0.561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242321">
                <text:p>13.242321</text:p>
              </table:table-cell>
              <table:table-cell office:value-type="float" office:value="0.56157">
                <text:p>0.56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5cm" svg:y="0.316cm" chart:style-name="ch2">
          <text:p> Metric vs. Precision (Supervised): English, French</text:p>
        </chart:title>
        <chart:legend chart:legend-position="end" svg:x="12.566cm" svg:y="3.454cm" style:legend-expansion="high" chart:style-name="ch3"/>
        <chart:plot-area chart:style-name="ch4" table:cell-range-address="French.N27:French.O35 French.R27:French.R35" chart:data-source-has-labels="row" svg:x="1.331cm" svg:y="1.275cm" svg:width="10.915cm" svg:height="6.564cm">
          <chartooo:coordinate-region svg:x="2.429cm" svg:y="1.474cm" svg:width="9.486cm" svg:height="5.718cm"/>
          <chart:axis chart:dimension="x" chart:name="primary-x" chart:style-name="ch5">
            <chart:title svg:x="5.527cm" svg:y="8.019cm" chart:style-name="ch6">
              <text:p>Precision @ K=1</text:p>
            </chart:title>
          </chart:axis>
          <chart:axis chart:dimension="y" chart:name="primary-y" chart:style-name="ch7">
            <chart:title svg:x="0.451cm" svg:y="5.686cm" chart:style-name="ch8">
              <text:p>Mean Cos-Sim</text:p>
            </chart:title>
            <chart:grid chart:style-name="ch9" chart:class="major"/>
          </chart:axis>
          <chart:series chart:style-name="ch10" chart:values-cell-range-address="French.O27:French.O35" loext:label-string="&quot;En-Fr&quot;" chart:class="chart:scatter">
            <chart:domain table:cell-range-address="French.N27:French.N35"/>
            <chart:regression-curve chart:style-name="ch11">
              <chart:equation chart:display-equation="false" chart:display-r-square="true" svg:x="12.529cm" svg:y="2.808cm"/>
            </chart:regression-curve>
            <chart:data-point chart:repeated="9"/>
          </chart:series>
          <chart:series chart:style-name="ch12" chart:values-cell-range-address="French.R27:French.R35" loext:label-string="&quot;Fr-En&quot;" chart:class="chart:scatter">
            <chart:domain table:cell-range-address="French.Q27:French.Q35"/>
            <chart:regression-curve chart:style-name="ch13">
              <chart:equation chart:display-equation="false" chart:display-r-square="true" svg:x="12.352cm" svg:y="5.884cm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En-Fr</text:p>
              </table:table-cell>
              <table:table-cell office:value-type="string">
                <text:p>Column Q</text:p>
              </table:table-cell>
              <table:table-cell office:value-type="string">
                <text:p>Fr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066667">
                <text:p>81.066667</text:p>
                <draw:g>
                  <svg:desc>French.N27:French.N35</svg:desc>
                </draw:g>
              </table:table-cell>
              <table:table-cell office:value-type="float" office:value="0.70555">
                <text:p>0.70555</text:p>
                <draw:g>
                  <svg:desc>French.O27:French.O35</svg:desc>
                </draw:g>
              </table:table-cell>
              <table:table-cell office:value-type="float" office:value="82.4">
                <text:p>82.4</text:p>
                <draw:g>
                  <svg:desc>French.Q27:French.Q35</svg:desc>
                </draw:g>
              </table:table-cell>
              <table:table-cell office:value-type="float" office:value="0.69122">
                <text:p>0.69122</text:p>
                <draw:g>
                  <svg:desc>French.R27:French.R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.866667">
                <text:p>81.866667</text:p>
              </table:table-cell>
              <table:table-cell office:value-type="float" office:value="0.72197">
                <text:p>0.72197</text:p>
              </table:table-cell>
              <table:table-cell office:value-type="float" office:value="82.2">
                <text:p>82.2</text:p>
              </table:table-cell>
              <table:table-cell office:value-type="float" office:value="0.7049">
                <text:p>0.7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22">
                <text:p>0.722</text:p>
              </table:table-cell>
              <table:table-cell office:value-type="float" office:value="81.933333">
                <text:p>81.933333</text:p>
              </table:table-cell>
              <table:table-cell office:value-type="float" office:value="0.70515">
                <text:p>0.705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066667">
                <text:p>82.066667</text:p>
              </table:table-cell>
              <table:table-cell office:value-type="float" office:value="0.72197">
                <text:p>0.72197</text:p>
              </table:table-cell>
              <table:table-cell office:value-type="float" office:value="82">
                <text:p>82</text:p>
              </table:table-cell>
              <table:table-cell office:value-type="float" office:value="0.70495">
                <text:p>0.70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2227">
                <text:p>0.72227</text:p>
              </table:table-cell>
              <table:table-cell office:value-type="float" office:value="81.933333">
                <text:p>81.933333</text:p>
              </table:table-cell>
              <table:table-cell office:value-type="float" office:value="0.7052">
                <text:p>0.7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2219">
                <text:p>0.72219</text:p>
              </table:table-cell>
              <table:table-cell office:value-type="float" office:value="81.866667">
                <text:p>81.866667</text:p>
              </table:table-cell>
              <table:table-cell office:value-type="float" office:value="0.7052">
                <text:p>0.7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066667">
                <text:p>82.066667</text:p>
              </table:table-cell>
              <table:table-cell office:value-type="float" office:value="0.72209">
                <text:p>0.72209</text:p>
              </table:table-cell>
              <table:table-cell office:value-type="float" office:value="81.933333">
                <text:p>81.933333</text:p>
              </table:table-cell>
              <table:table-cell office:value-type="float" office:value="0.70518">
                <text:p>0.70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066667">
                <text:p>82.066667</text:p>
              </table:table-cell>
              <table:table-cell office:value-type="float" office:value="0.72209">
                <text:p>0.72209</text:p>
              </table:table-cell>
              <table:table-cell office:value-type="float" office:value="81.933333">
                <text:p>81.933333</text:p>
              </table:table-cell>
              <table:table-cell office:value-type="float" office:value="0.70516">
                <text:p>0.705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066667">
                <text:p>82.066667</text:p>
              </table:table-cell>
              <table:table-cell office:value-type="float" office:value="0.72209">
                <text:p>0.72209</text:p>
              </table:table-cell>
              <table:table-cell office:value-type="float" office:value="81.933333">
                <text:p>81.933333</text:p>
              </table:table-cell>
              <table:table-cell office:value-type="float" office:value="0.70521">
                <text:p>0.7052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title svg:x="4.315cm" svg:y="0.316cm" chart:style-name="ch2">
          <text:p>Metric vs. Precision: English, Arabic</text:p>
        </chart:title>
        <chart:legend chart:legend-position="end" svg:x="12.534cm" svg:y="3.456cm" style:legend-expansion="high" chart:style-name="ch3"/>
        <chart:plot-area chart:style-name="ch4" table:cell-range-address="Arabic.E2:Arabic.F31 Arabic.J2:Arabic.J31" chart:data-source-has-labels="row" svg:x="1.33cm" svg:y="1.275cm" svg:width="10.885cm" svg:height="6.569cm">
          <chartooo:coordinate-region svg:x="2.242cm" svg:y="1.474cm" svg:width="9.787cm" svg:height="5.723cm"/>
          <chart:axis chart:dimension="x" chart:name="primary-x" chart:style-name="ch5">
            <chart:title svg:x="5.511cm" svg:y="8.024cm" chart:style-name="ch6">
              <text:p>Precision @ K=1</text:p>
            </chart:title>
          </chart:axis>
          <chart:axis chart:dimension="y" chart:name="primary-y" chart:style-name="ch7">
            <chart:title svg:x="0.451cm" svg:y="5.688cm" chart:style-name="ch8">
              <text:p>Mean Cos-Sim</text:p>
            </chart:title>
            <chart:grid chart:style-name="ch9" chart:class="major"/>
          </chart:axis>
          <chart:series chart:style-name="ch10" chart:values-cell-range-address="Arabic.F2:Arabic.F31" loext:label-string="&quot;En-Ar&quot;" chart:class="chart:scatter">
            <chart:domain table:cell-range-address="Arabic.E2:Arabic.E31"/>
            <chart:regression-curve chart:style-name="ch11">
              <chart:equation chart:display-equation="false" chart:display-r-square="true" svg:x="12.366cm" svg:y="2.66cm"/>
            </chart:regression-curve>
            <chart:data-point chart:repeated="30"/>
          </chart:series>
          <chart:series chart:style-name="ch12" chart:values-cell-range-address="Arabic.J2:Arabic.J31" loext:label-string="&quot;Ar-En&quot;" chart:class="chart:scatter">
            <chart:domain table:cell-range-address="Arabic.I2:Arabic.I31"/>
            <chart:regression-curve chart:style-name="ch13">
              <chart:equation chart:display-equation="false" chart:display-r-square="true" svg:x="12.476cm" svg:y="5.708cm"/>
            </chart:regression-curve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-Ar</text:p>
              </table:table-cell>
              <table:table-cell office:value-type="string">
                <text:p>Column I</text:p>
              </table:table-cell>
              <table:table-cell office:value-type="string">
                <text:p>Ar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abic.E2:Arabic.E31</svg:desc>
                </draw:g>
              </table:table-cell>
              <table:table-cell office:value-type="float" office:value="0.36271">
                <text:p>0.36271</text:p>
                <draw:g>
                  <svg:desc>Arabic.F2:Arabic.F31</svg:desc>
                </draw:g>
              </table:table-cell>
              <table:table-cell office:value-type="float" office:value="0">
                <text:p>0</text:p>
                <draw:g>
                  <svg:desc>Arabic.I2:Arabic.I31</svg:desc>
                </draw:g>
              </table:table-cell>
              <table:table-cell office:value-type="float" office:value="0.35773">
                <text:p>0.35773</text:p>
                <draw:g>
                  <svg:desc>Arabic.J2:Arabic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35752">
                <text:p>0.35752</text:p>
              </table:table-cell>
              <table:table-cell office:value-type="float" office:value="0">
                <text:p>0</text:p>
              </table:table-cell>
              <table:table-cell office:value-type="float" office:value="0.35756">
                <text:p>0.35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36149">
                <text:p>0.36149</text:p>
              </table:table-cell>
              <table:table-cell office:value-type="float" office:value="0">
                <text:p>0</text:p>
              </table:table-cell>
              <table:table-cell office:value-type="float" office:value="0.37232">
                <text:p>0.37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5433">
                <text:p>0.35433</text:p>
              </table:table-cell>
              <table:table-cell office:value-type="float" office:value="0">
                <text:p>0</text:p>
              </table:table-cell>
              <table:table-cell office:value-type="float" office:value="0.37421">
                <text:p>0.37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4433">
                <text:p>0.34433</text:p>
              </table:table-cell>
              <table:table-cell office:value-type="float" office:value="0">
                <text:p>0</text:p>
              </table:table-cell>
              <table:table-cell office:value-type="float" office:value="0.37071">
                <text:p>0.37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4494">
                <text:p>0.34494</text:p>
              </table:table-cell>
              <table:table-cell office:value-type="float" office:value="0.066934">
                <text:p>0.066934</text:p>
              </table:table-cell>
              <table:table-cell office:value-type="float" office:value="0.37801">
                <text:p>0.37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3711">
                <text:p>0.33711</text:p>
              </table:table-cell>
              <table:table-cell office:value-type="float" office:value="0.267738">
                <text:p>0.267738</text:p>
              </table:table-cell>
              <table:table-cell office:value-type="float" office:value="0.3754">
                <text:p>0.3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4122">
                <text:p>0.34122</text:p>
              </table:table-cell>
              <table:table-cell office:value-type="float" office:value="1.405622">
                <text:p>1.405622</text:p>
              </table:table-cell>
              <table:table-cell office:value-type="float" office:value="0.37581">
                <text:p>0.37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4134">
                <text:p>0.34134</text:p>
              </table:table-cell>
              <table:table-cell office:value-type="float" office:value="4.283802">
                <text:p>4.283802</text:p>
              </table:table-cell>
              <table:table-cell office:value-type="float" office:value="0.38928">
                <text:p>0.38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3819">
                <text:p>0.33819</text:p>
              </table:table-cell>
              <table:table-cell office:value-type="float" office:value="15.327979">
                <text:p>15.327979</text:p>
              </table:table-cell>
              <table:table-cell office:value-type="float" office:value="0.43817">
                <text:p>0.43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42638">
                <text:p>0.42638</text:p>
              </table:table-cell>
              <table:table-cell office:value-type="float" office:value="37.349398">
                <text:p>37.349398</text:p>
              </table:table-cell>
              <table:table-cell office:value-type="float" office:value="0.54106">
                <text:p>0.54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44327">
                <text:p>0.44327</text:p>
              </table:table-cell>
              <table:table-cell office:value-type="float" office:value="43.975904">
                <text:p>43.975904</text:p>
              </table:table-cell>
              <table:table-cell office:value-type="float" office:value="0.56911">
                <text:p>0.56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45127">
                <text:p>0.45127</text:p>
              </table:table-cell>
              <table:table-cell office:value-type="float" office:value="46.05087">
                <text:p>46.05087</text:p>
              </table:table-cell>
              <table:table-cell office:value-type="float" office:value="0.57307">
                <text:p>0.57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45822">
                <text:p>0.45822</text:p>
              </table:table-cell>
              <table:table-cell office:value-type="float" office:value="46.921017">
                <text:p>46.921017</text:p>
              </table:table-cell>
              <table:table-cell office:value-type="float" office:value="0.57446">
                <text:p>0.57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46199">
                <text:p>0.46199</text:p>
              </table:table-cell>
              <table:table-cell office:value-type="float" office:value="47.925033">
                <text:p>47.925033</text:p>
              </table:table-cell>
              <table:table-cell office:value-type="float" office:value="0.5748">
                <text:p>0.5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46419">
                <text:p>0.46419</text:p>
              </table:table-cell>
              <table:table-cell office:value-type="float" office:value="48.460509">
                <text:p>48.460509</text:p>
              </table:table-cell>
              <table:table-cell office:value-type="float" office:value="0.57483">
                <text:p>0.57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46528">
                <text:p>0.46528</text:p>
              </table:table-cell>
              <table:table-cell office:value-type="float" office:value="48.527443">
                <text:p>48.527443</text:p>
              </table:table-cell>
              <table:table-cell office:value-type="float" office:value="0.57492">
                <text:p>0.57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6662">
                <text:p>0.46662</text:p>
              </table:table-cell>
              <table:table-cell office:value-type="float" office:value="48.862115">
                <text:p>48.862115</text:p>
              </table:table-cell>
              <table:table-cell office:value-type="float" office:value="0.57479">
                <text:p>0.57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46666">
                <text:p>36.46666</text:p>
              </table:table-cell>
              <table:table-cell office:value-type="float" office:value="0.63431">
                <text:p>0.63431</text:p>
              </table:table-cell>
              <table:table-cell office:value-type="float" office:value="49.531459">
                <text:p>49.531459</text:p>
              </table:table-cell>
              <table:table-cell office:value-type="float" office:value="0.6092">
                <text:p>0.60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.93333">
                <text:p>34.93333</text:p>
              </table:table-cell>
              <table:table-cell office:value-type="float" office:value="0.66014">
                <text:p>0.66014</text:p>
              </table:table-cell>
              <table:table-cell office:value-type="float" office:value="49.531459">
                <text:p>49.531459</text:p>
              </table:table-cell>
              <table:table-cell office:value-type="float" office:value="0.62368">
                <text:p>0.623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13333">
                <text:p>34.13333</text:p>
              </table:table-cell>
              <table:table-cell office:value-type="float" office:value="0.66347">
                <text:p>0.66347</text:p>
              </table:table-cell>
              <table:table-cell office:value-type="float" office:value="49.531459">
                <text:p>49.531459</text:p>
              </table:table-cell>
              <table:table-cell office:value-type="float" office:value="0.62518">
                <text:p>0.625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.53333">
                <text:p>34.53333</text:p>
              </table:table-cell>
              <table:table-cell office:value-type="float" office:value="0.66223">
                <text:p>0.66223</text:p>
              </table:table-cell>
              <table:table-cell office:value-type="float" office:value="49.263722">
                <text:p>49.263722</text:p>
              </table:table-cell>
              <table:table-cell office:value-type="float" office:value="0.62545">
                <text:p>0.625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.53333">
                <text:p>34.53333</text:p>
              </table:table-cell>
              <table:table-cell office:value-type="float" office:value="0.66227">
                <text:p>0.66227</text:p>
              </table:table-cell>
              <table:table-cell office:value-type="float" office:value="49.732262">
                <text:p>49.732262</text:p>
              </table:table-cell>
              <table:table-cell office:value-type="float" office:value="0.62551">
                <text:p>0.625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13333">
                <text:p>34.13333</text:p>
              </table:table-cell>
              <table:table-cell office:value-type="float" office:value="0.66268">
                <text:p>0.66268</text:p>
              </table:table-cell>
              <table:table-cell office:value-type="float" office:value="49.464525">
                <text:p>49.464525</text:p>
              </table:table-cell>
              <table:table-cell office:value-type="float" office:value="0.62569">
                <text:p>0.625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.13333">
                <text:p>34.13333</text:p>
              </table:table-cell>
              <table:table-cell office:value-type="float" office:value="0.6628">
                <text:p>0.6628</text:p>
              </table:table-cell>
              <table:table-cell office:value-type="float" office:value="49.129853">
                <text:p>49.129853</text:p>
              </table:table-cell>
              <table:table-cell office:value-type="float" office:value="0.62533">
                <text:p>0.625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.6">
                <text:p>34.6</text:p>
              </table:table-cell>
              <table:table-cell office:value-type="float" office:value="0.66288">
                <text:p>0.66288</text:p>
              </table:table-cell>
              <table:table-cell office:value-type="float" office:value="48.92905">
                <text:p>48.92905</text:p>
              </table:table-cell>
              <table:table-cell office:value-type="float" office:value="0.62523">
                <text:p>0.625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.66666">
                <text:p>34.66666</text:p>
              </table:table-cell>
              <table:table-cell office:value-type="float" office:value="0.66248">
                <text:p>0.66248</text:p>
              </table:table-cell>
              <table:table-cell office:value-type="float" office:value="49.92905">
                <text:p>49.92905</text:p>
              </table:table-cell>
              <table:table-cell office:value-type="float" office:value="0.62549">
                <text:p>0.6254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title svg:x="2.728cm" svg:y="0.316cm" chart:style-name="ch2">
          <text:p>Metric vs. Precision (Unsupervised): English, Arabic</text:p>
        </chart:title>
        <chart:legend chart:legend-position="end" svg:x="12.534cm" svg:y="3.457cm" style:legend-expansion="high" chart:style-name="ch3"/>
        <chart:plot-area chart:style-name="ch4" table:cell-range-address="Arabic.E2:Arabic.F20 Arabic.J2:Arabic.J20" chart:data-source-has-labels="row" svg:x="1.33cm" svg:y="1.275cm" svg:width="10.885cm" svg:height="6.57cm">
          <chartooo:coordinate-region svg:x="2.242cm" svg:y="1.474cm" svg:width="9.787cm" svg:height="5.724cm"/>
          <chart:axis chart:dimension="x" chart:name="primary-x" chart:style-name="ch5">
            <chart:title svg:x="5.511cm" svg:y="8.025cm" chart:style-name="ch6">
              <text:p>Precision @ K=1</text:p>
            </chart:title>
          </chart:axis>
          <chart:axis chart:dimension="y" chart:name="primary-y" chart:style-name="ch7">
            <chart:title svg:x="0.451cm" svg:y="5.689cm" chart:style-name="ch8">
              <text:p>Mean Cos-Sim</text:p>
            </chart:title>
            <chart:grid chart:style-name="ch9" chart:class="major"/>
          </chart:axis>
          <chart:series chart:style-name="ch10" chart:values-cell-range-address="Arabic.F2:Arabic.F20" loext:label-string="&quot;En-Ar&quot;" chart:class="chart:scatter">
            <chart:domain table:cell-range-address="Arabic.E2:Arabic.E20"/>
            <chart:regression-curve chart:style-name="ch11">
              <chart:equation chart:display-equation="false" chart:display-r-square="true" svg:x="12.894cm" svg:y="2.938cm"/>
            </chart:regression-curve>
            <chart:data-point chart:repeated="19"/>
          </chart:series>
          <chart:series chart:style-name="ch12" chart:values-cell-range-address="Arabic.J2:Arabic.J20" loext:label-string="&quot;Ar-En&quot;" chart:class="chart:scatter">
            <chart:domain table:cell-range-address="Arabic.I2:Arabic.I20"/>
            <chart:regression-curve chart:style-name="ch13">
              <chart:equation chart:display-equation="false" chart:display-r-square="true" svg:x="12.449cm" svg:y="5.777cm"/>
            </chart:regression-curve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-Ar</text:p>
              </table:table-cell>
              <table:table-cell office:value-type="string">
                <text:p>Column I</text:p>
              </table:table-cell>
              <table:table-cell office:value-type="string">
                <text:p>Ar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abic.E2:Arabic.E20</svg:desc>
                </draw:g>
              </table:table-cell>
              <table:table-cell office:value-type="float" office:value="0.36271">
                <text:p>0.36271</text:p>
                <draw:g>
                  <svg:desc>Arabic.F2:Arabic.F20</svg:desc>
                </draw:g>
              </table:table-cell>
              <table:table-cell office:value-type="float" office:value="0">
                <text:p>0</text:p>
                <draw:g>
                  <svg:desc>Arabic.I2:Arabic.I20</svg:desc>
                </draw:g>
              </table:table-cell>
              <table:table-cell office:value-type="float" office:value="0.35773">
                <text:p>0.35773</text:p>
                <draw:g>
                  <svg:desc>Arabic.J2:Arabic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35752">
                <text:p>0.35752</text:p>
              </table:table-cell>
              <table:table-cell office:value-type="float" office:value="0">
                <text:p>0</text:p>
              </table:table-cell>
              <table:table-cell office:value-type="float" office:value="0.35756">
                <text:p>0.357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36149">
                <text:p>0.36149</text:p>
              </table:table-cell>
              <table:table-cell office:value-type="float" office:value="0">
                <text:p>0</text:p>
              </table:table-cell>
              <table:table-cell office:value-type="float" office:value="0.37232">
                <text:p>0.37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35433">
                <text:p>0.35433</text:p>
              </table:table-cell>
              <table:table-cell office:value-type="float" office:value="0">
                <text:p>0</text:p>
              </table:table-cell>
              <table:table-cell office:value-type="float" office:value="0.37421">
                <text:p>0.374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4433">
                <text:p>0.34433</text:p>
              </table:table-cell>
              <table:table-cell office:value-type="float" office:value="0">
                <text:p>0</text:p>
              </table:table-cell>
              <table:table-cell office:value-type="float" office:value="0.37071">
                <text:p>0.37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4494">
                <text:p>0.34494</text:p>
              </table:table-cell>
              <table:table-cell office:value-type="float" office:value="0.066934">
                <text:p>0.066934</text:p>
              </table:table-cell>
              <table:table-cell office:value-type="float" office:value="0.37801">
                <text:p>0.378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33711">
                <text:p>0.33711</text:p>
              </table:table-cell>
              <table:table-cell office:value-type="float" office:value="0.267738">
                <text:p>0.267738</text:p>
              </table:table-cell>
              <table:table-cell office:value-type="float" office:value="0.3754">
                <text:p>0.3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34122">
                <text:p>0.34122</text:p>
              </table:table-cell>
              <table:table-cell office:value-type="float" office:value="1.405622">
                <text:p>1.405622</text:p>
              </table:table-cell>
              <table:table-cell office:value-type="float" office:value="0.37581">
                <text:p>0.37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34134">
                <text:p>0.34134</text:p>
              </table:table-cell>
              <table:table-cell office:value-type="float" office:value="4.283802">
                <text:p>4.283802</text:p>
              </table:table-cell>
              <table:table-cell office:value-type="float" office:value="0.38928">
                <text:p>0.38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33819">
                <text:p>0.33819</text:p>
              </table:table-cell>
              <table:table-cell office:value-type="float" office:value="15.327979">
                <text:p>15.327979</text:p>
              </table:table-cell>
              <table:table-cell office:value-type="float" office:value="0.43817">
                <text:p>0.43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42638">
                <text:p>0.42638</text:p>
              </table:table-cell>
              <table:table-cell office:value-type="float" office:value="37.349398">
                <text:p>37.349398</text:p>
              </table:table-cell>
              <table:table-cell office:value-type="float" office:value="0.54106">
                <text:p>0.54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44327">
                <text:p>0.44327</text:p>
              </table:table-cell>
              <table:table-cell office:value-type="float" office:value="43.975904">
                <text:p>43.975904</text:p>
              </table:table-cell>
              <table:table-cell office:value-type="float" office:value="0.56911">
                <text:p>0.569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45127">
                <text:p>0.45127</text:p>
              </table:table-cell>
              <table:table-cell office:value-type="float" office:value="46.05087">
                <text:p>46.05087</text:p>
              </table:table-cell>
              <table:table-cell office:value-type="float" office:value="0.57307">
                <text:p>0.57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45822">
                <text:p>0.45822</text:p>
              </table:table-cell>
              <table:table-cell office:value-type="float" office:value="46.921017">
                <text:p>46.921017</text:p>
              </table:table-cell>
              <table:table-cell office:value-type="float" office:value="0.57446">
                <text:p>0.57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46199">
                <text:p>0.46199</text:p>
              </table:table-cell>
              <table:table-cell office:value-type="float" office:value="47.925033">
                <text:p>47.925033</text:p>
              </table:table-cell>
              <table:table-cell office:value-type="float" office:value="0.5748">
                <text:p>0.57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46419">
                <text:p>0.46419</text:p>
              </table:table-cell>
              <table:table-cell office:value-type="float" office:value="48.460509">
                <text:p>48.460509</text:p>
              </table:table-cell>
              <table:table-cell office:value-type="float" office:value="0.57483">
                <text:p>0.57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46528">
                <text:p>0.46528</text:p>
              </table:table-cell>
              <table:table-cell office:value-type="float" office:value="48.527443">
                <text:p>48.527443</text:p>
              </table:table-cell>
              <table:table-cell office:value-type="float" office:value="0.57492">
                <text:p>0.574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46662">
                <text:p>0.46662</text:p>
              </table:table-cell>
              <table:table-cell office:value-type="float" office:value="48.862115">
                <text:p>48.862115</text:p>
              </table:table-cell>
              <table:table-cell office:value-type="float" office:value="0.57479">
                <text:p>0.5747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title svg:x="2.979cm" svg:y="0.316cm" chart:style-name="ch2">
          <text:p>Metric vs. Precision (Supervised): English, Arabic</text:p>
        </chart:title>
        <chart:legend chart:legend-position="end" svg:x="12.534cm" svg:y="3.456cm" style:legend-expansion="high" chart:style-name="ch3"/>
        <chart:plot-area chart:style-name="ch4" table:cell-range-address="Arabic.E23:Arabic.F31 Arabic.J23:Arabic.J31" chart:data-source-has-labels="row" svg:x="1.33cm" svg:y="1.275cm" svg:width="10.885cm" svg:height="6.569cm">
          <chartooo:coordinate-region svg:x="2.242cm" svg:y="1.474cm" svg:width="9.786cm" svg:height="5.723cm"/>
          <chart:axis chart:dimension="x" chart:name="primary-x" chart:style-name="ch5">
            <chart:title svg:x="5.511cm" svg:y="8.024cm" chart:style-name="ch6">
              <text:p>Precision @ K=1</text:p>
            </chart:title>
          </chart:axis>
          <chart:axis chart:dimension="y" chart:name="primary-y" chart:style-name="ch7">
            <chart:title svg:x="0.451cm" svg:y="5.688cm" chart:style-name="ch8">
              <text:p>Mean Cos-Sim</text:p>
            </chart:title>
            <chart:grid chart:style-name="ch9" chart:class="major"/>
          </chart:axis>
          <chart:series chart:style-name="ch10" chart:values-cell-range-address="Arabic.F23:Arabic.F31" loext:label-string="&quot;En-Ar&quot;" chart:class="chart:scatter">
            <chart:domain table:cell-range-address="Arabic.E23:Arabic.E31"/>
            <chart:regression-curve chart:style-name="ch11">
              <chart:equation chart:display-equation="false" chart:display-r-square="true" svg:x="12.417cm" svg:y="3.055cm"/>
            </chart:regression-curve>
            <chart:data-point chart:repeated="9"/>
          </chart:series>
          <chart:series chart:style-name="ch12" chart:values-cell-range-address="Arabic.J23:Arabic.J31" loext:label-string="&quot;Ar-En&quot;" chart:class="chart:scatter">
            <chart:domain table:cell-range-address="Arabic.I23:Arabic.I31"/>
            <chart:regression-curve chart:style-name="ch13">
              <chart:equation chart:display-equation="false" chart:display-r-square="true" svg:x="12.378cm" svg:y="5.764cm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-Ar</text:p>
              </table:table-cell>
              <table:table-cell office:value-type="string">
                <text:p>Column I</text:p>
              </table:table-cell>
              <table:table-cell office:value-type="string">
                <text:p>Ar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.46666">
                <text:p>36.46666</text:p>
                <draw:g>
                  <svg:desc>Arabic.E23:Arabic.E31</svg:desc>
                </draw:g>
              </table:table-cell>
              <table:table-cell office:value-type="float" office:value="0.63431">
                <text:p>0.63431</text:p>
                <draw:g>
                  <svg:desc>Arabic.F23:Arabic.F31</svg:desc>
                </draw:g>
              </table:table-cell>
              <table:table-cell office:value-type="float" office:value="49.531459">
                <text:p>49.531459</text:p>
                <draw:g>
                  <svg:desc>Arabic.I23:Arabic.I31</svg:desc>
                </draw:g>
              </table:table-cell>
              <table:table-cell office:value-type="float" office:value="0.6092">
                <text:p>0.6092</text:p>
                <draw:g>
                  <svg:desc>Arabic.J23:Arabic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.93333">
                <text:p>34.93333</text:p>
              </table:table-cell>
              <table:table-cell office:value-type="float" office:value="0.66014">
                <text:p>0.66014</text:p>
              </table:table-cell>
              <table:table-cell office:value-type="float" office:value="49.531459">
                <text:p>49.531459</text:p>
              </table:table-cell>
              <table:table-cell office:value-type="float" office:value="0.62368">
                <text:p>0.623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.13333">
                <text:p>34.13333</text:p>
              </table:table-cell>
              <table:table-cell office:value-type="float" office:value="0.66347">
                <text:p>0.66347</text:p>
              </table:table-cell>
              <table:table-cell office:value-type="float" office:value="49.531459">
                <text:p>49.531459</text:p>
              </table:table-cell>
              <table:table-cell office:value-type="float" office:value="0.62518">
                <text:p>0.625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.53333">
                <text:p>34.53333</text:p>
              </table:table-cell>
              <table:table-cell office:value-type="float" office:value="0.66223">
                <text:p>0.66223</text:p>
              </table:table-cell>
              <table:table-cell office:value-type="float" office:value="49.263722">
                <text:p>49.263722</text:p>
              </table:table-cell>
              <table:table-cell office:value-type="float" office:value="0.62545">
                <text:p>0.62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53333">
                <text:p>34.53333</text:p>
              </table:table-cell>
              <table:table-cell office:value-type="float" office:value="0.66227">
                <text:p>0.66227</text:p>
              </table:table-cell>
              <table:table-cell office:value-type="float" office:value="49.732262">
                <text:p>49.732262</text:p>
              </table:table-cell>
              <table:table-cell office:value-type="float" office:value="0.62551">
                <text:p>0.62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13333">
                <text:p>34.13333</text:p>
              </table:table-cell>
              <table:table-cell office:value-type="float" office:value="0.66268">
                <text:p>0.66268</text:p>
              </table:table-cell>
              <table:table-cell office:value-type="float" office:value="49.464525">
                <text:p>49.464525</text:p>
              </table:table-cell>
              <table:table-cell office:value-type="float" office:value="0.62569">
                <text:p>0.62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13333">
                <text:p>34.13333</text:p>
              </table:table-cell>
              <table:table-cell office:value-type="float" office:value="0.6628">
                <text:p>0.6628</text:p>
              </table:table-cell>
              <table:table-cell office:value-type="float" office:value="49.129853">
                <text:p>49.129853</text:p>
              </table:table-cell>
              <table:table-cell office:value-type="float" office:value="0.62533">
                <text:p>0.62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6">
                <text:p>34.6</text:p>
              </table:table-cell>
              <table:table-cell office:value-type="float" office:value="0.66288">
                <text:p>0.66288</text:p>
              </table:table-cell>
              <table:table-cell office:value-type="float" office:value="48.92905">
                <text:p>48.92905</text:p>
              </table:table-cell>
              <table:table-cell office:value-type="float" office:value="0.62523">
                <text:p>0.62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.66666">
                <text:p>34.66666</text:p>
              </table:table-cell>
              <table:table-cell office:value-type="float" office:value="0.66248">
                <text:p>0.66248</text:p>
              </table:table-cell>
              <table:table-cell office:value-type="float" office:value="49.92905">
                <text:p>49.92905</text:p>
              </table:table-cell>
              <table:table-cell office:value-type="float" office:value="0.62549">
                <text:p>0.6254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title svg:x="3.191cm" svg:y="0.316cm" chart:style-name="ch2">
          <text:p>Metric vs. Precision (Supervised): English, Thai</text:p>
        </chart:title>
        <chart:legend chart:legend-position="end" svg:x="12.481cm" svg:y="3.457cm" style:legend-expansion="high" chart:style-name="ch3"/>
        <chart:plot-area chart:style-name="ch4" table:cell-range-address="Thai.E23:Thai.F31 Thai.J23:Thai.J31" chart:data-source-has-labels="row" svg:x="1.33cm" svg:y="1.275cm" svg:width="10.832cm" svg:height="6.57cm">
          <chartooo:coordinate-region svg:x="2.242cm" svg:y="1.474cm" svg:width="9.733cm" svg:height="5.725cm"/>
          <chart:axis chart:dimension="x" chart:name="primary-x" chart:style-name="ch5">
            <chart:title svg:x="5.485cm" svg:y="8.025cm" chart:style-name="ch6">
              <text:p>Precision @ K=1</text:p>
            </chart:title>
          </chart:axis>
          <chart:axis chart:dimension="y" chart:name="primary-y" chart:style-name="ch7">
            <chart:title svg:x="0.451cm" svg:y="5.689cm" chart:style-name="ch8">
              <text:p>Mean Cos-Sim</text:p>
            </chart:title>
            <chart:grid chart:style-name="ch9" chart:class="major"/>
          </chart:axis>
          <chart:series chart:style-name="ch10" chart:values-cell-range-address="Thai.F23:Thai.F31" loext:label-string="&quot;En-Th&quot;" chart:class="chart:scatter">
            <chart:domain table:cell-range-address="Thai.E23:Thai.E31"/>
            <chart:regression-curve chart:style-name="ch11">
              <chart:equation chart:display-equation="false" chart:display-r-square="true" svg:x="12.403cm" svg:y="2.744cm"/>
            </chart:regression-curve>
            <chart:data-point chart:repeated="9"/>
          </chart:series>
          <chart:series chart:style-name="ch12" chart:values-cell-range-address="Thai.J23:Thai.J31" loext:label-string="&quot;Th-En&quot;" chart:class="chart:scatter">
            <chart:domain table:cell-range-address="Thai.I23:Thai.I31"/>
            <chart:regression-curve chart:style-name="ch13">
              <chart:equation chart:display-equation="false" chart:display-r-square="true" svg:x="12.374cm" svg:y="5.408cm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-Th</text:p>
              </table:table-cell>
              <table:table-cell office:value-type="string">
                <text:p>Column I</text:p>
              </table:table-cell>
              <table:table-cell office:value-type="string">
                <text:p>Th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533333">
                <text:p>22.533333</text:p>
                <draw:g>
                  <svg:desc>Thai.E23:Thai.E31</svg:desc>
                </draw:g>
              </table:table-cell>
              <table:table-cell office:value-type="float" office:value="0.5846">
                <text:p>0.5846</text:p>
                <draw:g>
                  <svg:desc>Thai.F23:Thai.F31</svg:desc>
                </draw:g>
              </table:table-cell>
              <table:table-cell office:value-type="float" office:value="16.640254">
                <text:p>16.640254</text:p>
                <draw:g>
                  <svg:desc>Thai.I23:Thai.I31</svg:desc>
                </draw:g>
              </table:table-cell>
              <table:table-cell office:value-type="float" office:value="0.4366">
                <text:p>0.4366</text:p>
                <draw:g>
                  <svg:desc>Thai.J23:Thai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8">
                <text:p>20.8</text:p>
              </table:table-cell>
              <table:table-cell office:value-type="float" office:value="0.59985">
                <text:p>0.59985</text:p>
              </table:table-cell>
              <table:table-cell office:value-type="float" office:value="7.765452">
                <text:p>7.765452</text:p>
              </table:table-cell>
              <table:table-cell office:value-type="float" office:value="0.49584">
                <text:p>0.49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0.60014">
                <text:p>0.60014</text:p>
              </table:table-cell>
              <table:table-cell office:value-type="float" office:value="11.093502">
                <text:p>11.093502</text:p>
              </table:table-cell>
              <table:table-cell office:value-type="float" office:value="0.50238">
                <text:p>0.50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866667">
                <text:p>20.866667</text:p>
              </table:table-cell>
              <table:table-cell office:value-type="float" office:value="0.59979">
                <text:p>0.59979</text:p>
              </table:table-cell>
              <table:table-cell office:value-type="float" office:value="16.164818">
                <text:p>16.164818</text:p>
              </table:table-cell>
              <table:table-cell office:value-type="float" office:value="0.53881">
                <text:p>0.53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866667">
                <text:p>20.866667</text:p>
              </table:table-cell>
              <table:table-cell office:value-type="float" office:value="0.59985">
                <text:p>0.59985</text:p>
              </table:table-cell>
              <table:table-cell office:value-type="float" office:value="19.968304">
                <text:p>19.968304</text:p>
              </table:table-cell>
              <table:table-cell office:value-type="float" office:value="0.58064">
                <text:p>0.580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866667">
                <text:p>20.866667</text:p>
              </table:table-cell>
              <table:table-cell office:value-type="float" office:value="0.60064">
                <text:p>0.60064</text:p>
              </table:table-cell>
              <table:table-cell office:value-type="float" office:value="19.968304">
                <text:p>19.968304</text:p>
              </table:table-cell>
              <table:table-cell office:value-type="float" office:value="0.60714">
                <text:p>0.60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133333">
                <text:p>21.133333</text:p>
              </table:table-cell>
              <table:table-cell office:value-type="float" office:value="0.60046">
                <text:p>0.60046</text:p>
              </table:table-cell>
              <table:table-cell office:value-type="float" office:value="19.492868">
                <text:p>19.492868</text:p>
              </table:table-cell>
              <table:table-cell office:value-type="float" office:value="0.61491">
                <text:p>0.614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933333">
                <text:p>20.933333</text:p>
              </table:table-cell>
              <table:table-cell office:value-type="float" office:value="0.60019">
                <text:p>0.60019</text:p>
              </table:table-cell>
              <table:table-cell office:value-type="float" office:value="18.22504">
                <text:p>18.22504</text:p>
              </table:table-cell>
              <table:table-cell office:value-type="float" office:value="0.62011">
                <text:p>0.62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0.60016">
                <text:p>0.60016</text:p>
              </table:table-cell>
              <table:table-cell office:value-type="float" office:value="18.066561">
                <text:p>18.066561</text:p>
              </table:table-cell>
              <table:table-cell office:value-type="float" office:value="0.62175">
                <text:p>0.6217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title svg:x="4.183cm" svg:y="0.316cm" chart:style-name="ch2">
          <text:p>Metric vs. Precision: English, Hebrew</text:p>
        </chart:title>
        <chart:legend chart:legend-position="end" svg:x="12.455cm" svg:y="3.456cm" style:legend-expansion="high" chart:style-name="ch3"/>
        <chart:plot-area chart:style-name="ch4" table:cell-range-address="Hebrew.E2:Hebrew.F31 Hebrew.J2:Hebrew.J31" chart:data-source-has-labels="row" svg:x="1.33cm" svg:y="1.275cm" svg:width="10.806cm" svg:height="6.569cm">
          <chartooo:coordinate-region svg:x="2.242cm" svg:y="1.474cm" svg:width="9.708cm" svg:height="5.723cm"/>
          <chart:axis chart:dimension="x" chart:name="primary-x" chart:style-name="ch5">
            <chart:title svg:x="5.472cm" svg:y="8.024cm" chart:style-name="ch6">
              <text:p>Precision @ K=1</text:p>
            </chart:title>
          </chart:axis>
          <chart:axis chart:dimension="y" chart:name="primary-y" chart:style-name="ch7">
            <chart:title svg:x="0.451cm" svg:y="5.688cm" chart:style-name="ch8">
              <text:p>Mean Cos-Sim</text:p>
            </chart:title>
            <chart:grid chart:style-name="ch9" chart:class="major"/>
          </chart:axis>
          <chart:series chart:style-name="ch10" chart:values-cell-range-address="Hebrew.F2:Hebrew.F31" loext:label-string="&quot;En-He&quot;" chart:class="chart:scatter">
            <chart:domain table:cell-range-address="Hebrew.E2:Hebrew.E31"/>
            <chart:regression-curve chart:style-name="ch11">
              <chart:equation chart:display-equation="false" chart:display-r-square="true" svg:x="12.394cm" svg:y="2.905cm"/>
            </chart:regression-curve>
            <chart:data-point chart:repeated="30"/>
          </chart:series>
          <chart:series chart:style-name="ch12" chart:values-cell-range-address="Hebrew.J2:Hebrew.J31" loext:label-string="&quot;He-En&quot;" chart:class="chart:scatter">
            <chart:domain table:cell-range-address="Hebrew.I2:Hebrew.I31"/>
            <chart:regression-curve chart:style-name="ch13">
              <chart:equation chart:display-equation="false" chart:display-r-square="true" svg:x="12.311cm" svg:y="5.743cm"/>
            </chart:regression-curve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-He</text:p>
              </table:table-cell>
              <table:table-cell office:value-type="string">
                <text:p>Column I</text:p>
              </table:table-cell>
              <table:table-cell office:value-type="string">
                <text:p>He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brew.E2:Hebrew.E31</svg:desc>
                </draw:g>
              </table:table-cell>
              <table:table-cell office:value-type="float" office:value="0.37826">
                <text:p>0.37826</text:p>
                <draw:g>
                  <svg:desc>Hebrew.F2:Hebrew.F31</svg:desc>
                </draw:g>
              </table:table-cell>
              <table:table-cell office:value-type="float" office:value="0">
                <text:p>0</text:p>
                <draw:g>
                  <svg:desc>Hebrew.I2:Hebrew.I31</svg:desc>
                </draw:g>
              </table:table-cell>
              <table:table-cell office:value-type="float" office:value="0.34963">
                <text:p>0.34963</text:p>
                <draw:g>
                  <svg:desc>Hebrew.J2:Hebrew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38401">
                <text:p>0.38401</text:p>
              </table:table-cell>
              <table:table-cell office:value-type="float" office:value="0">
                <text:p>0</text:p>
              </table:table-cell>
              <table:table-cell office:value-type="float" office:value="0.35719">
                <text:p>0.3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39057">
                <text:p>0.39057</text:p>
              </table:table-cell>
              <table:table-cell office:value-type="float" office:value="0">
                <text:p>0</text:p>
              </table:table-cell>
              <table:table-cell office:value-type="float" office:value="0.36664">
                <text:p>0.36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66667">
                <text:p>19.466667</text:p>
              </table:table-cell>
              <table:table-cell office:value-type="float" office:value="0.47245">
                <text:p>0.47245</text:p>
              </table:table-cell>
              <table:table-cell office:value-type="float" office:value="0">
                <text:p>0</text:p>
              </table:table-cell>
              <table:table-cell office:value-type="float" office:value="0.3841">
                <text:p>0.3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733333">
                <text:p>18.733333</text:p>
              </table:table-cell>
              <table:table-cell office:value-type="float" office:value="0.47059">
                <text:p>0.47059</text:p>
              </table:table-cell>
              <table:table-cell office:value-type="float" office:value="0">
                <text:p>0</text:p>
              </table:table-cell>
              <table:table-cell office:value-type="float" office:value="0.35847">
                <text:p>0.35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46187">
                <text:p>0.46187</text:p>
              </table:table-cell>
              <table:table-cell office:value-type="float" office:value="0">
                <text:p>0</text:p>
              </table:table-cell>
              <table:table-cell office:value-type="float" office:value="0.36369">
                <text:p>0.36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133333">
                <text:p>16.133333</text:p>
              </table:table-cell>
              <table:table-cell office:value-type="float" office:value="0.45747">
                <text:p>0.45747</text:p>
              </table:table-cell>
              <table:table-cell office:value-type="float" office:value="0">
                <text:p>0</text:p>
              </table:table-cell>
              <table:table-cell office:value-type="float" office:value="0.36392">
                <text:p>0.36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66667">
                <text:p>14.066667</text:p>
              </table:table-cell>
              <table:table-cell office:value-type="float" office:value="0.4444">
                <text:p>0.4444</text:p>
              </table:table-cell>
              <table:table-cell office:value-type="float" office:value="0">
                <text:p>0</text:p>
              </table:table-cell>
              <table:table-cell office:value-type="float" office:value="0.36624">
                <text:p>0.36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133333">
                <text:p>16.133333</text:p>
              </table:table-cell>
              <table:table-cell office:value-type="float" office:value="0.4446">
                <text:p>0.4446</text:p>
              </table:table-cell>
              <table:table-cell office:value-type="float" office:value="0">
                <text:p>0</text:p>
              </table:table-cell>
              <table:table-cell office:value-type="float" office:value="0.35714">
                <text:p>0.3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333333">
                <text:p>15.333333</text:p>
              </table:table-cell>
              <table:table-cell office:value-type="float" office:value="0.43567">
                <text:p>0.43567</text:p>
              </table:table-cell>
              <table:table-cell office:value-type="float" office:value="0">
                <text:p>0</text:p>
              </table:table-cell>
              <table:table-cell office:value-type="float" office:value="0.35208">
                <text:p>0.35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666667">
                <text:p>30.666667</text:p>
              </table:table-cell>
              <table:table-cell office:value-type="float" office:value="0.56748">
                <text:p>0.56748</text:p>
              </table:table-cell>
              <table:table-cell office:value-type="float" office:value="0">
                <text:p>0</text:p>
              </table:table-cell>
              <table:table-cell office:value-type="float" office:value="0.41965">
                <text:p>0.41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333333">
                <text:p>34.333333</text:p>
              </table:table-cell>
              <table:table-cell office:value-type="float" office:value="0.57852">
                <text:p>0.57852</text:p>
              </table:table-cell>
              <table:table-cell office:value-type="float" office:value="0">
                <text:p>0</text:p>
              </table:table-cell>
              <table:table-cell office:value-type="float" office:value="0.43443">
                <text:p>0.43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.533333">
                <text:p>35.533333</text:p>
              </table:table-cell>
              <table:table-cell office:value-type="float" office:value="0.58033">
                <text:p>0.58033</text:p>
              </table:table-cell>
              <table:table-cell office:value-type="float" office:value="0">
                <text:p>0</text:p>
              </table:table-cell>
              <table:table-cell office:value-type="float" office:value="0.43943">
                <text:p>0.43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6">
                <text:p>36.6</text:p>
              </table:table-cell>
              <table:table-cell office:value-type="float" office:value="0.58052">
                <text:p>0.58052</text:p>
              </table:table-cell>
              <table:table-cell office:value-type="float" office:value="0">
                <text:p>0</text:p>
              </table:table-cell>
              <table:table-cell office:value-type="float" office:value="0.44402">
                <text:p>0.44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8">
                <text:p>36.8</text:p>
              </table:table-cell>
              <table:table-cell office:value-type="float" office:value="0.58119">
                <text:p>0.58119</text:p>
              </table:table-cell>
              <table:table-cell office:value-type="float" office:value="0">
                <text:p>0</text:p>
              </table:table-cell>
              <table:table-cell office:value-type="float" office:value="0.4464">
                <text:p>0.4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933333">
                <text:p>36.933333</text:p>
              </table:table-cell>
              <table:table-cell office:value-type="float" office:value="0.58132">
                <text:p>0.58132</text:p>
              </table:table-cell>
              <table:table-cell office:value-type="float" office:value="0">
                <text:p>0</text:p>
              </table:table-cell>
              <table:table-cell office:value-type="float" office:value="0.44902">
                <text:p>0.44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866667">
                <text:p>36.866667</text:p>
              </table:table-cell>
              <table:table-cell office:value-type="float" office:value="0.58144">
                <text:p>0.58144</text:p>
              </table:table-cell>
              <table:table-cell office:value-type="float" office:value="0">
                <text:p>0</text:p>
              </table:table-cell>
              <table:table-cell office:value-type="float" office:value="0.4499">
                <text:p>0.4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58194">
                <text:p>0.58194</text:p>
              </table:table-cell>
              <table:table-cell office:value-type="float" office:value="0">
                <text:p>0</text:p>
              </table:table-cell>
              <table:table-cell office:value-type="float" office:value="0.45112">
                <text:p>0.45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.2">
                <text:p>40.2</text:p>
              </table:table-cell>
              <table:table-cell office:value-type="float" office:value="0.64078">
                <text:p>0.64078</text:p>
              </table:table-cell>
              <table:table-cell office:value-type="float" office:value="54.138852">
                <text:p>54.138852</text:p>
              </table:table-cell>
              <table:table-cell office:value-type="float" office:value="0.61202">
                <text:p>0.61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.4">
                <text:p>38.4</text:p>
              </table:table-cell>
              <table:table-cell office:value-type="float" office:value="0.66742">
                <text:p>0.66742</text:p>
              </table:table-cell>
              <table:table-cell office:value-type="float" office:value="53.204272">
                <text:p>53.204272</text:p>
              </table:table-cell>
              <table:table-cell office:value-type="float" office:value="0.62731">
                <text:p>0.627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.933333">
                <text:p>38.933333</text:p>
              </table:table-cell>
              <table:table-cell office:value-type="float" office:value="0.66886">
                <text:p>0.66886</text:p>
              </table:table-cell>
              <table:table-cell office:value-type="float" office:value="52.93725">
                <text:p>52.93725</text:p>
              </table:table-cell>
              <table:table-cell office:value-type="float" office:value="0.62838">
                <text:p>0.62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.6">
                <text:p>38.6</text:p>
              </table:table-cell>
              <table:table-cell office:value-type="float" office:value="0.66958">
                <text:p>0.66958</text:p>
              </table:table-cell>
              <table:table-cell office:value-type="float" office:value="53.204272">
                <text:p>53.204272</text:p>
              </table:table-cell>
              <table:table-cell office:value-type="float" office:value="0.62873">
                <text:p>0.62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.6">
                <text:p>38.6</text:p>
              </table:table-cell>
              <table:table-cell office:value-type="float" office:value="0.66957">
                <text:p>0.66957</text:p>
              </table:table-cell>
              <table:table-cell office:value-type="float" office:value="53.805073">
                <text:p>53.805073</text:p>
              </table:table-cell>
              <table:table-cell office:value-type="float" office:value="0.62862">
                <text:p>0.62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0.66997">
                <text:p>0.66997</text:p>
              </table:table-cell>
              <table:table-cell office:value-type="float" office:value="53.404539">
                <text:p>53.404539</text:p>
              </table:table-cell>
              <table:table-cell office:value-type="float" office:value="0.62859">
                <text:p>0.628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  <table:table-cell office:value-type="float" office:value="0.66975">
                <text:p>0.66975</text:p>
              </table:table-cell>
              <table:table-cell office:value-type="float" office:value="53.004005">
                <text:p>53.004005</text:p>
              </table:table-cell>
              <table:table-cell office:value-type="float" office:value="0.6287">
                <text:p>0.62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533333">
                <text:p>38.533333</text:p>
              </table:table-cell>
              <table:table-cell office:value-type="float" office:value="0.6696">
                <text:p>0.6696</text:p>
              </table:table-cell>
              <table:table-cell office:value-type="float" office:value="53.337784">
                <text:p>53.337784</text:p>
              </table:table-cell>
              <table:table-cell office:value-type="float" office:value="0.62859">
                <text:p>0.628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.333333">
                <text:p>38.333333</text:p>
              </table:table-cell>
              <table:table-cell office:value-type="float" office:value="0.66935">
                <text:p>0.66935</text:p>
              </table:table-cell>
              <table:table-cell office:value-type="float" office:value="53.337784">
                <text:p>53.337784</text:p>
              </table:table-cell>
              <table:table-cell office:value-type="float" office:value="0.62864">
                <text:p>0.6286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title svg:x="2.596cm" svg:y="0.316cm" chart:style-name="ch2">
          <text:p>Metric vs. Precision (Unsupervised): English, Hebrew</text:p>
        </chart:title>
        <chart:legend chart:legend-position="end" svg:x="12.455cm" svg:y="3.456cm" style:legend-expansion="high" chart:style-name="ch3"/>
        <chart:plot-area chart:style-name="ch4" table:cell-range-address="Hebrew.E2:Hebrew.F20 Hebrew.J2:Hebrew.J20" chart:data-source-has-labels="row" svg:x="1.33cm" svg:y="1.275cm" svg:width="10.806cm" svg:height="6.569cm">
          <chartooo:coordinate-region svg:x="2.242cm" svg:y="1.474cm" svg:width="9.707cm" svg:height="5.723cm"/>
          <chart:axis chart:dimension="x" chart:name="primary-x" chart:style-name="ch5">
            <chart:title svg:x="5.472cm" svg:y="8.024cm" chart:style-name="ch6">
              <text:p>Precision @ K=1</text:p>
            </chart:title>
          </chart:axis>
          <chart:axis chart:dimension="y" chart:name="primary-y" chart:style-name="ch7">
            <chart:title svg:x="0.451cm" svg:y="5.688cm" chart:style-name="ch8">
              <text:p>Mean Cos-Sim</text:p>
            </chart:title>
            <chart:grid chart:style-name="ch9" chart:class="major"/>
          </chart:axis>
          <chart:series chart:style-name="ch10" chart:values-cell-range-address="Hebrew.F2:Hebrew.F20" loext:label-string="&quot;En-He&quot;" chart:class="chart:scatter">
            <chart:domain table:cell-range-address="Hebrew.E2:Hebrew.E20"/>
            <chart:regression-curve chart:style-name="ch11">
              <chart:equation chart:display-equation="false" chart:display-r-square="true" svg:x="12.503cm" svg:y="2.991cm"/>
            </chart:regression-curve>
            <chart:data-point chart:repeated="19"/>
          </chart:series>
          <chart:series chart:style-name="ch12" chart:values-cell-range-address="Hebrew.J2:Hebrew.J20" loext:label-string="&quot;He-En&quot;" chart:class="chart:scatter">
            <chart:domain table:cell-range-address="Hebrew.I2:Hebrew.I20"/>
            <chart:regression-curve chart:style-name="ch13">
              <chart:equation chart:display-equation="false" chart:display-r-square="true" svg:x="12.62cm" svg:y="5.773cm"/>
            </chart:regression-curve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-He</text:p>
              </table:table-cell>
              <table:table-cell office:value-type="string">
                <text:p>Column I</text:p>
              </table:table-cell>
              <table:table-cell office:value-type="string">
                <text:p>He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ebrew.E2:Hebrew.E20</svg:desc>
                </draw:g>
              </table:table-cell>
              <table:table-cell office:value-type="float" office:value="0.37826">
                <text:p>0.37826</text:p>
                <draw:g>
                  <svg:desc>Hebrew.F2:Hebrew.F20</svg:desc>
                </draw:g>
              </table:table-cell>
              <table:table-cell office:value-type="float" office:value="0">
                <text:p>0</text:p>
                <draw:g>
                  <svg:desc>Hebrew.I2:Hebrew.I20</svg:desc>
                </draw:g>
              </table:table-cell>
              <table:table-cell office:value-type="float" office:value="0.34963">
                <text:p>0.34963</text:p>
                <draw:g>
                  <svg:desc>Hebrew.J2:Hebrew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38401">
                <text:p>0.38401</text:p>
              </table:table-cell>
              <table:table-cell office:value-type="float" office:value="0">
                <text:p>0</text:p>
              </table:table-cell>
              <table:table-cell office:value-type="float" office:value="0.35719">
                <text:p>0.35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39057">
                <text:p>0.39057</text:p>
              </table:table-cell>
              <table:table-cell office:value-type="float" office:value="0">
                <text:p>0</text:p>
              </table:table-cell>
              <table:table-cell office:value-type="float" office:value="0.36664">
                <text:p>0.36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466667">
                <text:p>19.466667</text:p>
              </table:table-cell>
              <table:table-cell office:value-type="float" office:value="0.47245">
                <text:p>0.47245</text:p>
              </table:table-cell>
              <table:table-cell office:value-type="float" office:value="0">
                <text:p>0</text:p>
              </table:table-cell>
              <table:table-cell office:value-type="float" office:value="0.3841">
                <text:p>0.38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733333">
                <text:p>18.733333</text:p>
              </table:table-cell>
              <table:table-cell office:value-type="float" office:value="0.47059">
                <text:p>0.47059</text:p>
              </table:table-cell>
              <table:table-cell office:value-type="float" office:value="0">
                <text:p>0</text:p>
              </table:table-cell>
              <table:table-cell office:value-type="float" office:value="0.35847">
                <text:p>0.35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46187">
                <text:p>0.46187</text:p>
              </table:table-cell>
              <table:table-cell office:value-type="float" office:value="0">
                <text:p>0</text:p>
              </table:table-cell>
              <table:table-cell office:value-type="float" office:value="0.36369">
                <text:p>0.363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133333">
                <text:p>16.133333</text:p>
              </table:table-cell>
              <table:table-cell office:value-type="float" office:value="0.45747">
                <text:p>0.45747</text:p>
              </table:table-cell>
              <table:table-cell office:value-type="float" office:value="0">
                <text:p>0</text:p>
              </table:table-cell>
              <table:table-cell office:value-type="float" office:value="0.36392">
                <text:p>0.36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66667">
                <text:p>14.066667</text:p>
              </table:table-cell>
              <table:table-cell office:value-type="float" office:value="0.4444">
                <text:p>0.4444</text:p>
              </table:table-cell>
              <table:table-cell office:value-type="float" office:value="0">
                <text:p>0</text:p>
              </table:table-cell>
              <table:table-cell office:value-type="float" office:value="0.36624">
                <text:p>0.36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133333">
                <text:p>16.133333</text:p>
              </table:table-cell>
              <table:table-cell office:value-type="float" office:value="0.4446">
                <text:p>0.4446</text:p>
              </table:table-cell>
              <table:table-cell office:value-type="float" office:value="0">
                <text:p>0</text:p>
              </table:table-cell>
              <table:table-cell office:value-type="float" office:value="0.35714">
                <text:p>0.357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333333">
                <text:p>15.333333</text:p>
              </table:table-cell>
              <table:table-cell office:value-type="float" office:value="0.43567">
                <text:p>0.43567</text:p>
              </table:table-cell>
              <table:table-cell office:value-type="float" office:value="0">
                <text:p>0</text:p>
              </table:table-cell>
              <table:table-cell office:value-type="float" office:value="0.35208">
                <text:p>0.35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666667">
                <text:p>30.666667</text:p>
              </table:table-cell>
              <table:table-cell office:value-type="float" office:value="0.56748">
                <text:p>0.56748</text:p>
              </table:table-cell>
              <table:table-cell office:value-type="float" office:value="0">
                <text:p>0</text:p>
              </table:table-cell>
              <table:table-cell office:value-type="float" office:value="0.41965">
                <text:p>0.419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.333333">
                <text:p>34.333333</text:p>
              </table:table-cell>
              <table:table-cell office:value-type="float" office:value="0.57852">
                <text:p>0.57852</text:p>
              </table:table-cell>
              <table:table-cell office:value-type="float" office:value="0">
                <text:p>0</text:p>
              </table:table-cell>
              <table:table-cell office:value-type="float" office:value="0.43443">
                <text:p>0.434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.533333">
                <text:p>35.533333</text:p>
              </table:table-cell>
              <table:table-cell office:value-type="float" office:value="0.58033">
                <text:p>0.58033</text:p>
              </table:table-cell>
              <table:table-cell office:value-type="float" office:value="0">
                <text:p>0</text:p>
              </table:table-cell>
              <table:table-cell office:value-type="float" office:value="0.43943">
                <text:p>0.439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.6">
                <text:p>36.6</text:p>
              </table:table-cell>
              <table:table-cell office:value-type="float" office:value="0.58052">
                <text:p>0.58052</text:p>
              </table:table-cell>
              <table:table-cell office:value-type="float" office:value="0">
                <text:p>0</text:p>
              </table:table-cell>
              <table:table-cell office:value-type="float" office:value="0.44402">
                <text:p>0.444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8">
                <text:p>36.8</text:p>
              </table:table-cell>
              <table:table-cell office:value-type="float" office:value="0.58119">
                <text:p>0.58119</text:p>
              </table:table-cell>
              <table:table-cell office:value-type="float" office:value="0">
                <text:p>0</text:p>
              </table:table-cell>
              <table:table-cell office:value-type="float" office:value="0.4464">
                <text:p>0.4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.933333">
                <text:p>36.933333</text:p>
              </table:table-cell>
              <table:table-cell office:value-type="float" office:value="0.58132">
                <text:p>0.58132</text:p>
              </table:table-cell>
              <table:table-cell office:value-type="float" office:value="0">
                <text:p>0</text:p>
              </table:table-cell>
              <table:table-cell office:value-type="float" office:value="0.44902">
                <text:p>0.44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.866667">
                <text:p>36.866667</text:p>
              </table:table-cell>
              <table:table-cell office:value-type="float" office:value="0.58144">
                <text:p>0.58144</text:p>
              </table:table-cell>
              <table:table-cell office:value-type="float" office:value="0">
                <text:p>0</text:p>
              </table:table-cell>
              <table:table-cell office:value-type="float" office:value="0.4499">
                <text:p>0.44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0.58194">
                <text:p>0.58194</text:p>
              </table:table-cell>
              <table:table-cell office:value-type="float" office:value="0">
                <text:p>0</text:p>
              </table:table-cell>
              <table:table-cell office:value-type="float" office:value="0.45112">
                <text:p>0.4511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title svg:x="2.847cm" svg:y="0.316cm" chart:style-name="ch2">
          <text:p>Metric vs. Precision (Supervised): English, Hebrew</text:p>
        </chart:title>
        <chart:legend chart:legend-position="end" svg:x="12.455cm" svg:y="3.456cm" style:legend-expansion="high" chart:style-name="ch3"/>
        <chart:plot-area chart:style-name="ch4" table:cell-range-address="Hebrew.E23:Hebrew.F31 Hebrew.J23:Hebrew.J31" chart:data-source-has-labels="row" svg:x="1.33cm" svg:y="1.275cm" svg:width="10.806cm" svg:height="6.569cm">
          <chartooo:coordinate-region svg:x="2.242cm" svg:y="1.474cm" svg:width="9.707cm" svg:height="5.723cm"/>
          <chart:axis chart:dimension="x" chart:name="primary-x" chart:style-name="ch5">
            <chart:title svg:x="5.472cm" svg:y="8.024cm" chart:style-name="ch6">
              <text:p>Precision @ K=1</text:p>
            </chart:title>
          </chart:axis>
          <chart:axis chart:dimension="y" chart:name="primary-y" chart:style-name="ch7">
            <chart:title svg:x="0.451cm" svg:y="5.688cm" chart:style-name="ch8">
              <text:p>Mean Cos-Sim</text:p>
            </chart:title>
            <chart:grid chart:style-name="ch9" chart:class="major"/>
          </chart:axis>
          <chart:series chart:style-name="ch10" chart:values-cell-range-address="Hebrew.F23:Hebrew.F31" loext:label-string="&quot;En-He&quot;" chart:class="chart:scatter">
            <chart:domain table:cell-range-address="Hebrew.E23:Hebrew.E31"/>
            <chart:regression-curve chart:style-name="ch11">
              <chart:equation chart:display-equation="false" chart:display-r-square="true" svg:x="12.173cm" svg:y="3.091cm"/>
            </chart:regression-curve>
            <chart:data-point chart:repeated="9"/>
          </chart:series>
          <chart:series chart:style-name="ch12" chart:values-cell-range-address="Hebrew.J23:Hebrew.J31" loext:label-string="&quot;He-En&quot;" chart:class="chart:scatter">
            <chart:domain table:cell-range-address="Hebrew.I23:Hebrew.I31"/>
            <chart:regression-curve chart:style-name="ch13">
              <chart:equation chart:display-equation="false" chart:display-r-square="true" svg:x="12.122cm" svg:y="6.026cm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-He</text:p>
              </table:table-cell>
              <table:table-cell office:value-type="string">
                <text:p>Column I</text:p>
              </table:table-cell>
              <table:table-cell office:value-type="string">
                <text:p>He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.2">
                <text:p>40.2</text:p>
                <draw:g>
                  <svg:desc>Hebrew.E23:Hebrew.E31</svg:desc>
                </draw:g>
              </table:table-cell>
              <table:table-cell office:value-type="float" office:value="0.64078">
                <text:p>0.64078</text:p>
                <draw:g>
                  <svg:desc>Hebrew.F23:Hebrew.F31</svg:desc>
                </draw:g>
              </table:table-cell>
              <table:table-cell office:value-type="float" office:value="54.138852">
                <text:p>54.138852</text:p>
                <draw:g>
                  <svg:desc>Hebrew.I23:Hebrew.I31</svg:desc>
                </draw:g>
              </table:table-cell>
              <table:table-cell office:value-type="float" office:value="0.61202">
                <text:p>0.61202</text:p>
                <draw:g>
                  <svg:desc>Hebrew.J23:Hebrew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4">
                <text:p>38.4</text:p>
              </table:table-cell>
              <table:table-cell office:value-type="float" office:value="0.66742">
                <text:p>0.66742</text:p>
              </table:table-cell>
              <table:table-cell office:value-type="float" office:value="53.204272">
                <text:p>53.204272</text:p>
              </table:table-cell>
              <table:table-cell office:value-type="float" office:value="0.62731">
                <text:p>0.62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.933333">
                <text:p>38.933333</text:p>
              </table:table-cell>
              <table:table-cell office:value-type="float" office:value="0.66886">
                <text:p>0.66886</text:p>
              </table:table-cell>
              <table:table-cell office:value-type="float" office:value="52.93725">
                <text:p>52.93725</text:p>
              </table:table-cell>
              <table:table-cell office:value-type="float" office:value="0.62838">
                <text:p>0.62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6">
                <text:p>38.6</text:p>
              </table:table-cell>
              <table:table-cell office:value-type="float" office:value="0.66958">
                <text:p>0.66958</text:p>
              </table:table-cell>
              <table:table-cell office:value-type="float" office:value="53.204272">
                <text:p>53.204272</text:p>
              </table:table-cell>
              <table:table-cell office:value-type="float" office:value="0.62873">
                <text:p>0.62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6">
                <text:p>38.6</text:p>
              </table:table-cell>
              <table:table-cell office:value-type="float" office:value="0.66957">
                <text:p>0.66957</text:p>
              </table:table-cell>
              <table:table-cell office:value-type="float" office:value="53.805073">
                <text:p>53.805073</text:p>
              </table:table-cell>
              <table:table-cell office:value-type="float" office:value="0.62862">
                <text:p>0.628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0.66997">
                <text:p>0.66997</text:p>
              </table:table-cell>
              <table:table-cell office:value-type="float" office:value="53.404539">
                <text:p>53.404539</text:p>
              </table:table-cell>
              <table:table-cell office:value-type="float" office:value="0.62859">
                <text:p>0.62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0.66975">
                <text:p>0.66975</text:p>
              </table:table-cell>
              <table:table-cell office:value-type="float" office:value="53.004005">
                <text:p>53.004005</text:p>
              </table:table-cell>
              <table:table-cell office:value-type="float" office:value="0.6287">
                <text:p>0.6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533333">
                <text:p>38.533333</text:p>
              </table:table-cell>
              <table:table-cell office:value-type="float" office:value="0.6696">
                <text:p>0.6696</text:p>
              </table:table-cell>
              <table:table-cell office:value-type="float" office:value="53.337784">
                <text:p>53.337784</text:p>
              </table:table-cell>
              <table:table-cell office:value-type="float" office:value="0.62859">
                <text:p>0.628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333333">
                <text:p>38.333333</text:p>
              </table:table-cell>
              <table:table-cell office:value-type="float" office:value="0.66935">
                <text:p>0.66935</text:p>
              </table:table-cell>
              <table:table-cell office:value-type="float" office:value="53.337784">
                <text:p>53.337784</text:p>
              </table:table-cell>
              <table:table-cell office:value-type="float" office:value="0.62864">
                <text:p>0.6286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title svg:x="3.813cm" svg:y="0.316cm" chart:style-name="ch2">
          <text:p>Metric vs. Precision: English, Portuguese</text:p>
        </chart:title>
        <chart:legend chart:legend-position="end" svg:x="12.534cm" svg:y="3.456cm" style:legend-expansion="high" chart:style-name="ch3"/>
        <chart:plot-area chart:style-name="ch4" table:cell-range-address="Portuguese.E2:Portuguese.F31 Portuguese.J2:Portuguese.J31" chart:data-source-has-labels="row" svg:x="1.33cm" svg:y="1.275cm" svg:width="10.885cm" svg:height="6.569cm">
          <chartooo:coordinate-region svg:x="2.242cm" svg:y="1.474cm" svg:width="9.786cm" svg:height="5.723cm"/>
          <chart:axis chart:dimension="x" chart:name="primary-x" chart:style-name="ch5">
            <chart:title svg:x="5.511cm" svg:y="8.024cm" chart:style-name="ch6">
              <text:p>Precision @ K=1</text:p>
            </chart:title>
          </chart:axis>
          <chart:axis chart:dimension="y" chart:name="primary-y" chart:style-name="ch7">
            <chart:title svg:x="0.451cm" svg:y="5.688cm" chart:style-name="ch8">
              <text:p>Mean Cos-Sim</text:p>
            </chart:title>
            <chart:grid chart:style-name="ch9" chart:class="major"/>
          </chart:axis>
          <chart:series chart:style-name="ch10" chart:values-cell-range-address="Portuguese.F2:Portuguese.F31" loext:label-string="&quot;En-Pr&quot;" chart:class="chart:scatter">
            <chart:domain table:cell-range-address="Portuguese.E2:Portuguese.E31"/>
            <chart:regression-curve chart:style-name="ch11">
              <chart:equation chart:display-equation="false" chart:display-r-square="true" svg:x="12.535cm" svg:y="2.997cm"/>
            </chart:regression-curve>
            <chart:data-point chart:repeated="30"/>
          </chart:series>
          <chart:series chart:style-name="ch12" chart:values-cell-range-address="Portuguese.J2:Portuguese.J31" loext:label-string="&quot;Pr-En&quot;" chart:class="chart:scatter">
            <chart:domain table:cell-range-address="Portuguese.I2:Portuguese.I31"/>
            <chart:regression-curve chart:style-name="ch13">
              <chart:equation chart:display-equation="false" chart:display-r-square="true" svg:x="12.426cm" svg:y="5.679cm"/>
            </chart:regression-curve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-Pr</text:p>
              </table:table-cell>
              <table:table-cell office:value-type="string">
                <text:p>Column I</text:p>
              </table:table-cell>
              <table:table-cell office:value-type="string">
                <text:p>Pr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33333">
                <text:p>3.133333</text:p>
                <draw:g>
                  <svg:desc>Portuguese.E2:Portuguese.E31</svg:desc>
                </draw:g>
              </table:table-cell>
              <table:table-cell office:value-type="float" office:value="0.42052">
                <text:p>0.42052</text:p>
                <draw:g>
                  <svg:desc>Portuguese.F2:Portuguese.F31</svg:desc>
                </draw:g>
              </table:table-cell>
              <table:table-cell office:value-type="float" office:value="0.866667">
                <text:p>0.866667</text:p>
                <draw:g>
                  <svg:desc>Portuguese.I2:Portuguese.I31</svg:desc>
                </draw:g>
              </table:table-cell>
              <table:table-cell office:value-type="float" office:value="0.40684">
                <text:p>0.40684</text:p>
                <draw:g>
                  <svg:desc>Portuguese.J2:Portuguese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866667">
                <text:p>56.866667</text:p>
              </table:table-cell>
              <table:table-cell office:value-type="float" office:value="0.5567">
                <text:p>0.5567</text:p>
              </table:table-cell>
              <table:table-cell office:value-type="float" office:value="58.733333">
                <text:p>58.733333</text:p>
              </table:table-cell>
              <table:table-cell office:value-type="float" office:value="0.54405">
                <text:p>0.54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0.55883">
                <text:p>0.55883</text:p>
              </table:table-cell>
              <table:table-cell office:value-type="float" office:value="65.8">
                <text:p>65.8</text:p>
              </table:table-cell>
              <table:table-cell office:value-type="float" office:value="0.57309">
                <text:p>0.57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8">
                <text:p>51.8</text:p>
              </table:table-cell>
              <table:table-cell office:value-type="float" office:value="0.54277">
                <text:p>0.54277</text:p>
              </table:table-cell>
              <table:table-cell office:value-type="float" office:value="64.533333">
                <text:p>64.533333</text:p>
              </table:table-cell>
              <table:table-cell office:value-type="float" office:value="0.57127">
                <text:p>0.57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266667">
                <text:p>64.266667</text:p>
              </table:table-cell>
              <table:table-cell office:value-type="float" office:value="0.55326">
                <text:p>0.55326</text:p>
              </table:table-cell>
              <table:table-cell office:value-type="float" office:value="63.2">
                <text:p>63.2</text:p>
              </table:table-cell>
              <table:table-cell office:value-type="float" office:value="0.55964">
                <text:p>0.55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4">
                <text:p>64.4</text:p>
              </table:table-cell>
              <table:table-cell office:value-type="float" office:value="0.54496">
                <text:p>0.54496</text:p>
              </table:table-cell>
              <table:table-cell office:value-type="float" office:value="64.8">
                <text:p>64.8</text:p>
              </table:table-cell>
              <table:table-cell office:value-type="float" office:value="0.56309">
                <text:p>0.56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8">
                <text:p>61.8</text:p>
              </table:table-cell>
              <table:table-cell office:value-type="float" office:value="0.53838">
                <text:p>0.53838</text:p>
              </table:table-cell>
              <table:table-cell office:value-type="float" office:value="63.466667">
                <text:p>63.466667</text:p>
              </table:table-cell>
              <table:table-cell office:value-type="float" office:value="0.56146">
                <text:p>0.56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.2">
                <text:p>58.2</text:p>
              </table:table-cell>
              <table:table-cell office:value-type="float" office:value="0.53234">
                <text:p>0.53234</text:p>
              </table:table-cell>
              <table:table-cell office:value-type="float" office:value="62.066667">
                <text:p>62.066667</text:p>
              </table:table-cell>
              <table:table-cell office:value-type="float" office:value="0.56626">
                <text:p>0.56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133333">
                <text:p>57.133333</text:p>
              </table:table-cell>
              <table:table-cell office:value-type="float" office:value="0.52685">
                <text:p>0.52685</text:p>
              </table:table-cell>
              <table:table-cell office:value-type="float" office:value="62.266667">
                <text:p>62.266667</text:p>
              </table:table-cell>
              <table:table-cell office:value-type="float" office:value="0.56968">
                <text:p>0.56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.52672">
                <text:p>0.52672</text:p>
              </table:table-cell>
              <table:table-cell office:value-type="float" office:value="62.933333">
                <text:p>62.933333</text:p>
              </table:table-cell>
              <table:table-cell office:value-type="float" office:value="0.57121">
                <text:p>0.57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066667">
                <text:p>70.066667</text:p>
              </table:table-cell>
              <table:table-cell office:value-type="float" office:value="0.66051">
                <text:p>0.66051</text:p>
              </table:table-cell>
              <table:table-cell office:value-type="float" office:value="76.733333">
                <text:p>76.733333</text:p>
              </table:table-cell>
              <table:table-cell office:value-type="float" office:value="0.65795">
                <text:p>0.65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066667">
                <text:p>73.066667</text:p>
              </table:table-cell>
              <table:table-cell office:value-type="float" office:value="0.66287">
                <text:p>0.66287</text:p>
              </table:table-cell>
              <table:table-cell office:value-type="float" office:value="79.333333">
                <text:p>79.333333</text:p>
              </table:table-cell>
              <table:table-cell office:value-type="float" office:value="0.66028">
                <text:p>0.66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933333">
                <text:p>74.933333</text:p>
              </table:table-cell>
              <table:table-cell office:value-type="float" office:value="0.66299">
                <text:p>0.66299</text:p>
              </table:table-cell>
              <table:table-cell office:value-type="float" office:value="79.733333">
                <text:p>79.733333</text:p>
              </table:table-cell>
              <table:table-cell office:value-type="float" office:value="0.6594">
                <text:p>0.6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0.66394">
                <text:p>0.66394</text:p>
              </table:table-cell>
              <table:table-cell office:value-type="float" office:value="79.466667">
                <text:p>79.466667</text:p>
              </table:table-cell>
              <table:table-cell office:value-type="float" office:value="0.65875">
                <text:p>0.65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933333">
                <text:p>76.933333</text:p>
              </table:table-cell>
              <table:table-cell office:value-type="float" office:value="0.66463">
                <text:p>0.66463</text:p>
              </table:table-cell>
              <table:table-cell office:value-type="float" office:value="79.266667">
                <text:p>79.266667</text:p>
              </table:table-cell>
              <table:table-cell office:value-type="float" office:value="0.65832">
                <text:p>0.65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.466667">
                <text:p>77.466667</text:p>
              </table:table-cell>
              <table:table-cell office:value-type="float" office:value="0.66561">
                <text:p>0.66561</text:p>
              </table:table-cell>
              <table:table-cell office:value-type="float" office:value="79.4">
                <text:p>79.4</text:p>
              </table:table-cell>
              <table:table-cell office:value-type="float" office:value="0.65783">
                <text:p>0.657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466667">
                <text:p>78.466667</text:p>
              </table:table-cell>
              <table:table-cell office:value-type="float" office:value="0.66666">
                <text:p>0.66666</text:p>
              </table:table-cell>
              <table:table-cell office:value-type="float" office:value="79.333333">
                <text:p>79.333333</text:p>
              </table:table-cell>
              <table:table-cell office:value-type="float" office:value="0.65781">
                <text:p>0.65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2">
                <text:p>79.2</text:p>
              </table:table-cell>
              <table:table-cell office:value-type="float" office:value="0.66828">
                <text:p>0.66828</text:p>
              </table:table-cell>
              <table:table-cell office:value-type="float" office:value="79.4">
                <text:p>79.4</text:p>
              </table:table-cell>
              <table:table-cell office:value-type="float" office:value="0.65769">
                <text:p>0.657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.466667">
                <text:p>79.466667</text:p>
              </table:table-cell>
              <table:table-cell office:value-type="float" office:value="0.70107">
                <text:p>0.70107</text:p>
              </table:table-cell>
              <table:table-cell office:value-type="float" office:value="79.466667">
                <text:p>79.466667</text:p>
              </table:table-cell>
              <table:table-cell office:value-type="float" office:value="0.68678">
                <text:p>0.686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9.466667">
                <text:p>79.466667</text:p>
              </table:table-cell>
              <table:table-cell office:value-type="float" office:value="0.71812">
                <text:p>0.71812</text:p>
              </table:table-cell>
              <table:table-cell office:value-type="float" office:value="79.666667">
                <text:p>79.666667</text:p>
              </table:table-cell>
              <table:table-cell office:value-type="float" office:value="0.70048">
                <text:p>0.700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.866667">
                <text:p>79.866667</text:p>
              </table:table-cell>
              <table:table-cell office:value-type="float" office:value="0.71871">
                <text:p>0.71871</text:p>
              </table:table-cell>
              <table:table-cell office:value-type="float" office:value="80">
                <text:p>80</text:p>
              </table:table-cell>
              <table:table-cell office:value-type="float" office:value="0.70101">
                <text:p>0.70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866667">
                <text:p>79.866667</text:p>
              </table:table-cell>
              <table:table-cell office:value-type="float" office:value="0.7187">
                <text:p>0.7187</text:p>
              </table:table-cell>
              <table:table-cell office:value-type="float" office:value="80.266667">
                <text:p>80.266667</text:p>
              </table:table-cell>
              <table:table-cell office:value-type="float" office:value="0.70107">
                <text:p>0.701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.933333">
                <text:p>79.933333</text:p>
              </table:table-cell>
              <table:table-cell office:value-type="float" office:value="0.71851">
                <text:p>0.71851</text:p>
              </table:table-cell>
              <table:table-cell office:value-type="float" office:value="80.266667">
                <text:p>80.266667</text:p>
              </table:table-cell>
              <table:table-cell office:value-type="float" office:value="0.70021">
                <text:p>0.700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.866667">
                <text:p>79.866667</text:p>
              </table:table-cell>
              <table:table-cell office:value-type="float" office:value="0.71858">
                <text:p>0.71858</text:p>
              </table:table-cell>
              <table:table-cell office:value-type="float" office:value="80.4">
                <text:p>80.4</text:p>
              </table:table-cell>
              <table:table-cell office:value-type="float" office:value="0.70013">
                <text:p>0.70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.866667">
                <text:p>79.866667</text:p>
              </table:table-cell>
              <table:table-cell office:value-type="float" office:value="0.71858">
                <text:p>0.71858</text:p>
              </table:table-cell>
              <table:table-cell office:value-type="float" office:value="80.266667">
                <text:p>80.266667</text:p>
              </table:table-cell>
              <table:table-cell office:value-type="float" office:value="0.70014">
                <text:p>0.700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.866667">
                <text:p>79.866667</text:p>
              </table:table-cell>
              <table:table-cell office:value-type="float" office:value="0.71858">
                <text:p>0.71858</text:p>
              </table:table-cell>
              <table:table-cell office:value-type="float" office:value="80.333333">
                <text:p>80.333333</text:p>
              </table:table-cell>
              <table:table-cell office:value-type="float" office:value="0.70006">
                <text:p>0.70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.866667">
                <text:p>79.866667</text:p>
              </table:table-cell>
              <table:table-cell office:value-type="float" office:value="0.71858">
                <text:p>0.71858</text:p>
              </table:table-cell>
              <table:table-cell office:value-type="float" office:value="80.333333">
                <text:p>80.333333</text:p>
              </table:table-cell>
              <table:table-cell office:value-type="float" office:value="0.70006">
                <text:p>0.7000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title svg:x="2.225cm" svg:y="0.316cm" chart:style-name="ch2">
          <text:p>Metric vs. Precision (Unsupervised): English, Portuguese</text:p>
        </chart:title>
        <chart:legend chart:legend-position="end" svg:x="12.534cm" svg:y="3.456cm" style:legend-expansion="high" chart:style-name="ch3"/>
        <chart:plot-area chart:style-name="ch4" table:cell-range-address="Portuguese.E2:Portuguese.F20 Portuguese.J2:Portuguese.J20" chart:data-source-has-labels="row" svg:x="1.33cm" svg:y="1.275cm" svg:width="10.885cm" svg:height="6.569cm">
          <chartooo:coordinate-region svg:x="2.242cm" svg:y="1.474cm" svg:width="9.786cm" svg:height="5.723cm"/>
          <chart:axis chart:dimension="x" chart:name="primary-x" chart:style-name="ch5">
            <chart:title svg:x="5.511cm" svg:y="8.024cm" chart:style-name="ch6">
              <text:p>Precision @ K=1</text:p>
            </chart:title>
          </chart:axis>
          <chart:axis chart:dimension="y" chart:name="primary-y" chart:style-name="ch7">
            <chart:title svg:x="0.451cm" svg:y="5.688cm" chart:style-name="ch8">
              <text:p>Mean Cos-Sim</text:p>
            </chart:title>
            <chart:grid chart:style-name="ch9" chart:class="major"/>
          </chart:axis>
          <chart:series chart:style-name="ch10" chart:values-cell-range-address="Portuguese.F2:Portuguese.F20" loext:label-string="&quot;En-Pr&quot;" chart:class="chart:scatter">
            <chart:domain table:cell-range-address="Portuguese.E2:Portuguese.E20"/>
            <chart:regression-curve chart:style-name="ch11">
              <chart:equation chart:display-equation="false" chart:display-r-square="true" svg:x="12.453cm" svg:y="2.858cm"/>
            </chart:regression-curve>
            <chart:data-point chart:repeated="19"/>
          </chart:series>
          <chart:series chart:style-name="ch12" chart:values-cell-range-address="Portuguese.J2:Portuguese.J20" loext:label-string="&quot;Pr-En&quot;" chart:class="chart:scatter">
            <chart:domain table:cell-range-address="Portuguese.I2:Portuguese.I20"/>
            <chart:regression-curve chart:style-name="ch13">
              <chart:equation chart:display-equation="false" chart:display-r-square="true" svg:x="12.371cm" svg:y="5.632cm"/>
            </chart:regression-curve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-Pr</text:p>
              </table:table-cell>
              <table:table-cell office:value-type="string">
                <text:p>Column I</text:p>
              </table:table-cell>
              <table:table-cell office:value-type="string">
                <text:p>Pr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133333">
                <text:p>3.133333</text:p>
                <draw:g>
                  <svg:desc>Portuguese.E2:Portuguese.E20</svg:desc>
                </draw:g>
              </table:table-cell>
              <table:table-cell office:value-type="float" office:value="0.42052">
                <text:p>0.42052</text:p>
                <draw:g>
                  <svg:desc>Portuguese.F2:Portuguese.F20</svg:desc>
                </draw:g>
              </table:table-cell>
              <table:table-cell office:value-type="float" office:value="0.866667">
                <text:p>0.866667</text:p>
                <draw:g>
                  <svg:desc>Portuguese.I2:Portuguese.I20</svg:desc>
                </draw:g>
              </table:table-cell>
              <table:table-cell office:value-type="float" office:value="0.40684">
                <text:p>0.40684</text:p>
                <draw:g>
                  <svg:desc>Portuguese.J2:Portuguese.J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866667">
                <text:p>56.866667</text:p>
              </table:table-cell>
              <table:table-cell office:value-type="float" office:value="0.5567">
                <text:p>0.5567</text:p>
              </table:table-cell>
              <table:table-cell office:value-type="float" office:value="58.733333">
                <text:p>58.733333</text:p>
              </table:table-cell>
              <table:table-cell office:value-type="float" office:value="0.54405">
                <text:p>0.54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">
                <text:p>58</text:p>
              </table:table-cell>
              <table:table-cell office:value-type="float" office:value="0.55883">
                <text:p>0.55883</text:p>
              </table:table-cell>
              <table:table-cell office:value-type="float" office:value="65.8">
                <text:p>65.8</text:p>
              </table:table-cell>
              <table:table-cell office:value-type="float" office:value="0.57309">
                <text:p>0.57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8">
                <text:p>51.8</text:p>
              </table:table-cell>
              <table:table-cell office:value-type="float" office:value="0.54277">
                <text:p>0.54277</text:p>
              </table:table-cell>
              <table:table-cell office:value-type="float" office:value="64.533333">
                <text:p>64.533333</text:p>
              </table:table-cell>
              <table:table-cell office:value-type="float" office:value="0.57127">
                <text:p>0.57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266667">
                <text:p>64.266667</text:p>
              </table:table-cell>
              <table:table-cell office:value-type="float" office:value="0.55326">
                <text:p>0.55326</text:p>
              </table:table-cell>
              <table:table-cell office:value-type="float" office:value="63.2">
                <text:p>63.2</text:p>
              </table:table-cell>
              <table:table-cell office:value-type="float" office:value="0.55964">
                <text:p>0.55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.4">
                <text:p>64.4</text:p>
              </table:table-cell>
              <table:table-cell office:value-type="float" office:value="0.54496">
                <text:p>0.54496</text:p>
              </table:table-cell>
              <table:table-cell office:value-type="float" office:value="64.8">
                <text:p>64.8</text:p>
              </table:table-cell>
              <table:table-cell office:value-type="float" office:value="0.56309">
                <text:p>0.563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8">
                <text:p>61.8</text:p>
              </table:table-cell>
              <table:table-cell office:value-type="float" office:value="0.53838">
                <text:p>0.53838</text:p>
              </table:table-cell>
              <table:table-cell office:value-type="float" office:value="63.466667">
                <text:p>63.466667</text:p>
              </table:table-cell>
              <table:table-cell office:value-type="float" office:value="0.56146">
                <text:p>0.561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.2">
                <text:p>58.2</text:p>
              </table:table-cell>
              <table:table-cell office:value-type="float" office:value="0.53234">
                <text:p>0.53234</text:p>
              </table:table-cell>
              <table:table-cell office:value-type="float" office:value="62.066667">
                <text:p>62.066667</text:p>
              </table:table-cell>
              <table:table-cell office:value-type="float" office:value="0.56626">
                <text:p>0.56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.133333">
                <text:p>57.133333</text:p>
              </table:table-cell>
              <table:table-cell office:value-type="float" office:value="0.52685">
                <text:p>0.52685</text:p>
              </table:table-cell>
              <table:table-cell office:value-type="float" office:value="62.266667">
                <text:p>62.266667</text:p>
              </table:table-cell>
              <table:table-cell office:value-type="float" office:value="0.56968">
                <text:p>0.56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.52672">
                <text:p>0.52672</text:p>
              </table:table-cell>
              <table:table-cell office:value-type="float" office:value="62.933333">
                <text:p>62.933333</text:p>
              </table:table-cell>
              <table:table-cell office:value-type="float" office:value="0.57121">
                <text:p>0.57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.066667">
                <text:p>70.066667</text:p>
              </table:table-cell>
              <table:table-cell office:value-type="float" office:value="0.66051">
                <text:p>0.66051</text:p>
              </table:table-cell>
              <table:table-cell office:value-type="float" office:value="76.733333">
                <text:p>76.733333</text:p>
              </table:table-cell>
              <table:table-cell office:value-type="float" office:value="0.65795">
                <text:p>0.657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066667">
                <text:p>73.066667</text:p>
              </table:table-cell>
              <table:table-cell office:value-type="float" office:value="0.66287">
                <text:p>0.66287</text:p>
              </table:table-cell>
              <table:table-cell office:value-type="float" office:value="79.333333">
                <text:p>79.333333</text:p>
              </table:table-cell>
              <table:table-cell office:value-type="float" office:value="0.66028">
                <text:p>0.66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.933333">
                <text:p>74.933333</text:p>
              </table:table-cell>
              <table:table-cell office:value-type="float" office:value="0.66299">
                <text:p>0.66299</text:p>
              </table:table-cell>
              <table:table-cell office:value-type="float" office:value="79.733333">
                <text:p>79.733333</text:p>
              </table:table-cell>
              <table:table-cell office:value-type="float" office:value="0.6594">
                <text:p>0.6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0.66394">
                <text:p>0.66394</text:p>
              </table:table-cell>
              <table:table-cell office:value-type="float" office:value="79.466667">
                <text:p>79.466667</text:p>
              </table:table-cell>
              <table:table-cell office:value-type="float" office:value="0.65875">
                <text:p>0.65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.933333">
                <text:p>76.933333</text:p>
              </table:table-cell>
              <table:table-cell office:value-type="float" office:value="0.66463">
                <text:p>0.66463</text:p>
              </table:table-cell>
              <table:table-cell office:value-type="float" office:value="79.266667">
                <text:p>79.266667</text:p>
              </table:table-cell>
              <table:table-cell office:value-type="float" office:value="0.65832">
                <text:p>0.658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.466667">
                <text:p>77.466667</text:p>
              </table:table-cell>
              <table:table-cell office:value-type="float" office:value="0.66561">
                <text:p>0.66561</text:p>
              </table:table-cell>
              <table:table-cell office:value-type="float" office:value="79.4">
                <text:p>79.4</text:p>
              </table:table-cell>
              <table:table-cell office:value-type="float" office:value="0.65783">
                <text:p>0.657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466667">
                <text:p>78.466667</text:p>
              </table:table-cell>
              <table:table-cell office:value-type="float" office:value="0.66666">
                <text:p>0.66666</text:p>
              </table:table-cell>
              <table:table-cell office:value-type="float" office:value="79.333333">
                <text:p>79.333333</text:p>
              </table:table-cell>
              <table:table-cell office:value-type="float" office:value="0.65781">
                <text:p>0.65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.2">
                <text:p>79.2</text:p>
              </table:table-cell>
              <table:table-cell office:value-type="float" office:value="0.66828">
                <text:p>0.66828</text:p>
              </table:table-cell>
              <table:table-cell office:value-type="float" office:value="79.4">
                <text:p>79.4</text:p>
              </table:table-cell>
              <table:table-cell office:value-type="float" office:value="0.65769">
                <text:p>0.6576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scatter" chart:style-name="ch1">
        <chart:title svg:x="4.136cm" svg:y="0.316cm" chart:style-name="ch2">
          <text:p>Metric vs. Precision: English, Chinese</text:p>
        </chart:title>
        <chart:legend chart:legend-position="end" svg:x="12.493cm" svg:y="3.457cm" style:legend-expansion="high" chart:style-name="ch3"/>
        <chart:plot-area chart:style-name="ch4" table:cell-range-address="Chinese.N8:Chinese.O37 Chinese.R8:Chinese.R37" chart:data-source-has-labels="row" svg:x="1.331cm" svg:y="1.275cm" svg:width="10.842cm" svg:height="6.57cm">
          <chartooo:coordinate-region svg:x="2.243cm" svg:y="1.474cm" svg:width="9.743cm" svg:height="5.724cm"/>
          <chart:axis chart:dimension="x" chart:name="primary-x" chart:style-name="ch5">
            <chart:title svg:x="5.491cm" svg:y="8.025cm" chart:style-name="ch6">
              <text:p>Precision @ K=1</text:p>
            </chart:title>
          </chart:axis>
          <chart:axis chart:dimension="y" chart:name="primary-y" chart:style-name="ch7">
            <chart:title svg:x="0.451cm" svg:y="5.689cm" chart:style-name="ch8">
              <text:p>Mean Cos-Sim</text:p>
            </chart:title>
            <chart:grid chart:style-name="ch9" chart:class="major"/>
          </chart:axis>
          <chart:series chart:style-name="ch10" chart:values-cell-range-address="Chinese.O8:Chinese.O37" loext:label-string="&quot;En-Zh&quot;" chart:class="chart:scatter">
            <chart:domain table:cell-range-address="Chinese.N8:Chinese.N37"/>
            <chart:regression-curve chart:style-name="ch11">
              <chart:equation chart:display-equation="false" chart:display-r-square="true" svg:x="12.43cm" svg:y="2.345cm"/>
            </chart:regression-curve>
            <chart:data-point chart:repeated="30"/>
          </chart:series>
          <chart:series chart:style-name="ch12" chart:values-cell-range-address="Chinese.R8:Chinese.R37" loext:label-string="&quot;Zh-En&quot;" chart:class="chart:scatter">
            <chart:domain table:cell-range-address="Chinese.Q8:Chinese.Q37"/>
            <chart:regression-curve chart:style-name="ch13">
              <chart:equation chart:display-equation="false" chart:display-r-square="true" svg:x="12.431cm" svg:y="5.999cm"/>
            </chart:regression-curve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En-Zh</text:p>
              </table:table-cell>
              <table:table-cell office:value-type="string">
                <text:p>Column Q</text:p>
              </table:table-cell>
              <table:table-cell office:value-type="string">
                <text:p>Zh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inese.N8:Chinese.N37</svg:desc>
                </draw:g>
              </table:table-cell>
              <table:table-cell office:value-type="float" office:value="0.62217">
                <text:p>0.62217</text:p>
                <draw:g>
                  <svg:desc>Chinese.O8:Chinese.O37</svg:desc>
                </draw:g>
              </table:table-cell>
              <table:table-cell office:value-type="float" office:value="0">
                <text:p>0</text:p>
                <draw:g>
                  <svg:desc>Chinese.Q8:Chinese.Q37</svg:desc>
                </draw:g>
              </table:table-cell>
              <table:table-cell office:value-type="float" office:value="0.36415">
                <text:p>0.36415</text:p>
                <draw:g>
                  <svg:desc>Chinese.R8:Chinese.R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67">
                <text:p>0.066667</text:p>
              </table:table-cell>
              <table:table-cell office:value-type="float" office:value="0.61842">
                <text:p>0.61842</text:p>
              </table:table-cell>
              <table:table-cell office:value-type="float" office:value="4.46666">
                <text:p>4.46666</text:p>
              </table:table-cell>
              <table:table-cell office:value-type="float" office:value="0.41856">
                <text:p>0.4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0.61253">
                <text:p>0.61253</text:p>
              </table:table-cell>
              <table:table-cell office:value-type="float" office:value="21.86666">
                <text:p>21.86666</text:p>
              </table:table-cell>
              <table:table-cell office:value-type="float" office:value="0.47165">
                <text:p>0.47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266667">
                <text:p>12.266667</text:p>
              </table:table-cell>
              <table:table-cell office:value-type="float" office:value="0.63869">
                <text:p>0.63869</text:p>
              </table:table-cell>
              <table:table-cell office:value-type="float" office:value="23.86666">
                <text:p>23.86666</text:p>
              </table:table-cell>
              <table:table-cell office:value-type="float" office:value="0.49322">
                <text:p>0.49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466667">
                <text:p>17.466667</text:p>
              </table:table-cell>
              <table:table-cell office:value-type="float" office:value="0.64162">
                <text:p>0.64162</text:p>
              </table:table-cell>
              <table:table-cell office:value-type="float" office:value="18.13333">
                <text:p>18.13333</text:p>
              </table:table-cell>
              <table:table-cell office:value-type="float" office:value="0.44379">
                <text:p>0.44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4">
                <text:p>12.4</text:p>
              </table:table-cell>
              <table:table-cell office:value-type="float" office:value="0.56243">
                <text:p>0.56243</text:p>
              </table:table-cell>
              <table:table-cell office:value-type="float" office:value="26.66666">
                <text:p>26.66666</text:p>
              </table:table-cell>
              <table:table-cell office:value-type="float" office:value="0.49482">
                <text:p>0.49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66667">
                <text:p>7.866667</text:p>
              </table:table-cell>
              <table:table-cell office:value-type="float" office:value="0.50954">
                <text:p>0.50954</text:p>
              </table:table-cell>
              <table:table-cell office:value-type="float" office:value="24">
                <text:p>24</text:p>
              </table:table-cell>
              <table:table-cell office:value-type="float" office:value="0.4686">
                <text:p>0.4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33333">
                <text:p>6.533333</text:p>
              </table:table-cell>
              <table:table-cell office:value-type="float" office:value="0.49844">
                <text:p>0.49844</text:p>
              </table:table-cell>
              <table:table-cell office:value-type="float" office:value="25.46666">
                <text:p>25.46666</text:p>
              </table:table-cell>
              <table:table-cell office:value-type="float" office:value="0.4997">
                <text:p>0.4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733333">
                <text:p>11.733333</text:p>
              </table:table-cell>
              <table:table-cell office:value-type="float" office:value="0.49232">
                <text:p>0.49232</text:p>
              </table:table-cell>
              <table:table-cell office:value-type="float" office:value="25.86666">
                <text:p>25.86666</text:p>
              </table:table-cell>
              <table:table-cell office:value-type="float" office:value="0.4953">
                <text:p>0.4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">
                <text:p>12.2</text:p>
              </table:table-cell>
              <table:table-cell office:value-type="float" office:value="0.52845">
                <text:p>0.52845</text:p>
              </table:table-cell>
              <table:table-cell office:value-type="float" office:value="25.4">
                <text:p>25.4</text:p>
              </table:table-cell>
              <table:table-cell office:value-type="float" office:value="0.49894">
                <text:p>0.49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4">
                <text:p>28.4</text:p>
              </table:table-cell>
              <table:table-cell office:value-type="float" office:value="0.58031">
                <text:p>0.58031</text:p>
              </table:table-cell>
              <table:table-cell office:value-type="float" office:value="32.53333">
                <text:p>32.53333</text:p>
              </table:table-cell>
              <table:table-cell office:value-type="float" office:value="0.61215">
                <text:p>0.61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6">
                <text:p>30.6</text:p>
              </table:table-cell>
              <table:table-cell office:value-type="float" office:value="0.59272">
                <text:p>0.59272</text:p>
              </table:table-cell>
              <table:table-cell office:value-type="float" office:value="32.86666">
                <text:p>32.86666</text:p>
              </table:table-cell>
              <table:table-cell office:value-type="float" office:value="0.71934">
                <text:p>0.71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733333">
                <text:p>30.733333</text:p>
              </table:table-cell>
              <table:table-cell office:value-type="float" office:value="0.59347">
                <text:p>0.59347</text:p>
              </table:table-cell>
              <table:table-cell office:value-type="float" office:value="33.4">
                <text:p>33.4</text:p>
              </table:table-cell>
              <table:table-cell office:value-type="float" office:value="0.72168">
                <text:p>0.72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466667">
                <text:p>30.466667</text:p>
              </table:table-cell>
              <table:table-cell office:value-type="float" office:value="0.59317">
                <text:p>0.59317</text:p>
              </table:table-cell>
              <table:table-cell office:value-type="float" office:value="32.86666">
                <text:p>32.86666</text:p>
              </table:table-cell>
              <table:table-cell office:value-type="float" office:value="0.72168">
                <text:p>0.72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866667">
                <text:p>29.866667</text:p>
              </table:table-cell>
              <table:table-cell office:value-type="float" office:value="0.59302">
                <text:p>0.59302</text:p>
              </table:table-cell>
              <table:table-cell office:value-type="float" office:value="33.26666">
                <text:p>33.26666</text:p>
              </table:table-cell>
              <table:table-cell office:value-type="float" office:value="0.72111">
                <text:p>0.72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933333">
                <text:p>29.933333</text:p>
              </table:table-cell>
              <table:table-cell office:value-type="float" office:value="0.59265">
                <text:p>0.59265</text:p>
              </table:table-cell>
              <table:table-cell office:value-type="float" office:value="33.2">
                <text:p>33.2</text:p>
              </table:table-cell>
              <table:table-cell office:value-type="float" office:value="0.72105">
                <text:p>0.72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0.59188">
                <text:p>0.59188</text:p>
              </table:table-cell>
              <table:table-cell office:value-type="float" office:value="33.66666">
                <text:p>33.66666</text:p>
              </table:table-cell>
              <table:table-cell office:value-type="float" office:value="0.72054">
                <text:p>0.72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2">
                <text:p>30.2</text:p>
              </table:table-cell>
              <table:table-cell office:value-type="float" office:value="0.59152">
                <text:p>0.59152</text:p>
              </table:table-cell>
              <table:table-cell office:value-type="float" office:value="33.86666">
                <text:p>33.86666</text:p>
              </table:table-cell>
              <table:table-cell office:value-type="float" office:value="0.72043">
                <text:p>0.720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733333">
                <text:p>42.733333</text:p>
              </table:table-cell>
              <table:table-cell office:value-type="float" office:value="0.57599">
                <text:p>0.57599</text:p>
              </table:table-cell>
              <table:table-cell office:value-type="float" office:value="25.13333">
                <text:p>25.13333</text:p>
              </table:table-cell>
              <table:table-cell office:value-type="float" office:value="0.59617">
                <text:p>0.596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.6">
                <text:p>37.6</text:p>
              </table:table-cell>
              <table:table-cell office:value-type="float" office:value="0.59535">
                <text:p>0.59535</text:p>
              </table:table-cell>
              <table:table-cell office:value-type="float" office:value="18.06666">
                <text:p>18.06666</text:p>
              </table:table-cell>
              <table:table-cell office:value-type="float" office:value="0.62239">
                <text:p>0.622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.733333">
                <text:p>37.733333</text:p>
              </table:table-cell>
              <table:table-cell office:value-type="float" office:value="0.59549">
                <text:p>0.59549</text:p>
              </table:table-cell>
              <table:table-cell office:value-type="float" office:value="17.6">
                <text:p>17.6</text:p>
              </table:table-cell>
              <table:table-cell office:value-type="float" office:value="0.62439">
                <text:p>0.624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.533333">
                <text:p>38.533333</text:p>
              </table:table-cell>
              <table:table-cell office:value-type="float" office:value="0.5948">
                <text:p>0.5948</text:p>
              </table:table-cell>
              <table:table-cell office:value-type="float" office:value="17">
                <text:p>17</text:p>
              </table:table-cell>
              <table:table-cell office:value-type="float" office:value="0.62716">
                <text:p>0.627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0.59613">
                <text:p>0.59613</text:p>
              </table:table-cell>
              <table:table-cell office:value-type="float" office:value="16.46666">
                <text:p>16.46666</text:p>
              </table:table-cell>
              <table:table-cell office:value-type="float" office:value="0.62788">
                <text:p>0.62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.666667">
                <text:p>38.666667</text:p>
              </table:table-cell>
              <table:table-cell office:value-type="float" office:value="0.59583">
                <text:p>0.59583</text:p>
              </table:table-cell>
              <table:table-cell office:value-type="float" office:value="16.3333">
                <text:p>16.3333</text:p>
              </table:table-cell>
              <table:table-cell office:value-type="float" office:value="0.62865">
                <text:p>0.628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466667">
                <text:p>38.466667</text:p>
              </table:table-cell>
              <table:table-cell office:value-type="float" office:value="0.59642">
                <text:p>0.59642</text:p>
              </table:table-cell>
              <table:table-cell office:value-type="float" office:value="16.2">
                <text:p>16.2</text:p>
              </table:table-cell>
              <table:table-cell office:value-type="float" office:value="0.62898">
                <text:p>0.628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466667">
                <text:p>38.466667</text:p>
              </table:table-cell>
              <table:table-cell office:value-type="float" office:value="0.59643">
                <text:p>0.59643</text:p>
              </table:table-cell>
              <table:table-cell office:value-type="float" office:value="16.13333">
                <text:p>16.13333</text:p>
              </table:table-cell>
              <table:table-cell office:value-type="float" office:value="0.62964">
                <text:p>0.629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.466667">
                <text:p>38.466667</text:p>
              </table:table-cell>
              <table:table-cell office:value-type="float" office:value="0.59661">
                <text:p>0.59661</text:p>
              </table:table-cell>
              <table:table-cell office:value-type="float" office:value="16">
                <text:p>16</text:p>
              </table:table-cell>
              <table:table-cell office:value-type="float" office:value="0.62955">
                <text:p>0.629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scatter" chart:style-name="ch1">
        <chart:title svg:x="2.477cm" svg:y="0.316cm" chart:style-name="ch2">
          <text:p>Metric vs. Precision (Supervised): English, Portuguese</text:p>
        </chart:title>
        <chart:legend chart:legend-position="end" svg:x="12.534cm" svg:y="3.456cm" style:legend-expansion="high" chart:style-name="ch3"/>
        <chart:plot-area chart:style-name="ch4" table:cell-range-address="Portuguese.E23:Portuguese.F31 Portuguese.J23:Portuguese.J31" chart:data-source-has-labels="row" svg:x="1.33cm" svg:y="1.275cm" svg:width="10.885cm" svg:height="6.569cm">
          <chartooo:coordinate-region svg:x="2.242cm" svg:y="1.474cm" svg:width="9.641cm" svg:height="5.723cm"/>
          <chart:axis chart:dimension="x" chart:name="primary-x" chart:style-name="ch5">
            <chart:title svg:x="5.511cm" svg:y="8.024cm" chart:style-name="ch6">
              <text:p>Precision @ K=1</text:p>
            </chart:title>
          </chart:axis>
          <chart:axis chart:dimension="y" chart:name="primary-y" chart:style-name="ch5">
            <chart:title svg:x="0.451cm" svg:y="5.688cm" chart:style-name="ch7">
              <text:p>Mean Cos-Sim</text:p>
            </chart:title>
            <chart:grid chart:style-name="ch8" chart:class="major"/>
          </chart:axis>
          <chart:series chart:style-name="ch9" chart:values-cell-range-address="Portuguese.F23:Portuguese.F31" loext:label-string="&quot;En-Pr&quot;" chart:class="chart:scatter">
            <chart:domain table:cell-range-address="Portuguese.E23:Portuguese.E31"/>
            <chart:regression-curve chart:style-name="ch10">
              <chart:equation chart:display-equation="false" chart:display-r-square="true" svg:x="12.407cm" svg:y="2.808cm"/>
            </chart:regression-curve>
            <chart:data-point chart:repeated="9"/>
          </chart:series>
          <chart:series chart:style-name="ch11" chart:values-cell-range-address="Portuguese.J23:Portuguese.J31" loext:label-string="&quot;Pr-En&quot;" chart:class="chart:scatter">
            <chart:domain table:cell-range-address="Portuguese.I23:Portuguese.I31"/>
            <chart:regression-curve chart:style-name="ch12">
              <chart:equation chart:display-equation="false" chart:display-r-square="true" svg:x="12.406cm" svg:y="5.622cm"/>
            </chart:regression-curve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En-Pr</text:p>
              </table:table-cell>
              <table:table-cell office:value-type="string">
                <text:p>Column I</text:p>
              </table:table-cell>
              <table:table-cell office:value-type="string">
                <text:p>Pr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466667">
                <text:p>79.466667</text:p>
                <draw:g>
                  <svg:desc>Portuguese.E23:Portuguese.E31</svg:desc>
                </draw:g>
              </table:table-cell>
              <table:table-cell office:value-type="float" office:value="0.70107">
                <text:p>0.70107</text:p>
                <draw:g>
                  <svg:desc>Portuguese.F23:Portuguese.F31</svg:desc>
                </draw:g>
              </table:table-cell>
              <table:table-cell office:value-type="float" office:value="79.466667">
                <text:p>79.466667</text:p>
                <draw:g>
                  <svg:desc>Portuguese.I23:Portuguese.I31</svg:desc>
                </draw:g>
              </table:table-cell>
              <table:table-cell office:value-type="float" office:value="0.68678">
                <text:p>0.68678</text:p>
                <draw:g>
                  <svg:desc>Portuguese.J23:Portuguese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.466667">
                <text:p>79.466667</text:p>
              </table:table-cell>
              <table:table-cell office:value-type="float" office:value="0.71812">
                <text:p>0.71812</text:p>
              </table:table-cell>
              <table:table-cell office:value-type="float" office:value="79.666667">
                <text:p>79.666667</text:p>
              </table:table-cell>
              <table:table-cell office:value-type="float" office:value="0.70048">
                <text:p>0.70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.866667">
                <text:p>79.866667</text:p>
              </table:table-cell>
              <table:table-cell office:value-type="float" office:value="0.71871">
                <text:p>0.71871</text:p>
              </table:table-cell>
              <table:table-cell office:value-type="float" office:value="80">
                <text:p>80</text:p>
              </table:table-cell>
              <table:table-cell office:value-type="float" office:value="0.70101">
                <text:p>0.70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866667">
                <text:p>79.866667</text:p>
              </table:table-cell>
              <table:table-cell office:value-type="float" office:value="0.7187">
                <text:p>0.7187</text:p>
              </table:table-cell>
              <table:table-cell office:value-type="float" office:value="80.266667">
                <text:p>80.266667</text:p>
              </table:table-cell>
              <table:table-cell office:value-type="float" office:value="0.70107">
                <text:p>0.701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933333">
                <text:p>79.933333</text:p>
              </table:table-cell>
              <table:table-cell office:value-type="float" office:value="0.71851">
                <text:p>0.71851</text:p>
              </table:table-cell>
              <table:table-cell office:value-type="float" office:value="80.266667">
                <text:p>80.266667</text:p>
              </table:table-cell>
              <table:table-cell office:value-type="float" office:value="0.70021">
                <text:p>0.70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.866667">
                <text:p>79.866667</text:p>
              </table:table-cell>
              <table:table-cell office:value-type="float" office:value="0.71858">
                <text:p>0.71858</text:p>
              </table:table-cell>
              <table:table-cell office:value-type="float" office:value="80.4">
                <text:p>80.4</text:p>
              </table:table-cell>
              <table:table-cell office:value-type="float" office:value="0.70013">
                <text:p>0.70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866667">
                <text:p>79.866667</text:p>
              </table:table-cell>
              <table:table-cell office:value-type="float" office:value="0.71858">
                <text:p>0.71858</text:p>
              </table:table-cell>
              <table:table-cell office:value-type="float" office:value="80.266667">
                <text:p>80.266667</text:p>
              </table:table-cell>
              <table:table-cell office:value-type="float" office:value="0.70014">
                <text:p>0.70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.866667">
                <text:p>79.866667</text:p>
              </table:table-cell>
              <table:table-cell office:value-type="float" office:value="0.71858">
                <text:p>0.71858</text:p>
              </table:table-cell>
              <table:table-cell office:value-type="float" office:value="80.333333">
                <text:p>80.333333</text:p>
              </table:table-cell>
              <table:table-cell office:value-type="float" office:value="0.70006">
                <text:p>0.7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9.866667">
                <text:p>79.866667</text:p>
              </table:table-cell>
              <table:table-cell office:value-type="float" office:value="0.71858">
                <text:p>0.71858</text:p>
              </table:table-cell>
              <table:table-cell office:value-type="float" office:value="80.333333">
                <text:p>80.333333</text:p>
              </table:table-cell>
              <table:table-cell office:value-type="float" office:value="0.70006">
                <text:p>0.7000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029cm" svg:y="3.954cm" style:legend-expansion="high" chart:style-name="ch2"/>
        <chart:plot-area chart:style-name="ch3" table:cell-range-address="Sheet11.D8:Sheet11.E21" svg:x="0.319cm" svg:y="0.18cm" svg:width="10.391cm" svg:height="8.645cm">
          <chartooo:coordinate-region svg:x="1.046cm" svg:y="0.38cm" svg:width="9.47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1.E8:Sheet11.E21" chart:class="chart:scatter">
            <chart:domain table:cell-range-address="Sheet11.D8:Sheet11.D21"/>
            <chart:regression-curve chart:style-name="ch7"/>
            <chart:data-point chart:repeated="5"/>
            <chart:data-point chart:style-name="ch8"/>
            <chart:data-point chart:repeated="4"/>
            <chart:data-point chart:style-name="ch8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.8">
                <text:p>82.8</text:p>
                <draw:g>
                  <svg:desc>Sheet11.D8:Sheet11.D21</svg:desc>
                </draw:g>
              </table:table-cell>
              <table:table-cell office:value-type="float" office:value="0.86">
                <text:p>0.86</text:p>
                <draw:g>
                  <svg:desc>Sheet11.E8:Sheet1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.1">
                <text:p>83.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.9">
                <text:p>82.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4">
                <text:p>82.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7">
                <text:p>30.7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.4">
                <text:p>33.4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.2">
                <text:p>79.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.3">
                <text:p>79.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2">
                <text:p>13.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8.5">
                <text:p>48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title svg:x="2.55cm" svg:y="0.316cm" chart:style-name="ch2">
          <text:p>Metric vs. Precision (Unsupervised): English, Chinese</text:p>
        </chart:title>
        <chart:legend chart:legend-position="end" svg:x="12.494cm" svg:y="3.457cm" style:legend-expansion="high" chart:style-name="ch3"/>
        <chart:plot-area chart:style-name="ch4" table:cell-range-address="Chinese.N8:Chinese.O26 Chinese.R8:Chinese.R26" chart:data-source-has-labels="row" svg:x="1.331cm" svg:y="1.275cm" svg:width="10.843cm" svg:height="6.57cm">
          <chartooo:coordinate-region svg:x="2.243cm" svg:y="1.474cm" svg:width="9.744cm" svg:height="5.724cm"/>
          <chart:axis chart:dimension="x" chart:name="primary-x" chart:style-name="ch5">
            <chart:title svg:x="5.491cm" svg:y="8.025cm" chart:style-name="ch6">
              <text:p>Precision @ K=1</text:p>
            </chart:title>
          </chart:axis>
          <chart:axis chart:dimension="y" chart:name="primary-y" chart:style-name="ch7">
            <chart:title svg:x="0.451cm" svg:y="5.689cm" chart:style-name="ch8">
              <text:p>Mean Cos-Sim</text:p>
            </chart:title>
            <chart:grid chart:style-name="ch9" chart:class="major"/>
          </chart:axis>
          <chart:series chart:style-name="ch10" chart:values-cell-range-address="Chinese.O8:Chinese.O26" loext:label-string="&quot;En-Zh&quot;" chart:class="chart:scatter">
            <chart:domain table:cell-range-address="Chinese.N8:Chinese.N26"/>
            <chart:regression-curve chart:style-name="ch11">
              <chart:equation chart:display-equation="false" chart:display-r-square="true" svg:x="12.328cm" svg:y="1.521cm"/>
            </chart:regression-curve>
            <chart:data-point chart:repeated="19"/>
          </chart:series>
          <chart:series chart:style-name="ch12" chart:values-cell-range-address="Chinese.R8:Chinese.R26" loext:label-string="&quot;Zh-En&quot;" chart:class="chart:scatter">
            <chart:domain table:cell-range-address="Chinese.Q8:Chinese.Q26"/>
            <chart:regression-curve chart:style-name="ch13">
              <chart:equation chart:display-equation="false" chart:display-r-square="true" svg:x="12.439cm" svg:y="5.745cm"/>
            </chart:regression-curve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En-Zh</text:p>
              </table:table-cell>
              <table:table-cell office:value-type="string">
                <text:p>Column Q</text:p>
              </table:table-cell>
              <table:table-cell office:value-type="string">
                <text:p>Zh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hinese.N8:Chinese.N26</svg:desc>
                </draw:g>
              </table:table-cell>
              <table:table-cell office:value-type="float" office:value="0.62217">
                <text:p>0.62217</text:p>
                <draw:g>
                  <svg:desc>Chinese.O8:Chinese.O26</svg:desc>
                </draw:g>
              </table:table-cell>
              <table:table-cell office:value-type="float" office:value="0">
                <text:p>0</text:p>
                <draw:g>
                  <svg:desc>Chinese.Q8:Chinese.Q26</svg:desc>
                </draw:g>
              </table:table-cell>
              <table:table-cell office:value-type="float" office:value="0.36415">
                <text:p>0.36415</text:p>
                <draw:g>
                  <svg:desc>Chinese.R8:Chinese.R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6667">
                <text:p>0.066667</text:p>
              </table:table-cell>
              <table:table-cell office:value-type="float" office:value="0.61842">
                <text:p>0.61842</text:p>
              </table:table-cell>
              <table:table-cell office:value-type="float" office:value="4.46666">
                <text:p>4.46666</text:p>
              </table:table-cell>
              <table:table-cell office:value-type="float" office:value="0.41856">
                <text:p>0.41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0.61253">
                <text:p>0.61253</text:p>
              </table:table-cell>
              <table:table-cell office:value-type="float" office:value="21.86666">
                <text:p>21.86666</text:p>
              </table:table-cell>
              <table:table-cell office:value-type="float" office:value="0.47165">
                <text:p>0.47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266667">
                <text:p>12.266667</text:p>
              </table:table-cell>
              <table:table-cell office:value-type="float" office:value="0.63869">
                <text:p>0.63869</text:p>
              </table:table-cell>
              <table:table-cell office:value-type="float" office:value="23.86666">
                <text:p>23.86666</text:p>
              </table:table-cell>
              <table:table-cell office:value-type="float" office:value="0.49322">
                <text:p>0.49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466667">
                <text:p>17.466667</text:p>
              </table:table-cell>
              <table:table-cell office:value-type="float" office:value="0.64162">
                <text:p>0.64162</text:p>
              </table:table-cell>
              <table:table-cell office:value-type="float" office:value="18.13333">
                <text:p>18.13333</text:p>
              </table:table-cell>
              <table:table-cell office:value-type="float" office:value="0.44379">
                <text:p>0.44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4">
                <text:p>12.4</text:p>
              </table:table-cell>
              <table:table-cell office:value-type="float" office:value="0.56243">
                <text:p>0.56243</text:p>
              </table:table-cell>
              <table:table-cell office:value-type="float" office:value="26.66666">
                <text:p>26.66666</text:p>
              </table:table-cell>
              <table:table-cell office:value-type="float" office:value="0.49482">
                <text:p>0.49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866667">
                <text:p>7.866667</text:p>
              </table:table-cell>
              <table:table-cell office:value-type="float" office:value="0.50954">
                <text:p>0.50954</text:p>
              </table:table-cell>
              <table:table-cell office:value-type="float" office:value="24">
                <text:p>24</text:p>
              </table:table-cell>
              <table:table-cell office:value-type="float" office:value="0.4686">
                <text:p>0.4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33333">
                <text:p>6.533333</text:p>
              </table:table-cell>
              <table:table-cell office:value-type="float" office:value="0.49844">
                <text:p>0.49844</text:p>
              </table:table-cell>
              <table:table-cell office:value-type="float" office:value="25.46666">
                <text:p>25.46666</text:p>
              </table:table-cell>
              <table:table-cell office:value-type="float" office:value="0.4997">
                <text:p>0.4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733333">
                <text:p>11.733333</text:p>
              </table:table-cell>
              <table:table-cell office:value-type="float" office:value="0.49232">
                <text:p>0.49232</text:p>
              </table:table-cell>
              <table:table-cell office:value-type="float" office:value="25.86666">
                <text:p>25.86666</text:p>
              </table:table-cell>
              <table:table-cell office:value-type="float" office:value="0.4953">
                <text:p>0.4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">
                <text:p>12.2</text:p>
              </table:table-cell>
              <table:table-cell office:value-type="float" office:value="0.52845">
                <text:p>0.52845</text:p>
              </table:table-cell>
              <table:table-cell office:value-type="float" office:value="25.4">
                <text:p>25.4</text:p>
              </table:table-cell>
              <table:table-cell office:value-type="float" office:value="0.49894">
                <text:p>0.49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4">
                <text:p>28.4</text:p>
              </table:table-cell>
              <table:table-cell office:value-type="float" office:value="0.58031">
                <text:p>0.58031</text:p>
              </table:table-cell>
              <table:table-cell office:value-type="float" office:value="32.53333">
                <text:p>32.53333</text:p>
              </table:table-cell>
              <table:table-cell office:value-type="float" office:value="0.61215">
                <text:p>0.612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6">
                <text:p>30.6</text:p>
              </table:table-cell>
              <table:table-cell office:value-type="float" office:value="0.59272">
                <text:p>0.59272</text:p>
              </table:table-cell>
              <table:table-cell office:value-type="float" office:value="32.86666">
                <text:p>32.86666</text:p>
              </table:table-cell>
              <table:table-cell office:value-type="float" office:value="0.71934">
                <text:p>0.71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.733333">
                <text:p>30.733333</text:p>
              </table:table-cell>
              <table:table-cell office:value-type="float" office:value="0.59347">
                <text:p>0.59347</text:p>
              </table:table-cell>
              <table:table-cell office:value-type="float" office:value="33.4">
                <text:p>33.4</text:p>
              </table:table-cell>
              <table:table-cell office:value-type="float" office:value="0.72168">
                <text:p>0.721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466667">
                <text:p>30.466667</text:p>
              </table:table-cell>
              <table:table-cell office:value-type="float" office:value="0.59317">
                <text:p>0.59317</text:p>
              </table:table-cell>
              <table:table-cell office:value-type="float" office:value="32.86666">
                <text:p>32.86666</text:p>
              </table:table-cell>
              <table:table-cell office:value-type="float" office:value="0.72168">
                <text:p>0.721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866667">
                <text:p>29.866667</text:p>
              </table:table-cell>
              <table:table-cell office:value-type="float" office:value="0.59302">
                <text:p>0.59302</text:p>
              </table:table-cell>
              <table:table-cell office:value-type="float" office:value="33.26666">
                <text:p>33.26666</text:p>
              </table:table-cell>
              <table:table-cell office:value-type="float" office:value="0.72111">
                <text:p>0.721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.933333">
                <text:p>29.933333</text:p>
              </table:table-cell>
              <table:table-cell office:value-type="float" office:value="0.59265">
                <text:p>0.59265</text:p>
              </table:table-cell>
              <table:table-cell office:value-type="float" office:value="33.2">
                <text:p>33.2</text:p>
              </table:table-cell>
              <table:table-cell office:value-type="float" office:value="0.72105">
                <text:p>0.72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0.59188">
                <text:p>0.59188</text:p>
              </table:table-cell>
              <table:table-cell office:value-type="float" office:value="33.66666">
                <text:p>33.66666</text:p>
              </table:table-cell>
              <table:table-cell office:value-type="float" office:value="0.72054">
                <text:p>0.72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2">
                <text:p>30.2</text:p>
              </table:table-cell>
              <table:table-cell office:value-type="float" office:value="0.59152">
                <text:p>0.59152</text:p>
              </table:table-cell>
              <table:table-cell office:value-type="float" office:value="33.86666">
                <text:p>33.86666</text:p>
              </table:table-cell>
              <table:table-cell office:value-type="float" office:value="0.72043">
                <text:p>0.720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5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8cm" svg:height="9.005cm" xlink:href=".." xlink:type="simple" chart:class="chart:scatter" chart:style-name="ch1">
        <chart:title svg:x="2.854cm" svg:y="0.316cm" chart:style-name="ch2">
          <text:p>Metric vs. Precision (Supervised): English-Chinese</text:p>
        </chart:title>
        <chart:legend chart:legend-position="end" svg:x="12.494cm" svg:y="3.456cm" style:legend-expansion="high" chart:style-name="ch3"/>
        <chart:plot-area chart:style-name="ch4" table:cell-range-address="Chinese.N29:Chinese.O37 Chinese.R29:Chinese.R37" chart:data-source-has-labels="row" svg:x="1.331cm" svg:y="1.275cm" svg:width="10.843cm" svg:height="6.569cm">
          <chartooo:coordinate-region svg:x="2.243cm" svg:y="1.474cm" svg:width="9.744cm" svg:height="5.723cm"/>
          <chart:axis chart:dimension="x" chart:name="primary-x" chart:style-name="ch5">
            <chart:title svg:x="5.491cm" svg:y="8.024cm" chart:style-name="ch6">
              <text:p>Precision @ K=1</text:p>
            </chart:title>
          </chart:axis>
          <chart:axis chart:dimension="y" chart:name="primary-y" chart:style-name="ch7">
            <chart:title svg:x="0.451cm" svg:y="5.688cm" chart:style-name="ch8">
              <text:p>Mean Cos-Sim</text:p>
            </chart:title>
            <chart:grid chart:style-name="ch9" chart:class="major"/>
          </chart:axis>
          <chart:series chart:style-name="ch10" chart:values-cell-range-address="Chinese.O29:Chinese.O37" loext:label-string="&quot;En-Zh&quot;" chart:class="chart:scatter">
            <chart:domain table:cell-range-address="Chinese.N29:Chinese.N37"/>
            <chart:regression-curve chart:style-name="ch11">
              <chart:equation chart:display-equation="false" chart:display-r-square="true" svg:x="12.179cm" svg:y="1.908cm"/>
            </chart:regression-curve>
            <chart:data-point chart:repeated="8"/>
            <chart:data-point chart:style-name="ch12"/>
          </chart:series>
          <chart:series chart:style-name="ch13" chart:values-cell-range-address="Chinese.R29:Chinese.R37" loext:label-string="&quot;Zh-En&quot;" chart:class="chart:scatter">
            <chart:domain table:cell-range-address="Chinese.Q29:Chinese.Q37"/>
            <chart:regression-curve chart:style-name="ch14">
              <chart:equation chart:display-equation="false" chart:display-r-square="true" svg:x="12.372cm" svg:y="5.974cm"/>
            </chart:regression-curve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En-Zh</text:p>
              </table:table-cell>
              <table:table-cell office:value-type="string">
                <text:p>Column Q</text:p>
              </table:table-cell>
              <table:table-cell office:value-type="string">
                <text:p>Zh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733333">
                <text:p>42.733333</text:p>
                <draw:g>
                  <svg:desc>Chinese.N29:Chinese.N37</svg:desc>
                </draw:g>
              </table:table-cell>
              <table:table-cell office:value-type="float" office:value="0.57599">
                <text:p>0.57599</text:p>
                <draw:g>
                  <svg:desc>Chinese.O29:Chinese.O37</svg:desc>
                </draw:g>
              </table:table-cell>
              <table:table-cell office:value-type="float" office:value="25.13333">
                <text:p>25.13333</text:p>
                <draw:g>
                  <svg:desc>Chinese.Q29:Chinese.Q37</svg:desc>
                </draw:g>
              </table:table-cell>
              <table:table-cell office:value-type="float" office:value="0.59617">
                <text:p>0.59617</text:p>
                <draw:g>
                  <svg:desc>Chinese.R29:Chinese.R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.6">
                <text:p>37.6</text:p>
              </table:table-cell>
              <table:table-cell office:value-type="float" office:value="0.59535">
                <text:p>0.59535</text:p>
              </table:table-cell>
              <table:table-cell office:value-type="float" office:value="18.06666">
                <text:p>18.06666</text:p>
              </table:table-cell>
              <table:table-cell office:value-type="float" office:value="0.62239">
                <text:p>0.62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.733333">
                <text:p>37.733333</text:p>
              </table:table-cell>
              <table:table-cell office:value-type="float" office:value="0.59549">
                <text:p>0.59549</text:p>
              </table:table-cell>
              <table:table-cell office:value-type="float" office:value="17.6">
                <text:p>17.6</text:p>
              </table:table-cell>
              <table:table-cell office:value-type="float" office:value="0.62439">
                <text:p>0.624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533333">
                <text:p>38.533333</text:p>
              </table:table-cell>
              <table:table-cell office:value-type="float" office:value="0.5948">
                <text:p>0.5948</text:p>
              </table:table-cell>
              <table:table-cell office:value-type="float" office:value="17">
                <text:p>17</text:p>
              </table:table-cell>
              <table:table-cell office:value-type="float" office:value="0.62716">
                <text:p>0.627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0.59613">
                <text:p>0.59613</text:p>
              </table:table-cell>
              <table:table-cell office:value-type="float" office:value="16.46666">
                <text:p>16.46666</text:p>
              </table:table-cell>
              <table:table-cell office:value-type="float" office:value="0.62788">
                <text:p>0.62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666667">
                <text:p>38.666667</text:p>
              </table:table-cell>
              <table:table-cell office:value-type="float" office:value="0.59583">
                <text:p>0.59583</text:p>
              </table:table-cell>
              <table:table-cell office:value-type="float" office:value="16.3333">
                <text:p>16.3333</text:p>
              </table:table-cell>
              <table:table-cell office:value-type="float" office:value="0.62865">
                <text:p>0.628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466667">
                <text:p>38.466667</text:p>
              </table:table-cell>
              <table:table-cell office:value-type="float" office:value="0.59642">
                <text:p>0.59642</text:p>
              </table:table-cell>
              <table:table-cell office:value-type="float" office:value="16.2">
                <text:p>16.2</text:p>
              </table:table-cell>
              <table:table-cell office:value-type="float" office:value="0.62898">
                <text:p>0.62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466667">
                <text:p>38.466667</text:p>
              </table:table-cell>
              <table:table-cell office:value-type="float" office:value="0.59643">
                <text:p>0.59643</text:p>
              </table:table-cell>
              <table:table-cell office:value-type="float" office:value="16.13333">
                <text:p>16.13333</text:p>
              </table:table-cell>
              <table:table-cell office:value-type="float" office:value="0.62964">
                <text:p>0.629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466667">
                <text:p>38.466667</text:p>
              </table:table-cell>
              <table:table-cell office:value-type="float" office:value="0.59661">
                <text:p>0.59661</text:p>
              </table:table-cell>
              <table:table-cell office:value-type="float" office:value="16">
                <text:p>16</text:p>
              </table:table-cell>
              <table:table-cell office:value-type="float" office:value="0.62955">
                <text:p>0.629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scatter" chart:style-name="ch1">
        <chart:title svg:x="4.141cm" svg:y="0.316cm" chart:style-name="ch2">
          <text:p>Metric vs. Precision: English, Spanish</text:p>
        </chart:title>
        <chart:legend chart:legend-position="end" svg:x="12.451cm" svg:y="3.457cm" style:legend-expansion="high" chart:style-name="ch3"/>
        <chart:plot-area chart:style-name="ch4" table:cell-range-address="Spanish.N7:Spanish.O36 Spanish.R7:Spanish.R35" chart:data-source-has-labels="row" svg:x="1.33cm" svg:y="1.275cm" svg:width="10.802cm" svg:height="6.57cm">
          <chartooo:coordinate-region svg:x="2.242cm" svg:y="1.474cm" svg:width="9.703cm" svg:height="5.724cm"/>
          <chart:axis chart:dimension="x" chart:name="primary-x" chart:style-name="ch5">
            <chart:title svg:x="5.47cm" svg:y="8.025cm" chart:style-name="ch6">
              <text:p>Precision @ K=1</text:p>
            </chart:title>
          </chart:axis>
          <chart:axis chart:dimension="y" chart:name="primary-y" chart:style-name="ch7">
            <chart:title svg:x="0.451cm" svg:y="5.689cm" chart:style-name="ch8">
              <text:p>Mean Cos-Sim</text:p>
            </chart:title>
            <chart:grid chart:style-name="ch9" chart:class="major"/>
          </chart:axis>
          <chart:series chart:style-name="ch10" chart:values-cell-range-address="Spanish.O7:Spanish.O36" loext:label-string="&quot;En-Es&quot;" chart:class="chart:scatter">
            <chart:domain table:cell-range-address="Spanish.N7:Spanish.N36"/>
            <chart:regression-curve chart:style-name="ch11">
              <chart:equation chart:display-equation="false" chart:display-r-square="true" svg:x="12.369cm" svg:y="2.455cm"/>
            </chart:regression-curve>
            <chart:data-point chart:repeated="30"/>
          </chart:series>
          <chart:series chart:style-name="ch12" chart:values-cell-range-address="Spanish.R7:Spanish.R35" loext:label-string="&quot;Es-En&quot;" chart:class="chart:scatter">
            <chart:domain table:cell-range-address="Spanish.Q7:Spanish.Q36"/>
            <chart:regression-curve chart:style-name="ch13">
              <chart:equation chart:display-equation="false" chart:display-r-square="true" svg:x="12.476cm" svg:y="6.026cm"/>
            </chart:regression-curve>
            <chart:data-point chart:repeated="3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En-Es</text:p>
              </table:table-cell>
              <table:table-cell office:value-type="string">
                <text:p>Column Q</text:p>
              </table:table-cell>
              <table:table-cell office:value-type="string">
                <text:p>Es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">
                <text:p>1.6</text:p>
                <draw:g>
                  <svg:desc>Spanish.N7:Spanish.N36</svg:desc>
                </draw:g>
              </table:table-cell>
              <table:table-cell office:value-type="float" office:value="0.40439">
                <text:p>0.40439</text:p>
                <draw:g>
                  <svg:desc>Spanish.O7:Spanish.O36</svg:desc>
                </draw:g>
              </table:table-cell>
              <table:table-cell office:value-type="float" office:value="17.4">
                <text:p>17.4</text:p>
                <draw:g>
                  <svg:desc>Spanish.Q7:Spanish.Q36</svg:desc>
                </draw:g>
              </table:table-cell>
              <table:table-cell office:value-type="float" office:value="0.44009">
                <text:p>0.44009</text:p>
                <draw:g>
                  <svg:desc>Spanish.R7:Spanish.R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133333">
                <text:p>67.133333</text:p>
              </table:table-cell>
              <table:table-cell office:value-type="float" office:value="0.57254">
                <text:p>0.57254</text:p>
              </table:table-cell>
              <table:table-cell office:value-type="float" office:value="68.86666">
                <text:p>68.86666</text:p>
              </table:table-cell>
              <table:table-cell office:value-type="float" office:value="0.57927">
                <text:p>0.57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  <table:table-cell office:value-type="float" office:value="0.58596">
                <text:p>0.58596</text:p>
              </table:table-cell>
              <table:table-cell office:value-type="float" office:value="69.6">
                <text:p>69.6</text:p>
              </table:table-cell>
              <table:table-cell office:value-type="float" office:value="0.58997">
                <text:p>0.58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266667">
                <text:p>64.266667</text:p>
              </table:table-cell>
              <table:table-cell office:value-type="float" office:value="0.56393">
                <text:p>0.56393</text:p>
              </table:table-cell>
              <table:table-cell office:value-type="float" office:value="66">
                <text:p>66</text:p>
              </table:table-cell>
              <table:table-cell office:value-type="float" office:value="0.57631">
                <text:p>0.57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066667">
                <text:p>60.066667</text:p>
              </table:table-cell>
              <table:table-cell office:value-type="float" office:value="0.55832">
                <text:p>0.55832</text:p>
              </table:table-cell>
              <table:table-cell office:value-type="float" office:value="62.4">
                <text:p>62.4</text:p>
              </table:table-cell>
              <table:table-cell office:value-type="float" office:value="0.53965">
                <text:p>0.53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2">
                <text:p>65.2</text:p>
              </table:table-cell>
              <table:table-cell office:value-type="float" office:value="0.56928">
                <text:p>0.56928</text:p>
              </table:table-cell>
              <table:table-cell office:value-type="float" office:value="68.4">
                <text:p>68.4</text:p>
              </table:table-cell>
              <table:table-cell office:value-type="float" office:value="0.57735">
                <text:p>0.57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0.56516">
                <text:p>0.56516</text:p>
              </table:table-cell>
              <table:table-cell office:value-type="float" office:value="69.06666">
                <text:p>69.06666</text:p>
              </table:table-cell>
              <table:table-cell office:value-type="float" office:value="0.58969">
                <text:p>0.58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.466667">
                <text:p>62.466667</text:p>
              </table:table-cell>
              <table:table-cell office:value-type="float" office:value="0.56356">
                <text:p>0.56356</text:p>
              </table:table-cell>
              <table:table-cell office:value-type="float" office:value="71.5333">
                <text:p>71.5333</text:p>
              </table:table-cell>
              <table:table-cell office:value-type="float" office:value="0.58762">
                <text:p>0.58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4">
                <text:p>60.4</text:p>
              </table:table-cell>
              <table:table-cell office:value-type="float" office:value="0.56736">
                <text:p>0.56736</text:p>
              </table:table-cell>
              <table:table-cell office:value-type="float" office:value="72">
                <text:p>72</text:p>
              </table:table-cell>
              <table:table-cell office:value-type="float" office:value="0.58689">
                <text:p>0.58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266667">
                <text:p>59.266667</text:p>
              </table:table-cell>
              <table:table-cell office:value-type="float" office:value="0.57103">
                <text:p>0.57103</text:p>
              </table:table-cell>
              <table:table-cell office:value-type="float" office:value="72.6">
                <text:p>72.6</text:p>
              </table:table-cell>
              <table:table-cell office:value-type="float" office:value="0.58832">
                <text:p>0.58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.333333">
                <text:p>82.333333</text:p>
              </table:table-cell>
              <table:table-cell office:value-type="float" office:value="0.69262">
                <text:p>0.69262</text:p>
              </table:table-cell>
              <table:table-cell office:value-type="float" office:value="81.466666">
                <text:p>81.466666</text:p>
              </table:table-cell>
              <table:table-cell office:value-type="float" office:value="0.67718">
                <text:p>0.67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.8">
                <text:p>82.8</text:p>
              </table:table-cell>
              <table:table-cell office:value-type="float" office:value="0.69435">
                <text:p>0.69435</text:p>
              </table:table-cell>
              <table:table-cell office:value-type="float" office:value="83.06666">
                <text:p>83.06666</text:p>
              </table:table-cell>
              <table:table-cell office:value-type="float" office:value="0.68114">
                <text:p>0.68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.666667">
                <text:p>82.666667</text:p>
              </table:table-cell>
              <table:table-cell office:value-type="float" office:value="0.69387">
                <text:p>0.69387</text:p>
              </table:table-cell>
              <table:table-cell office:value-type="float" office:value="83.133333">
                <text:p>83.133333</text:p>
              </table:table-cell>
              <table:table-cell office:value-type="float" office:value="0.68175">
                <text:p>0.68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6">
                <text:p>82.6</text:p>
              </table:table-cell>
              <table:table-cell office:value-type="float" office:value="0.69368">
                <text:p>0.69368</text:p>
              </table:table-cell>
              <table:table-cell office:value-type="float" office:value="83.2">
                <text:p>83.2</text:p>
              </table:table-cell>
              <table:table-cell office:value-type="float" office:value="0.68151">
                <text:p>0.68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.466667">
                <text:p>82.466667</text:p>
              </table:table-cell>
              <table:table-cell office:value-type="float" office:value="0.69349">
                <text:p>0.69349</text:p>
              </table:table-cell>
              <table:table-cell office:value-type="float" office:value="83.2">
                <text:p>83.2</text:p>
              </table:table-cell>
              <table:table-cell office:value-type="float" office:value="0.68151">
                <text:p>0.68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466667">
                <text:p>82.466667</text:p>
              </table:table-cell>
              <table:table-cell office:value-type="float" office:value="0.69345">
                <text:p>0.69345</text:p>
              </table:table-cell>
              <table:table-cell office:value-type="float" office:value="83.26666">
                <text:p>83.26666</text:p>
              </table:table-cell>
              <table:table-cell office:value-type="float" office:value="0.68147">
                <text:p>0.68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466667">
                <text:p>82.466667</text:p>
              </table:table-cell>
              <table:table-cell office:value-type="float" office:value="0.69345">
                <text:p>0.69345</text:p>
              </table:table-cell>
              <table:table-cell office:value-type="float" office:value="83.33333">
                <text:p>83.33333</text:p>
              </table:table-cell>
              <table:table-cell office:value-type="float" office:value="0.68141">
                <text:p>0.68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.466667">
                <text:p>82.466667</text:p>
              </table:table-cell>
              <table:table-cell office:value-type="float" office:value="0.69345">
                <text:p>0.69345</text:p>
              </table:table-cell>
              <table:table-cell office:value-type="float" office:value="83.26666">
                <text:p>83.26666</text:p>
              </table:table-cell>
              <table:table-cell office:value-type="float" office:value="0.68141">
                <text:p>0.681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.866667">
                <text:p>81.866667</text:p>
              </table:table-cell>
              <table:table-cell office:value-type="float" office:value="0.68119">
                <text:p>0.68119</text:p>
              </table:table-cell>
              <table:table-cell office:value-type="float" office:value="82.86666">
                <text:p>82.86666</text:p>
              </table:table-cell>
              <table:table-cell office:value-type="float" office:value="0.70162">
                <text:p>0.701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.4">
                <text:p>82.4</text:p>
              </table:table-cell>
              <table:table-cell office:value-type="float" office:value="0.70079">
                <text:p>0.70079</text:p>
              </table:table-cell>
              <table:table-cell office:value-type="float" office:value="83">
                <text:p>83</text:p>
              </table:table-cell>
              <table:table-cell office:value-type="float" office:value="0.71568">
                <text:p>0.715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.2">
                <text:p>82.2</text:p>
              </table:table-cell>
              <table:table-cell office:value-type="float" office:value="0.70082">
                <text:p>0.70082</text:p>
              </table:table-cell>
              <table:table-cell office:value-type="float" office:value="83.466667">
                <text:p>83.466667</text:p>
              </table:table-cell>
              <table:table-cell office:value-type="float" office:value="0.71529">
                <text:p>0.715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0062">
                <text:p>0.70062</text:p>
              </table:table-cell>
              <table:table-cell office:value-type="float" office:value="83.333333">
                <text:p>83.333333</text:p>
              </table:table-cell>
              <table:table-cell office:value-type="float" office:value="0.71547">
                <text:p>0.715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.2">
                <text:p>82.2</text:p>
              </table:table-cell>
              <table:table-cell office:value-type="float" office:value="0.70047">
                <text:p>0.70047</text:p>
              </table:table-cell>
              <table:table-cell office:value-type="float" office:value="83.4">
                <text:p>83.4</text:p>
              </table:table-cell>
              <table:table-cell office:value-type="float" office:value="0.7155">
                <text:p>0.7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.266667">
                <text:p>82.266667</text:p>
              </table:table-cell>
              <table:table-cell office:value-type="float" office:value="0.70041">
                <text:p>0.70041</text:p>
              </table:table-cell>
              <table:table-cell office:value-type="float" office:value="83.266667">
                <text:p>83.266667</text:p>
              </table:table-cell>
              <table:table-cell office:value-type="float" office:value="0.71549">
                <text:p>0.715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0047">
                <text:p>0.70047</text:p>
              </table:table-cell>
              <table:table-cell office:value-type="float" office:value="83.266667">
                <text:p>83.266667</text:p>
              </table:table-cell>
              <table:table-cell office:value-type="float" office:value="0.71549">
                <text:p>0.715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0047">
                <text:p>0.70047</text:p>
              </table:table-cell>
              <table:table-cell office:value-type="float" office:value="83.266667">
                <text:p>83.266667</text:p>
              </table:table-cell>
              <table:table-cell office:value-type="float" office:value="0.71549">
                <text:p>0.71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0047">
                <text:p>0.70047</text:p>
              </table:table-cell>
              <table:table-cell office:value-type="float" office:value="83.266667">
                <text:p>83.2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559cm" svg:y="0.316cm" chart:style-name="ch2">
          <text:p>Metric vs. Precision (Unsupervised): English, Spanish</text:p>
        </chart:title>
        <chart:legend chart:legend-position="end" svg:x="12.46cm" svg:y="3.454cm" style:legend-expansion="high" chart:style-name="ch3"/>
        <chart:plot-area chart:style-name="ch4" table:cell-range-address="Spanish.N7:Spanish.O26 Spanish.R7:Spanish.R26" chart:data-source-has-labels="row" svg:x="1.331cm" svg:y="1.275cm" svg:width="10.809cm" svg:height="6.564cm">
          <chartooo:coordinate-region svg:x="2.243cm" svg:y="1.474cm" svg:width="9.71cm" svg:height="5.719cm"/>
          <chart:axis chart:dimension="x" chart:name="primary-x" chart:style-name="ch5">
            <chart:title svg:x="5.474cm" svg:y="8.019cm" chart:style-name="ch6">
              <text:p>Precision @ K=1</text:p>
            </chart:title>
          </chart:axis>
          <chart:axis chart:dimension="y" chart:name="primary-y" chart:style-name="ch7">
            <chart:title svg:x="0.451cm" svg:y="5.686cm" chart:style-name="ch8">
              <text:p>Mean Cos-Sim</text:p>
            </chart:title>
            <chart:grid chart:style-name="ch9" chart:class="major"/>
          </chart:axis>
          <chart:series chart:style-name="ch10" chart:values-cell-range-address="Spanish.O7:Spanish.O26" loext:label-string="&quot;En-Es&quot;" chart:class="chart:scatter">
            <chart:domain table:cell-range-address="Spanish.N7:Spanish.N26"/>
            <chart:regression-curve chart:style-name="ch11">
              <chart:equation chart:display-equation="false" chart:display-r-square="true" svg:x="12.23cm" svg:y="2.49cm"/>
            </chart:regression-curve>
            <chart:data-point chart:repeated="20"/>
          </chart:series>
          <chart:series chart:style-name="ch12" chart:values-cell-range-address="Spanish.R7:Spanish.R26" loext:label-string="&quot;Es-En&quot;" chart:class="chart:scatter">
            <chart:domain table:cell-range-address="Spanish.Q7:Spanish.Q26"/>
            <chart:regression-curve chart:style-name="ch13">
              <chart:equation chart:display-equation="false" chart:display-r-square="true" svg:x="12.258cm" svg:y="5.996cm"/>
            </chart:regression-curve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En-Es</text:p>
              </table:table-cell>
              <table:table-cell office:value-type="string">
                <text:p>Column Q</text:p>
              </table:table-cell>
              <table:table-cell office:value-type="string">
                <text:p>Es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">
                <text:p>1.6</text:p>
                <draw:g>
                  <svg:desc>Spanish.N7:Spanish.N26</svg:desc>
                </draw:g>
              </table:table-cell>
              <table:table-cell office:value-type="float" office:value="0.40439">
                <text:p>0.40439</text:p>
                <draw:g>
                  <svg:desc>Spanish.O7:Spanish.O26</svg:desc>
                </draw:g>
              </table:table-cell>
              <table:table-cell office:value-type="float" office:value="17.4">
                <text:p>17.4</text:p>
                <draw:g>
                  <svg:desc>Spanish.Q7:Spanish.Q26</svg:desc>
                </draw:g>
              </table:table-cell>
              <table:table-cell office:value-type="float" office:value="0.44009">
                <text:p>0.44009</text:p>
                <draw:g>
                  <svg:desc>Spanish.R7:Spanish.R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133333">
                <text:p>67.133333</text:p>
              </table:table-cell>
              <table:table-cell office:value-type="float" office:value="0.57254">
                <text:p>0.57254</text:p>
              </table:table-cell>
              <table:table-cell office:value-type="float" office:value="68.86666">
                <text:p>68.86666</text:p>
              </table:table-cell>
              <table:table-cell office:value-type="float" office:value="0.57927">
                <text:p>0.57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  <table:table-cell office:value-type="float" office:value="0.58596">
                <text:p>0.58596</text:p>
              </table:table-cell>
              <table:table-cell office:value-type="float" office:value="69.6">
                <text:p>69.6</text:p>
              </table:table-cell>
              <table:table-cell office:value-type="float" office:value="0.58997">
                <text:p>0.58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.266667">
                <text:p>64.266667</text:p>
              </table:table-cell>
              <table:table-cell office:value-type="float" office:value="0.56393">
                <text:p>0.56393</text:p>
              </table:table-cell>
              <table:table-cell office:value-type="float" office:value="66">
                <text:p>66</text:p>
              </table:table-cell>
              <table:table-cell office:value-type="float" office:value="0.57631">
                <text:p>0.57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066667">
                <text:p>60.066667</text:p>
              </table:table-cell>
              <table:table-cell office:value-type="float" office:value="0.55832">
                <text:p>0.55832</text:p>
              </table:table-cell>
              <table:table-cell office:value-type="float" office:value="62.4">
                <text:p>62.4</text:p>
              </table:table-cell>
              <table:table-cell office:value-type="float" office:value="0.53965">
                <text:p>0.53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2">
                <text:p>65.2</text:p>
              </table:table-cell>
              <table:table-cell office:value-type="float" office:value="0.56928">
                <text:p>0.56928</text:p>
              </table:table-cell>
              <table:table-cell office:value-type="float" office:value="68.4">
                <text:p>68.4</text:p>
              </table:table-cell>
              <table:table-cell office:value-type="float" office:value="0.57735">
                <text:p>0.57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">
                <text:p>66</text:p>
              </table:table-cell>
              <table:table-cell office:value-type="float" office:value="0.56516">
                <text:p>0.56516</text:p>
              </table:table-cell>
              <table:table-cell office:value-type="float" office:value="69.06666">
                <text:p>69.06666</text:p>
              </table:table-cell>
              <table:table-cell office:value-type="float" office:value="0.58969">
                <text:p>0.58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.466667">
                <text:p>62.466667</text:p>
              </table:table-cell>
              <table:table-cell office:value-type="float" office:value="0.56356">
                <text:p>0.56356</text:p>
              </table:table-cell>
              <table:table-cell office:value-type="float" office:value="71.5333">
                <text:p>71.5333</text:p>
              </table:table-cell>
              <table:table-cell office:value-type="float" office:value="0.58762">
                <text:p>0.587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.4">
                <text:p>60.4</text:p>
              </table:table-cell>
              <table:table-cell office:value-type="float" office:value="0.56736">
                <text:p>0.56736</text:p>
              </table:table-cell>
              <table:table-cell office:value-type="float" office:value="72">
                <text:p>72</text:p>
              </table:table-cell>
              <table:table-cell office:value-type="float" office:value="0.58689">
                <text:p>0.58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.266667">
                <text:p>59.266667</text:p>
              </table:table-cell>
              <table:table-cell office:value-type="float" office:value="0.57103">
                <text:p>0.57103</text:p>
              </table:table-cell>
              <table:table-cell office:value-type="float" office:value="72.6">
                <text:p>72.6</text:p>
              </table:table-cell>
              <table:table-cell office:value-type="float" office:value="0.58832">
                <text:p>0.58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.333333">
                <text:p>82.333333</text:p>
              </table:table-cell>
              <table:table-cell office:value-type="float" office:value="0.69262">
                <text:p>0.69262</text:p>
              </table:table-cell>
              <table:table-cell office:value-type="float" office:value="81.466666">
                <text:p>81.466666</text:p>
              </table:table-cell>
              <table:table-cell office:value-type="float" office:value="0.67718">
                <text:p>0.677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.8">
                <text:p>82.8</text:p>
              </table:table-cell>
              <table:table-cell office:value-type="float" office:value="0.69435">
                <text:p>0.69435</text:p>
              </table:table-cell>
              <table:table-cell office:value-type="float" office:value="83.06666">
                <text:p>83.06666</text:p>
              </table:table-cell>
              <table:table-cell office:value-type="float" office:value="0.68114">
                <text:p>0.68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.666667">
                <text:p>82.666667</text:p>
              </table:table-cell>
              <table:table-cell office:value-type="float" office:value="0.69387">
                <text:p>0.69387</text:p>
              </table:table-cell>
              <table:table-cell office:value-type="float" office:value="83.133333">
                <text:p>83.133333</text:p>
              </table:table-cell>
              <table:table-cell office:value-type="float" office:value="0.68175">
                <text:p>0.681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6">
                <text:p>82.6</text:p>
              </table:table-cell>
              <table:table-cell office:value-type="float" office:value="0.69368">
                <text:p>0.69368</text:p>
              </table:table-cell>
              <table:table-cell office:value-type="float" office:value="83.2">
                <text:p>83.2</text:p>
              </table:table-cell>
              <table:table-cell office:value-type="float" office:value="0.68151">
                <text:p>0.68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.466667">
                <text:p>82.466667</text:p>
              </table:table-cell>
              <table:table-cell office:value-type="float" office:value="0.69349">
                <text:p>0.69349</text:p>
              </table:table-cell>
              <table:table-cell office:value-type="float" office:value="83.2">
                <text:p>83.2</text:p>
              </table:table-cell>
              <table:table-cell office:value-type="float" office:value="0.68151">
                <text:p>0.68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466667">
                <text:p>82.466667</text:p>
              </table:table-cell>
              <table:table-cell office:value-type="float" office:value="0.69345">
                <text:p>0.69345</text:p>
              </table:table-cell>
              <table:table-cell office:value-type="float" office:value="83.26666">
                <text:p>83.26666</text:p>
              </table:table-cell>
              <table:table-cell office:value-type="float" office:value="0.68147">
                <text:p>0.68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466667">
                <text:p>82.466667</text:p>
              </table:table-cell>
              <table:table-cell office:value-type="float" office:value="0.69345">
                <text:p>0.69345</text:p>
              </table:table-cell>
              <table:table-cell office:value-type="float" office:value="83.33333">
                <text:p>83.33333</text:p>
              </table:table-cell>
              <table:table-cell office:value-type="float" office:value="0.68141">
                <text:p>0.681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.466667">
                <text:p>82.466667</text:p>
              </table:table-cell>
              <table:table-cell office:value-type="float" office:value="0.69345">
                <text:p>0.69345</text:p>
              </table:table-cell>
              <table:table-cell office:value-type="float" office:value="83.26666">
                <text:p>83.26666</text:p>
              </table:table-cell>
              <table:table-cell office:value-type="float" office:value="0.68141">
                <text:p>0.681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6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81cm" svg:y="0.316cm" chart:style-name="ch2">
          <text:p>Metric vs. Precision (Supervised): English, Spanish</text:p>
        </chart:title>
        <chart:legend chart:legend-position="end" svg:x="12.46cm" svg:y="3.454cm" style:legend-expansion="high" chart:style-name="ch3"/>
        <chart:plot-area chart:style-name="ch4" table:cell-range-address="Spanish.N28:Spanish.O36 Spanish.R28:Spanish.R36" chart:data-source-has-labels="row" svg:x="1.331cm" svg:y="1.275cm" svg:width="10.809cm" svg:height="6.564cm">
          <chartooo:coordinate-region svg:x="2.429cm" svg:y="1.474cm" svg:width="9.379cm" svg:height="5.718cm"/>
          <chart:axis chart:dimension="x" chart:name="primary-x" chart:style-name="ch5">
            <chart:title svg:x="5.474cm" svg:y="8.019cm" chart:style-name="ch6">
              <text:p>Precision @ K=1</text:p>
            </chart:title>
          </chart:axis>
          <chart:axis chart:dimension="y" chart:name="primary-y" chart:style-name="ch7">
            <chart:title svg:x="0.451cm" svg:y="5.686cm" chart:style-name="ch8">
              <text:p>Mean Cos-Sim</text:p>
            </chart:title>
            <chart:grid chart:style-name="ch9" chart:class="major"/>
          </chart:axis>
          <chart:series chart:style-name="ch10" chart:values-cell-range-address="Spanish.O28:Spanish.O36" loext:label-string="&quot;En-Es&quot;" chart:class="chart:scatter">
            <chart:domain table:cell-range-address="Spanish.N28:Spanish.N36"/>
            <chart:regression-curve chart:style-name="ch11">
              <chart:equation chart:display-equation="false" chart:display-r-square="true" svg:x="12.151cm" svg:y="2.627cm"/>
            </chart:regression-curve>
            <chart:data-point chart:repeated="9"/>
          </chart:series>
          <chart:series chart:style-name="ch12" chart:values-cell-range-address="Spanish.R28:Spanish.R36" loext:label-string="&quot;Es-En&quot;" chart:class="chart:scatter">
            <chart:domain table:cell-range-address="Spanish.Q28:Spanish.Q36"/>
            <chart:regression-curve chart:style-name="ch13">
              <chart:equation chart:display-equation="false" chart:display-r-square="true" svg:x="12.205cm" svg:y="5.957cm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En-Es</text:p>
              </table:table-cell>
              <table:table-cell office:value-type="string">
                <text:p>Column Q</text:p>
              </table:table-cell>
              <table:table-cell office:value-type="string">
                <text:p>Es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1.866667">
                <text:p>81.866667</text:p>
                <draw:g>
                  <svg:desc>Spanish.N28:Spanish.N36</svg:desc>
                </draw:g>
              </table:table-cell>
              <table:table-cell office:value-type="float" office:value="0.68119">
                <text:p>0.68119</text:p>
                <draw:g>
                  <svg:desc>Spanish.O28:Spanish.O36</svg:desc>
                </draw:g>
              </table:table-cell>
              <table:table-cell office:value-type="float" office:value="82.86666">
                <text:p>82.86666</text:p>
                <draw:g>
                  <svg:desc>Spanish.Q28:Spanish.Q36</svg:desc>
                </draw:g>
              </table:table-cell>
              <table:table-cell office:value-type="float" office:value="0.70162">
                <text:p>0.70162</text:p>
                <draw:g>
                  <svg:desc>Spanish.R28:Spanish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.4">
                <text:p>82.4</text:p>
              </table:table-cell>
              <table:table-cell office:value-type="float" office:value="0.70079">
                <text:p>0.70079</text:p>
              </table:table-cell>
              <table:table-cell office:value-type="float" office:value="83">
                <text:p>83</text:p>
              </table:table-cell>
              <table:table-cell office:value-type="float" office:value="0.71568">
                <text:p>0.71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.2">
                <text:p>82.2</text:p>
              </table:table-cell>
              <table:table-cell office:value-type="float" office:value="0.70082">
                <text:p>0.70082</text:p>
              </table:table-cell>
              <table:table-cell office:value-type="float" office:value="83.466667">
                <text:p>83.466667</text:p>
              </table:table-cell>
              <table:table-cell office:value-type="float" office:value="0.71529">
                <text:p>0.71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0062">
                <text:p>0.70062</text:p>
              </table:table-cell>
              <table:table-cell office:value-type="float" office:value="83.333333">
                <text:p>83.333333</text:p>
              </table:table-cell>
              <table:table-cell office:value-type="float" office:value="0.71547">
                <text:p>0.71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2">
                <text:p>82.2</text:p>
              </table:table-cell>
              <table:table-cell office:value-type="float" office:value="0.70047">
                <text:p>0.70047</text:p>
              </table:table-cell>
              <table:table-cell office:value-type="float" office:value="83.4">
                <text:p>83.4</text:p>
              </table:table-cell>
              <table:table-cell office:value-type="float" office:value="0.7155">
                <text:p>0.7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.266667">
                <text:p>82.266667</text:p>
              </table:table-cell>
              <table:table-cell office:value-type="float" office:value="0.70041">
                <text:p>0.70041</text:p>
              </table:table-cell>
              <table:table-cell office:value-type="float" office:value="83.266667">
                <text:p>83.266667</text:p>
              </table:table-cell>
              <table:table-cell office:value-type="float" office:value="0.71549">
                <text:p>0.715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0047">
                <text:p>0.70047</text:p>
              </table:table-cell>
              <table:table-cell office:value-type="float" office:value="83.266667">
                <text:p>83.266667</text:p>
              </table:table-cell>
              <table:table-cell office:value-type="float" office:value="0.71549">
                <text:p>0.715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0047">
                <text:p>0.70047</text:p>
              </table:table-cell>
              <table:table-cell office:value-type="float" office:value="83.266667">
                <text:p>83.266667</text:p>
              </table:table-cell>
              <table:table-cell office:value-type="float" office:value="0.71549">
                <text:p>0.715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0047">
                <text:p>0.70047</text:p>
              </table:table-cell>
              <table:table-cell office:value-type="float" office:value="83.266667">
                <text:p>83.266667</text:p>
              </table:table-cell>
              <table:table-cell office:value-type="float" office:value="0.71549">
                <text:p>0.715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52cm" svg:y="0.316cm" chart:style-name="ch2">
          <text:p>Metric vs. Precision: English, French</text:p>
        </chart:title>
        <chart:legend chart:legend-position="end" svg:x="12.566cm" svg:y="3.454cm" style:legend-expansion="high" chart:style-name="ch3"/>
        <chart:plot-area chart:style-name="ch4" table:cell-range-address="French.N7:French.O35 French.R7:French.R35" chart:data-source-has-labels="row" svg:x="1.331cm" svg:y="1.275cm" svg:width="10.915cm" svg:height="6.564cm">
          <chartooo:coordinate-region svg:x="2.243cm" svg:y="1.474cm" svg:width="9.816cm" svg:height="5.719cm"/>
          <chart:axis chart:dimension="x" chart:name="primary-x" chart:style-name="ch5">
            <chart:title svg:x="5.527cm" svg:y="8.019cm" chart:style-name="ch6">
              <text:p>Precision @ K=1</text:p>
            </chart:title>
          </chart:axis>
          <chart:axis chart:dimension="y" chart:name="primary-y" chart:style-name="ch7">
            <chart:title svg:x="0.451cm" svg:y="5.686cm" chart:style-name="ch8">
              <text:p>Mean Cos-Sim</text:p>
            </chart:title>
            <chart:grid chart:style-name="ch9" chart:class="major"/>
          </chart:axis>
          <chart:series chart:style-name="ch10" chart:values-cell-range-address="French.O7:French.O35" loext:label-string="&quot;En-Fr&quot;" chart:class="chart:scatter">
            <chart:domain table:cell-range-address="French.N7:French.N35"/>
            <chart:regression-curve chart:style-name="ch11">
              <chart:equation chart:display-equation="false" chart:display-r-square="true" svg:x="12.214cm" svg:y="2.894cm"/>
            </chart:regression-curve>
            <chart:data-point chart:repeated="29"/>
          </chart:series>
          <chart:series chart:style-name="ch12" chart:values-cell-range-address="French.R7:French.R35" loext:label-string="&quot;Fr-En&quot;" chart:class="chart:scatter">
            <chart:domain table:cell-range-address="French.Q7:French.Q35"/>
            <chart:regression-curve chart:style-name="ch13">
              <chart:equation chart:display-equation="false" chart:display-r-square="true" svg:x="12.413cm" svg:y="5.831cm"/>
            </chart:regression-curve>
            <chart:data-point chart:repeated="2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En-Fr</text:p>
              </table:table-cell>
              <table:table-cell office:value-type="string">
                <text:p>Column Q</text:p>
              </table:table-cell>
              <table:table-cell office:value-type="string">
                <text:p>Fr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2">
                <text:p>42.2</text:p>
                <draw:g>
                  <svg:desc>French.N7:French.N35</svg:desc>
                </draw:g>
              </table:table-cell>
              <table:table-cell office:value-type="float" office:value="0.48333">
                <text:p>0.48333</text:p>
                <draw:g>
                  <svg:desc>French.O7:French.O35</svg:desc>
                </draw:g>
              </table:table-cell>
              <table:table-cell office:value-type="float" office:value="15.2">
                <text:p>15.2</text:p>
                <draw:g>
                  <svg:desc>French.Q7:French.Q35</svg:desc>
                </draw:g>
              </table:table-cell>
              <table:table-cell office:value-type="float" office:value="0.43574">
                <text:p>0.43574</text:p>
                <draw:g>
                  <svg:desc>French.R7:French.R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866667">
                <text:p>58.866667</text:p>
              </table:table-cell>
              <table:table-cell office:value-type="float" office:value="0.5574">
                <text:p>0.5574</text:p>
              </table:table-cell>
              <table:table-cell office:value-type="float" office:value="62">
                <text:p>62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266667">
                <text:p>62.266667</text:p>
              </table:table-cell>
              <table:table-cell office:value-type="float" office:value="0.56235">
                <text:p>0.56235</text:p>
              </table:table-cell>
              <table:table-cell office:value-type="float" office:value="67.8">
                <text:p>67.8</text:p>
              </table:table-cell>
              <table:table-cell office:value-type="float" office:value="0.58072">
                <text:p>0.58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.4">
                <text:p>73.4</text:p>
              </table:table-cell>
              <table:table-cell office:value-type="float" office:value="0.57136">
                <text:p>0.57136</text:p>
              </table:table-cell>
              <table:table-cell office:value-type="float" office:value="68">
                <text:p>68</text:p>
              </table:table-cell>
              <table:table-cell office:value-type="float" office:value="0.5701">
                <text:p>0.5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466667">
                <text:p>70.466667</text:p>
              </table:table-cell>
              <table:table-cell office:value-type="float" office:value="0.54992">
                <text:p>0.54992</text:p>
              </table:table-cell>
              <table:table-cell office:value-type="float" office:value="68.0666">
                <text:p>68.0666</text:p>
              </table:table-cell>
              <table:table-cell office:value-type="float" office:value="0.56352">
                <text:p>0.56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52939">
                <text:p>0.52939</text:p>
              </table:table-cell>
              <table:table-cell office:value-type="float" office:value="67.8">
                <text:p>67.8</text:p>
              </table:table-cell>
              <table:table-cell office:value-type="float" office:value="0.56546">
                <text:p>0.56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0.54145">
                <text:p>0.54145</text:p>
              </table:table-cell>
              <table:table-cell office:value-type="float" office:value="67">
                <text:p>67</text:p>
              </table:table-cell>
              <table:table-cell office:value-type="float" office:value="0.56913">
                <text:p>0.56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866667">
                <text:p>65.866667</text:p>
              </table:table-cell>
              <table:table-cell office:value-type="float" office:value="0.54766">
                <text:p>0.54766</text:p>
              </table:table-cell>
              <table:table-cell office:value-type="float" office:value="65.6">
                <text:p>65.6</text:p>
              </table:table-cell>
              <table:table-cell office:value-type="float" office:value="0.56846">
                <text:p>0.56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.333333">
                <text:p>64.333333</text:p>
              </table:table-cell>
              <table:table-cell office:value-type="float" office:value="0.54621">
                <text:p>0.54621</text:p>
              </table:table-cell>
              <table:table-cell office:value-type="float" office:value="66.8">
                <text:p>66.8</text:p>
              </table:table-cell>
              <table:table-cell office:value-type="float" office:value="0.5696">
                <text:p>0.5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6">
                <text:p>58.6</text:p>
              </table:table-cell>
              <table:table-cell office:value-type="float" office:value="0.54679">
                <text:p>0.54679</text:p>
              </table:table-cell>
              <table:table-cell office:value-type="float" office:value="67.2666">
                <text:p>67.2666</text:p>
              </table:table-cell>
              <table:table-cell office:value-type="float" office:value="0.57031">
                <text:p>0.57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466667">
                <text:p>82.466667</text:p>
              </table:table-cell>
              <table:table-cell office:value-type="float" office:value="0.67999">
                <text:p>0.67999</text:p>
              </table:table-cell>
              <table:table-cell office:value-type="float" office:value="80.73333">
                <text:p>80.73333</text:p>
              </table:table-cell>
              <table:table-cell office:value-type="float" office:value="0.66619">
                <text:p>0.66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.866667">
                <text:p>82.866667</text:p>
              </table:table-cell>
              <table:table-cell office:value-type="float" office:value="0.68039">
                <text:p>0.68039</text:p>
              </table:table-cell>
              <table:table-cell office:value-type="float" office:value="82.13333">
                <text:p>82.13333</text:p>
              </table:table-cell>
              <table:table-cell office:value-type="float" office:value="0.66975">
                <text:p>0.66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.066667">
                <text:p>83.066667</text:p>
              </table:table-cell>
              <table:table-cell office:value-type="float" office:value="0.67976">
                <text:p>0.67976</text:p>
              </table:table-cell>
              <table:table-cell office:value-type="float" office:value="82.4">
                <text:p>82.4</text:p>
              </table:table-cell>
              <table:table-cell office:value-type="float" office:value="0.66971">
                <text:p>0.66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.8">
                <text:p>82.8</text:p>
              </table:table-cell>
              <table:table-cell office:value-type="float" office:value="0.67935">
                <text:p>0.67935</text:p>
              </table:table-cell>
              <table:table-cell office:value-type="float" office:value="82.4">
                <text:p>82.4</text:p>
              </table:table-cell>
              <table:table-cell office:value-type="float" office:value="0.66986">
                <text:p>0.66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8">
                <text:p>82.8</text:p>
              </table:table-cell>
              <table:table-cell office:value-type="float" office:value="0.67917">
                <text:p>0.67917</text:p>
              </table:table-cell>
              <table:table-cell office:value-type="float" office:value="82.46666">
                <text:p>82.46666</text:p>
              </table:table-cell>
              <table:table-cell office:value-type="float" office:value="0.66963">
                <text:p>0.669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.866667">
                <text:p>82.866667</text:p>
              </table:table-cell>
              <table:table-cell office:value-type="float" office:value="0.6791">
                <text:p>0.6791</text:p>
              </table:table-cell>
              <table:table-cell office:value-type="float" office:value="82.53333">
                <text:p>82.53333</text:p>
              </table:table-cell>
              <table:table-cell office:value-type="float" office:value="0.66966">
                <text:p>0.66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8">
                <text:p>82.8</text:p>
              </table:table-cell>
              <table:table-cell office:value-type="float" office:value="0.67903">
                <text:p>0.67903</text:p>
              </table:table-cell>
              <table:table-cell office:value-type="float" office:value="82.46666">
                <text:p>82.46666</text:p>
              </table:table-cell>
              <table:table-cell office:value-type="float" office:value="0.6696">
                <text:p>0.6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8">
                <text:p>82.8</text:p>
              </table:table-cell>
              <table:table-cell office:value-type="float" office:value="0.67904">
                <text:p>0.67904</text:p>
              </table:table-cell>
              <table:table-cell office:value-type="float" office:value="82.46666">
                <text:p>82.46666</text:p>
              </table:table-cell>
              <table:table-cell office:value-type="float" office:value="0.66957">
                <text:p>0.66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.066667">
                <text:p>81.066667</text:p>
              </table:table-cell>
              <table:table-cell office:value-type="float" office:value="0.70555">
                <text:p>0.70555</text:p>
              </table:table-cell>
              <table:table-cell office:value-type="float" office:value="82.4">
                <text:p>82.4</text:p>
              </table:table-cell>
              <table:table-cell office:value-type="float" office:value="0.69122">
                <text:p>0.69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.866667">
                <text:p>81.866667</text:p>
              </table:table-cell>
              <table:table-cell office:value-type="float" office:value="0.72197">
                <text:p>0.72197</text:p>
              </table:table-cell>
              <table:table-cell office:value-type="float" office:value="82.2">
                <text:p>82.2</text:p>
              </table:table-cell>
              <table:table-cell office:value-type="float" office:value="0.7049">
                <text:p>0.70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22">
                <text:p>0.722</text:p>
              </table:table-cell>
              <table:table-cell office:value-type="float" office:value="81.933333">
                <text:p>81.933333</text:p>
              </table:table-cell>
              <table:table-cell office:value-type="float" office:value="0.70515">
                <text:p>0.70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.066667">
                <text:p>82.066667</text:p>
              </table:table-cell>
              <table:table-cell office:value-type="float" office:value="0.72197">
                <text:p>0.72197</text:p>
              </table:table-cell>
              <table:table-cell office:value-type="float" office:value="82">
                <text:p>82</text:p>
              </table:table-cell>
              <table:table-cell office:value-type="float" office:value="0.70495">
                <text:p>0.704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2227">
                <text:p>0.72227</text:p>
              </table:table-cell>
              <table:table-cell office:value-type="float" office:value="81.933333">
                <text:p>81.933333</text:p>
              </table:table-cell>
              <table:table-cell office:value-type="float" office:value="0.7052">
                <text:p>0.70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2.133333">
                <text:p>82.133333</text:p>
              </table:table-cell>
              <table:table-cell office:value-type="float" office:value="0.72219">
                <text:p>0.72219</text:p>
              </table:table-cell>
              <table:table-cell office:value-type="float" office:value="81.866667">
                <text:p>81.866667</text:p>
              </table:table-cell>
              <table:table-cell office:value-type="float" office:value="0.7052">
                <text:p>0.70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.066667">
                <text:p>82.066667</text:p>
              </table:table-cell>
              <table:table-cell office:value-type="float" office:value="0.72209">
                <text:p>0.72209</text:p>
              </table:table-cell>
              <table:table-cell office:value-type="float" office:value="81.933333">
                <text:p>81.933333</text:p>
              </table:table-cell>
              <table:table-cell office:value-type="float" office:value="0.70518">
                <text:p>0.70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.066667">
                <text:p>82.066667</text:p>
              </table:table-cell>
              <table:table-cell office:value-type="float" office:value="0.72209">
                <text:p>0.72209</text:p>
              </table:table-cell>
              <table:table-cell office:value-type="float" office:value="81.933333">
                <text:p>81.933333</text:p>
              </table:table-cell>
              <table:table-cell office:value-type="float" office:value="0.70516">
                <text:p>0.705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.066667">
                <text:p>82.066667</text:p>
              </table:table-cell>
              <table:table-cell office:value-type="float" office:value="0.72209">
                <text:p>0.72209</text:p>
              </table:table-cell>
              <table:table-cell office:value-type="float" office:value="81.933333">
                <text:p>81.933333</text:p>
              </table:table-cell>
              <table:table-cell office:value-type="float" office:value="0.70521">
                <text:p>0.705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65cm" svg:y="0.316cm" chart:style-name="ch2">
          <text:p>Metric vs. Precision (Unsupervised): English, French</text:p>
        </chart:title>
        <chart:legend chart:legend-position="end" svg:x="12.566cm" svg:y="3.454cm" style:legend-expansion="high" chart:style-name="ch3"/>
        <chart:plot-area chart:style-name="ch4" table:cell-range-address="French.N7:French.O25 French.R7:French.R25" chart:data-source-has-labels="row" svg:x="1.331cm" svg:y="1.275cm" svg:width="10.915cm" svg:height="6.564cm">
          <chartooo:coordinate-region svg:x="2.243cm" svg:y="1.474cm" svg:width="9.816cm" svg:height="5.718cm"/>
          <chart:axis chart:dimension="x" chart:name="primary-x" chart:style-name="ch5">
            <chart:title svg:x="5.527cm" svg:y="8.019cm" chart:style-name="ch6">
              <text:p>Precision @ K=1</text:p>
            </chart:title>
          </chart:axis>
          <chart:axis chart:dimension="y" chart:name="primary-y" chart:style-name="ch7">
            <chart:title svg:x="0.451cm" svg:y="5.686cm" chart:style-name="ch8">
              <text:p>Mean Cos-Sim</text:p>
            </chart:title>
            <chart:grid chart:style-name="ch9" chart:class="major"/>
          </chart:axis>
          <chart:series chart:style-name="ch10" chart:values-cell-range-address="French.O7:French.O25" loext:label-string="&quot;En-Fr&quot;" chart:class="chart:scatter">
            <chart:domain table:cell-range-address="French.N7:French.N25"/>
            <chart:regression-curve chart:style-name="ch11">
              <chart:equation chart:display-equation="false" chart:display-r-square="true" svg:x="12.434cm" svg:y="2.951cm"/>
            </chart:regression-curve>
            <chart:data-point chart:repeated="19"/>
          </chart:series>
          <chart:series chart:style-name="ch12" chart:values-cell-range-address="French.R7:French.R25" loext:label-string="&quot;Fr-En&quot;" chart:class="chart:scatter">
            <chart:domain table:cell-range-address="French.Q7:French.Q25"/>
            <chart:regression-curve chart:style-name="ch13">
              <chart:equation chart:display-equation="false" chart:display-r-square="true" svg:x="12.339cm" svg:y="5.766cm"/>
            </chart:regression-curve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En-Fr</text:p>
              </table:table-cell>
              <table:table-cell office:value-type="string">
                <text:p>Column Q</text:p>
              </table:table-cell>
              <table:table-cell office:value-type="string">
                <text:p>Fr-E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2">
                <text:p>42.2</text:p>
                <draw:g>
                  <svg:desc>French.N7:French.N25</svg:desc>
                </draw:g>
              </table:table-cell>
              <table:table-cell office:value-type="float" office:value="0.48333">
                <text:p>0.48333</text:p>
                <draw:g>
                  <svg:desc>French.O7:French.O25</svg:desc>
                </draw:g>
              </table:table-cell>
              <table:table-cell office:value-type="float" office:value="15.2">
                <text:p>15.2</text:p>
                <draw:g>
                  <svg:desc>French.Q7:French.Q25</svg:desc>
                </draw:g>
              </table:table-cell>
              <table:table-cell office:value-type="float" office:value="0.43574">
                <text:p>0.43574</text:p>
                <draw:g>
                  <svg:desc>French.R7:French.R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866667">
                <text:p>58.866667</text:p>
              </table:table-cell>
              <table:table-cell office:value-type="float" office:value="0.5574">
                <text:p>0.5574</text:p>
              </table:table-cell>
              <table:table-cell office:value-type="float" office:value="62">
                <text:p>62</text:p>
              </table:table-cell>
              <table:table-cell office:value-type="float" office:value="0.561">
                <text:p>0.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2.266667">
                <text:p>62.266667</text:p>
              </table:table-cell>
              <table:table-cell office:value-type="float" office:value="0.56235">
                <text:p>0.56235</text:p>
              </table:table-cell>
              <table:table-cell office:value-type="float" office:value="67.8">
                <text:p>67.8</text:p>
              </table:table-cell>
              <table:table-cell office:value-type="float" office:value="0.58072">
                <text:p>0.58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.4">
                <text:p>73.4</text:p>
              </table:table-cell>
              <table:table-cell office:value-type="float" office:value="0.57136">
                <text:p>0.57136</text:p>
              </table:table-cell>
              <table:table-cell office:value-type="float" office:value="68">
                <text:p>68</text:p>
              </table:table-cell>
              <table:table-cell office:value-type="float" office:value="0.5701">
                <text:p>0.5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466667">
                <text:p>70.466667</text:p>
              </table:table-cell>
              <table:table-cell office:value-type="float" office:value="0.54992">
                <text:p>0.54992</text:p>
              </table:table-cell>
              <table:table-cell office:value-type="float" office:value="68.0666">
                <text:p>68.0666</text:p>
              </table:table-cell>
              <table:table-cell office:value-type="float" office:value="0.56352">
                <text:p>0.56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52939">
                <text:p>0.52939</text:p>
              </table:table-cell>
              <table:table-cell office:value-type="float" office:value="67.8">
                <text:p>67.8</text:p>
              </table:table-cell>
              <table:table-cell office:value-type="float" office:value="0.56546">
                <text:p>0.565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0.54145">
                <text:p>0.54145</text:p>
              </table:table-cell>
              <table:table-cell office:value-type="float" office:value="67">
                <text:p>67</text:p>
              </table:table-cell>
              <table:table-cell office:value-type="float" office:value="0.56913">
                <text:p>0.56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866667">
                <text:p>65.866667</text:p>
              </table:table-cell>
              <table:table-cell office:value-type="float" office:value="0.54766">
                <text:p>0.54766</text:p>
              </table:table-cell>
              <table:table-cell office:value-type="float" office:value="65.6">
                <text:p>65.6</text:p>
              </table:table-cell>
              <table:table-cell office:value-type="float" office:value="0.56846">
                <text:p>0.56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.333333">
                <text:p>64.333333</text:p>
              </table:table-cell>
              <table:table-cell office:value-type="float" office:value="0.54621">
                <text:p>0.54621</text:p>
              </table:table-cell>
              <table:table-cell office:value-type="float" office:value="66.8">
                <text:p>66.8</text:p>
              </table:table-cell>
              <table:table-cell office:value-type="float" office:value="0.5696">
                <text:p>0.56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6">
                <text:p>58.6</text:p>
              </table:table-cell>
              <table:table-cell office:value-type="float" office:value="0.54679">
                <text:p>0.54679</text:p>
              </table:table-cell>
              <table:table-cell office:value-type="float" office:value="67.2666">
                <text:p>67.2666</text:p>
              </table:table-cell>
              <table:table-cell office:value-type="float" office:value="0.57031">
                <text:p>0.570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.466667">
                <text:p>82.466667</text:p>
              </table:table-cell>
              <table:table-cell office:value-type="float" office:value="0.67999">
                <text:p>0.67999</text:p>
              </table:table-cell>
              <table:table-cell office:value-type="float" office:value="80.73333">
                <text:p>80.73333</text:p>
              </table:table-cell>
              <table:table-cell office:value-type="float" office:value="0.66619">
                <text:p>0.666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.866667">
                <text:p>82.866667</text:p>
              </table:table-cell>
              <table:table-cell office:value-type="float" office:value="0.68039">
                <text:p>0.68039</text:p>
              </table:table-cell>
              <table:table-cell office:value-type="float" office:value="82.13333">
                <text:p>82.13333</text:p>
              </table:table-cell>
              <table:table-cell office:value-type="float" office:value="0.66975">
                <text:p>0.66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.066667">
                <text:p>83.066667</text:p>
              </table:table-cell>
              <table:table-cell office:value-type="float" office:value="0.67976">
                <text:p>0.67976</text:p>
              </table:table-cell>
              <table:table-cell office:value-type="float" office:value="82.4">
                <text:p>82.4</text:p>
              </table:table-cell>
              <table:table-cell office:value-type="float" office:value="0.66971">
                <text:p>0.66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.8">
                <text:p>82.8</text:p>
              </table:table-cell>
              <table:table-cell office:value-type="float" office:value="0.67935">
                <text:p>0.67935</text:p>
              </table:table-cell>
              <table:table-cell office:value-type="float" office:value="82.4">
                <text:p>82.4</text:p>
              </table:table-cell>
              <table:table-cell office:value-type="float" office:value="0.66986">
                <text:p>0.66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.8">
                <text:p>82.8</text:p>
              </table:table-cell>
              <table:table-cell office:value-type="float" office:value="0.67917">
                <text:p>0.67917</text:p>
              </table:table-cell>
              <table:table-cell office:value-type="float" office:value="82.46666">
                <text:p>82.46666</text:p>
              </table:table-cell>
              <table:table-cell office:value-type="float" office:value="0.66963">
                <text:p>0.669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.866667">
                <text:p>82.866667</text:p>
              </table:table-cell>
              <table:table-cell office:value-type="float" office:value="0.6791">
                <text:p>0.6791</text:p>
              </table:table-cell>
              <table:table-cell office:value-type="float" office:value="82.53333">
                <text:p>82.53333</text:p>
              </table:table-cell>
              <table:table-cell office:value-type="float" office:value="0.66966">
                <text:p>0.66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8">
                <text:p>82.8</text:p>
              </table:table-cell>
              <table:table-cell office:value-type="float" office:value="0.67903">
                <text:p>0.67903</text:p>
              </table:table-cell>
              <table:table-cell office:value-type="float" office:value="82.46666">
                <text:p>82.46666</text:p>
              </table:table-cell>
              <table:table-cell office:value-type="float" office:value="0.6696">
                <text:p>0.66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.8">
                <text:p>82.8</text:p>
              </table:table-cell>
              <table:table-cell office:value-type="float" office:value="0.67904">
                <text:p>0.67904</text:p>
              </table:table-cell>
              <table:table-cell office:value-type="float" office:value="82.46666">
                <text:p>82.46666</text:p>
              </table:table-cell>
              <table:table-cell office:value-type="float" office:value="0.66957">
                <text:p>0.669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